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7.5pt"/>
    </style:style>
    <style:style style:name="co2" style:family="table-column">
      <style:table-column-properties fo:break-before="auto" style:column-width="201.75pt"/>
    </style:style>
    <style:style style:name="co3" style:family="table-column">
      <style:table-column-properties fo:break-before="auto" style:column-width="90.0pt"/>
    </style:style>
    <style:style style:name="co4" style:family="table-column">
      <style:table-column-properties fo:break-before="auto" style:column-width="81.0pt"/>
    </style:style>
    <style:style style:name="co5" style:family="table-column">
      <style:table-column-properties fo:break-before="auto" style:column-width="93.0pt"/>
    </style:style>
    <style:style style:name="co6" style:family="table-column">
      <style:table-column-properties fo:break-before="auto" style:column-width="232.5pt"/>
    </style:style>
    <style:style style:name="co7" style:family="table-column">
      <style:table-column-properties fo:break-before="auto" style:column-width="141.75pt"/>
    </style:style>
    <style:style style:name="co8" style:family="table-column">
      <style:table-column-properties fo:break-before="auto" style:column-width="152.25pt"/>
    </style:style>
    <style:style style:name="co9" style:family="table-column">
      <style:table-column-properties fo:break-before="auto" style:column-width="96.75pt"/>
    </style:style>
    <style:style style:name="co10" style:family="table-column">
      <style:table-column-properties fo:break-before="auto" style:column-width="139.5pt"/>
    </style:style>
    <style:style style:name="co11" style:family="table-column">
      <style:table-column-properties fo:break-before="auto" style:column-width="57.75pt"/>
    </style:style>
    <style:style style:name="co12" style:family="table-column">
      <style:table-column-properties fo:break-before="auto" style:column-width="117.0pt"/>
    </style:style>
    <style:style style:name="co13" style:family="table-column">
      <style:table-column-properties fo:break-before="auto" style:column-width="66.0pt"/>
    </style:style>
    <style:style style:name="co14" style:family="table-column">
      <style:table-column-properties fo:break-before="auto" style:column-width="67.5pt"/>
    </style:style>
    <style:style style:name="co15" style:family="table-column">
      <style:table-column-properties fo:break-before="auto" style:column-width="136.5pt"/>
    </style:style>
    <style:style style:name="co16" style:family="table-column">
      <style:table-column-properties fo:break-before="auto" style:column-width="45.75pt"/>
    </style:style>
    <style:style style:name="co17" style:family="table-column">
      <style:table-column-properties fo:break-before="auto" style:column-width="27.75pt"/>
    </style:style>
    <style:style style:name="co18" style:family="table-column">
      <style:table-column-properties fo:break-before="auto" style:column-width="60.75pt"/>
    </style:style>
    <style:style style:name="co19" style:family="table-column">
      <style:table-column-properties fo:break-before="auto" style:column-width="59.25pt"/>
    </style:style>
    <style:style style:name="co20" style:family="table-column">
      <style:table-column-properties fo:break-before="auto" style:column-width="72.75pt"/>
    </style:style>
    <style:style style:name="co21" style:family="table-column">
      <style:table-column-properties fo:break-before="auto" style:column-width="84.75pt"/>
    </style:style>
    <style:style style:name="co22" style:family="table-column">
      <style:table-column-properties fo:break-before="auto" style:column-width="264.0pt"/>
    </style:style>
    <style:style style:name="co23" style:family="table-column">
      <style:table-column-properties fo:break-before="auto" style:column-width="145.5pt"/>
    </style:style>
    <style:style style:name="co24" style:family="table-column">
      <style:table-column-properties fo:break-before="auto" style:column-width="141.0pt"/>
    </style:style>
    <style:style style:name="co25" style:family="table-column">
      <style:table-column-properties fo:break-before="auto" style:column-width="80.25pt"/>
    </style:style>
    <style:style style:name="co26" style:family="table-column">
      <style:table-column-properties fo:break-before="auto" style:column-width="93.75pt"/>
    </style:style>
    <style:style style:name="co27" style:family="table-column">
      <style:table-column-properties fo:break-before="auto" style:column-width="71.25pt"/>
    </style:style>
    <style:style style:name="co28" style:family="table-column">
      <style:table-column-properties fo:break-before="auto" style:column-width="81.75pt"/>
    </style:style>
    <style:style style:name="co29" style:family="table-column">
      <style:table-column-properties fo:break-before="auto" style:column-width="36.75pt"/>
    </style:style>
    <style:style style:name="co30" style:family="table-column">
      <style:table-column-properties fo:break-before="auto" style:column-width="34.5pt"/>
    </style:style>
    <style:style style:name="co31" style:family="table-column">
      <style:table-column-properties fo:break-before="auto" style:column-width="33.0pt"/>
    </style:style>
    <style:style style:name="co32" style:family="table-column">
      <style:table-column-properties fo:break-before="auto" style:column-width="72.0pt"/>
    </style:style>
    <style:style style:name="co33" style:family="table-column">
      <style:table-column-properties fo:break-before="auto" style:column-width="197.25pt"/>
    </style:style>
    <style:style style:name="co34" style:family="table-column">
      <style:table-column-properties fo:break-before="auto" style:column-width="157.5pt"/>
    </style:style>
    <style:style style:name="co35" style:family="table-column">
      <style:table-column-properties fo:break-before="auto" style:column-width="282.0pt"/>
    </style:style>
    <style:style style:name="co36" style:family="table-column">
      <style:table-column-properties fo:break-before="auto" style:column-width="186.75pt"/>
    </style:style>
    <style:style style:name="co37" style:family="table-column">
      <style:table-column-properties fo:break-before="auto" style:column-width="346.5pt"/>
    </style:style>
    <style:style style:name="co38" style:family="table-column">
      <style:table-column-properties fo:break-before="auto" style:column-width="53.25pt"/>
    </style:style>
    <style:style style:name="co39" style:family="table-column">
      <style:table-column-properties fo:break-before="auto" style:column-width="245.25pt"/>
    </style:style>
    <style:style style:name="co40" style:family="table-column">
      <style:table-column-properties fo:break-before="auto" style:column-width="154.5pt"/>
    </style:style>
    <style:style style:name="co41" style:family="table-column">
      <style:table-column-properties fo:break-before="auto" style:column-width="259.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410pt"/>
    </style:style>
    <style:style style:name="ro3" style:family="table-row">
      <style:table-row-properties fo:break-before="auto" style:row-height="51pt"/>
    </style:style>
    <style:style style:name="ro4" style:family="table-row">
      <style:table-row-properties fo:break-before="auto" style:row-height="26pt"/>
    </style:style>
    <style:style style:name="ro5" style:family="table-row">
      <style:table-row-properties fo:break-before="auto" style:row-height="38pt"/>
    </style:style>
    <style:style style:name="ro6" style:family="table-row">
      <style:table-row-properties fo:break-before="auto" style:row-height="140pt"/>
    </style:style>
    <style:style style:name="ro7" style:family="table-row">
      <style:table-row-properties fo:break-before="auto" style:row-height="64pt"/>
    </style:style>
    <style:style style:name="ro8" style:family="table-row">
      <style:table-row-properties fo:break-before="auto" style:row-height="344pt"/>
    </style:style>
    <style:style style:name="ro9" style:family="table-row">
      <style:table-row-properties fo:break-before="auto" style:row-height="43pt"/>
    </style:style>
    <style:style style:name="ro10" style:family="table-row">
      <style:table-row-properties fo:break-before="auto" style:row-height="156pt"/>
    </style:style>
    <style:style style:name="ro11" style:family="table-row">
      <style:table-row-properties fo:break-before="auto" style:row-height="86pt"/>
    </style:style>
    <style:style style:name="ro12" style:family="table-row">
      <style:table-row-properties fo:break-before="auto" style:row-height="114pt"/>
    </style:style>
    <style:style style:name="ro13" style:family="table-row">
      <style:table-row-properties fo:break-before="auto" style:row-height="71pt"/>
    </style:style>
    <style:style style:name="ro14" style:family="table-row">
      <style:table-row-properties fo:break-before="auto" style:row-height="57pt"/>
    </style:style>
    <style:style style:name="ro15" style:family="table-row">
      <style:table-row-properties fo:break-before="auto" style:row-height="100pt"/>
    </style:style>
    <style:style style:name="ro16" style:family="table-row">
      <style:table-row-properties fo:break-before="auto" style:row-height="385pt"/>
    </style:style>
    <style:style style:name="ro17" style:family="table-row">
      <style:table-row-properties fo:break-before="auto" style:row-height="171pt"/>
    </style:style>
    <style:style style:name="ro18" style:family="table-row">
      <style:table-row-properties fo:break-before="auto" style:row-height="14pt"/>
    </style:style>
    <style:style style:name="ro19" style:family="table-row">
      <style:table-row-properties fo:break-before="auto" style:row-height="132pt"/>
    </style:style>
    <style:style style:name="ro20" style:family="table-row">
      <style:table-row-properties fo:break-before="auto" style:row-height="185pt"/>
    </style:style>
    <style:style style:name="ro21" style:family="table-row">
      <style:table-row-properties fo:break-before="auto" style:row-height="299pt"/>
    </style:style>
    <style:style style:name="ro22" style:family="table-row">
      <style:table-row-properties fo:break-before="auto" style:row-height="214pt"/>
    </style:style>
    <style:style style:name="ro23" style:family="table-row">
      <style:table-row-properties fo:break-before="auto" style:row-height="228pt"/>
    </style:style>
    <style:style style:name="ro24" style:family="table-row">
      <style:table-row-properties fo:break-before="auto" style:row-height="285pt"/>
    </style:style>
    <style:style style:name="ro25" style:family="table-row">
      <style:table-row-properties fo:break-before="auto" style:row-height="200pt"/>
    </style:style>
    <style:style style:name="ro26" style:family="table-row">
      <style:table-row-properties fo:break-before="auto" style:row-height="157pt"/>
    </style:style>
    <style:style style:name="ro27" style:family="table-row">
      <style:table-row-properties fo:break-before="auto" style:row-height="128pt"/>
    </style:style>
    <style:style style:name="ce21"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DDDDDD"/>
      <style:paragraph-properties fo:text-align="start"/>
    </style:style>
    <style:style style:name="ce22"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C0C0C0"/>
      <style:table-cell-properties style:vertical-align="top" fo:wrap-option="wrap" fo:background-color="#DDDDDD"/>
      <style:paragraph-properties fo:text-align="start"/>
    </style:style>
    <style:style style:name="ce23" style:family="table-cell" style:data-style-name="N3">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0C0C0"/>
      <style:paragraph-properties fo:text-align="start"/>
    </style:style>
    <style:style style:name="ce24"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fo:background-color="#C0C0C0"/>
      <style:paragraph-properties fo:text-align="start"/>
    </style:style>
    <style:style style:name="ce25"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paragraph-properties fo:text-align="start"/>
    </style:style>
    <style:style style:name="ce26"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C0C0C0"/>
      <style:table-cell-properties style:vertical-align="top" fo:wrap-option="wrap"/>
      <style:paragraph-properties fo:text-align="start"/>
    </style:style>
    <style:style style:name="ce27" style:family="table-cell" style:data-style-name="N3">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28"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29" style:family="table-cell">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808080"/>
      <style:table-cell-properties style:vertical-align="top" fo:wrap-option="wrap"/>
      <style:paragraph-properties fo:text-align="start"/>
    </style:style>
    <style:style style:name="ce30"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CCCCCC"/>
      <style:table-cell-properties style:vertical-align="top" fo:wrap-option="wrap"/>
      <style:paragraph-properties fo:text-align="start"/>
    </style:style>
    <style:style style:name="ce31" style:family="table-cell" style:data-style-name="N3">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32"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paragraph-properties fo:text-align="start"/>
    </style:style>
    <style:style style:name="ce33" style:family="table-cell" style:data-style-name="N4">
      <style:text-properties style:font-name="Arial" style:font-name-asian="Arial" fo:font-family="Arial" style:font-family-asian="Arial" fo:font-size="9pt" style:font-size-asian="9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paragraph-properties fo:text-align="start"/>
    </style:style>
    <style:style style:name="ce34"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C0C0C0"/>
      <style:table-cell-properties style:vertical-align="top" fo:wrap-option="wrap" fo:background-color="#DDDDDD"/>
      <style:paragraph-properties fo:text-align="start"/>
    </style:style>
    <style:style style:name="ce35" style:family="table-cell" style:data-style-name="N3">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DDDDD"/>
      <style:paragraph-properties fo:text-align="start"/>
    </style:style>
    <style:style style:name="ce36" style:family="table-cell">
      <style:text-properties style:font-name="Arial" style:font-name-asian="Arial" fo:font-family="Arial" style:font-family-asian="Arial" fo:font-size="9pt" style:font-size-asian="9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fo:background-color="#DDDDDD"/>
      <style:paragraph-properties fo:text-align="start"/>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style:vertical-align="top" fo:wrap-option="wrap"/>
      <style:paragraph-properties fo:text-align="start"/>
    </style:style>
    <style:style style:name="ce39"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69696"/>
      <style:table-cell-properties style:vertical-align="top" fo:wrap-option="wrap"/>
      <style:paragraph-properties fo:text-align="start"/>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69696"/>
      <style:table-cell-properties fo:border-left="none" fo:border-top="none" fo:border-right="0.035cm solid #000000" fo:border-bottom="none" style:diagonal-bl-tr="none" style:diagonal-tl-br="none" style:vertical-align="top" fo:wrap-option="wrap"/>
      <style:paragraph-properties fo:text-align="start"/>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69696"/>
      <style:table-cell-properties fo:border-left="0.035cm solid #000000" fo:border-top="none" fo:border-right="none" fo:border-bottom="none" style:diagonal-bl-tr="none" style:diagonal-tl-br="none" style:vertical-align="top" fo:wrap-option="wrap"/>
      <style:paragraph-properties fo:text-align="start"/>
    </style:style>
    <style:style style:name="ce43"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fo:border-left="0.035cm solid #000000" fo:border-top="0.035cm solid #000000" fo:border-right="0.035cm solid #000000" fo:border-bottom="none" style:diagonal-bl-tr="none" style:diagonal-tl-br="none" style:vertical-align="top" fo:wrap-option="wrap"/>
      <style:paragraph-properties fo:text-align="start"/>
    </style:style>
    <style:style style:name="ce4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69696"/>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4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none" style:diagonal-bl-tr="none" style:diagonal-tl-br="none" style:vertical-align="top" fo:wrap-option="wrap"/>
      <style:paragraph-properties fo:text-align="start"/>
    </style:style>
    <style:style style:name="ce4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top" fo:wrap-option="wrap"/>
    </style:style>
    <style:style style:name="ce47"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paragraph-properties fo:text-align="start"/>
    </style:style>
    <style:style style:name="ce48"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paragraph-properties fo:text-align="start"/>
    </style:style>
    <style:style style:name="ce49"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69696"/>
      <style:table-cell-properties style:vertical-align="top" fo:wrap-option="wrap"/>
      <style:paragraph-properties fo:text-align="start"/>
    </style:style>
    <style:style style:name="ce50"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none" fo:border-top="none" fo:border-right="0.035cm solid #000000" fo:border-bottom="none" style:diagonal-bl-tr="none" style:diagonal-tl-br="none" style:vertical-align="top" fo:wrap-option="wrap"/>
      <style:paragraph-properties fo:text-align="start"/>
    </style:style>
    <style:style style:name="ce51"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52"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0.035cm solid #000000" fo:border-top="none" fo:border-right="none" fo:border-bottom="none" style:diagonal-bl-tr="none" style:diagonal-tl-br="none" style:vertical-align="top" fo:wrap-option="wrap"/>
      <style:paragraph-properties fo:text-align="start"/>
    </style:style>
    <style:style style:name="ce53"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54"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55"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top" fo:wrap-option="wrap"/>
    </style:style>
    <style:style style:name="ce5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paragraph-properties fo:text-align="start"/>
    </style:style>
    <style:style style:name="ce57" style:family="table-cell" style:data-style-name="N3">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style:vertical-align="top" fo:wrap-option="wrap"/>
      <style:paragraph-properties fo:text-align="start"/>
    </style:style>
    <style:style style:name="ce5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style:vertical-align="top" fo:wrap-option="wrap"/>
      <style:paragraph-properties fo:text-align="start"/>
    </style:style>
    <style:style style:name="ce5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none" fo:border-top="none" fo:border-right="0.035cm solid #000000" fo:border-bottom="none" style:diagonal-bl-tr="none" style:diagonal-tl-br="none" style:vertical-align="top" fo:wrap-option="wrap"/>
      <style:paragraph-properties fo:text-align="start"/>
    </style:style>
    <style:style style:name="ce60" style:family="table-cell" style:data-style-name="N3">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6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0.035cm solid #000000" fo:border-top="none" fo:border-right="none" fo:border-bottom="none" style:diagonal-bl-tr="none" style:diagonal-tl-br="none" style:vertical-align="top" fo:wrap-option="wrap"/>
      <style:paragraph-properties fo:text-align="start"/>
    </style:style>
    <style:style style:name="ce62" style:family="table-cell" style:data-style-name="N3">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paragraph-properties fo:text-align="start"/>
    </style:style>
    <style:style style:name="ce63" style:family="table-cell" style:data-style-name="N4">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style:vertical-align="top" fo:wrap-option="wrap"/>
      <style:paragraph-properties fo:text-align="start"/>
    </style:style>
    <style:style style:name="ce64" style:family="table-cell" style:data-style-name="N4">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none" fo:border-top="none" fo:border-right="0.035cm solid #000000" fo:border-bottom="none" style:diagonal-bl-tr="none" style:diagonal-tl-br="none" style:vertical-align="top" fo:wrap-option="wrap"/>
      <style:paragraph-properties fo:text-align="start"/>
    </style:style>
    <style:style style:name="ce65" style:family="table-cell" style:data-style-name="N4">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6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67" style:family="table-cell" style:data-style-name="N3">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68" style:family="table-cell">
      <style:table-cell-properties style:vertical-align="top" fo:wrap-option="wrap"/>
    </style:style>
    <style:style style:name="ce69" style:family="table-cell" style:data-style-name="N3">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style:vertical-align="top" fo:wrap-option="wrap"/>
      <style:paragraph-properties fo:text-align="start"/>
    </style:style>
    <style:style style:name="ce70" style:family="table-cell">
      <style:table-cell-properties fo:border-left="0.035cm solid #000000" fo:border-top="none" fo:border-right="0.035cm solid #000000" fo:border-bottom="none" style:diagonal-bl-tr="none" style:diagonal-tl-br="none" style:vertical-align="top" fo:wrap-option="wrap"/>
      <style:paragraph-properties fo:text-align="start"/>
    </style:style>
    <style:style style:name="ce7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none" fo:border-top="none" fo:border-right="0.035cm solid #000000" fo:border-bottom="none" style:diagonal-bl-tr="none" style:diagonal-tl-br="none" style:vertical-align="top" fo:wrap-option="wrap"/>
      <style:paragraph-properties fo:text-align="start"/>
    </style:style>
    <style:style style:name="ce7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none" fo:border-bottom="none" style:diagonal-bl-tr="none" style:diagonal-tl-br="none" style:vertical-align="top" fo:wrap-option="wrap"/>
      <style:paragraph-properties fo:text-align="start"/>
    </style:style>
    <style:style style:name="ce73" style:family="table-cell">
      <style:table-cell-properties style:vertical-align="top" fo:wrap-option="wrap"/>
      <style:paragraph-properties fo:text-align="start"/>
    </style:style>
    <style:style style:name="ce7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style>
    <style:style style:name="ce7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style:vertical-align="top" fo:wrap-option="wrap"/>
      <style:paragraph-properties fo:text-align="end"/>
    </style:style>
    <style:style style:name="ce7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style:vertical-align="top" fo:wrap-option="wrap"/>
    </style:style>
    <style:style style:name="ce77"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style:vertical-align="top" fo:wrap-option="wrap"/>
    </style:style>
    <style:style style:name="ce7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none" fo:border-top="none" fo:border-right="0.035cm solid #000000" fo:border-bottom="none" style:diagonal-bl-tr="none" style:diagonal-tl-br="none" style:vertical-align="top" fo:wrap-option="wrap"/>
    </style:style>
    <style:style style:name="ce79" style:family="table-cell" style:data-style-name="N4">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style:style>
    <style:style style:name="ce8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0.035cm solid #000000" fo:border-top="none" fo:border-right="none" fo:border-bottom="none" style:diagonal-bl-tr="none" style:diagonal-tl-br="none" style:vertical-align="top" fo:wrap-option="wrap"/>
    </style:style>
    <style:style style:name="ce81" style:family="table-cell" style:data-style-name="N3">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style>
    <style:style style:name="ce8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none" style:diagonal-bl-tr="none" style:diagonal-tl-br="none" style:vertical-align="top" fo:wrap-option="wrap"/>
    </style:style>
    <style:style style:name="ce8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69696"/>
      <style:table-cell-properties fo:border-left="0.035cm solid #000000" fo:border-top="none" fo:border-right="0.035cm solid #000000" fo:border-bottom="none" style:diagonal-bl-tr="none" style:diagonal-tl-br="none" style:vertical-align="top" fo:wrap-option="wrap"/>
    </style:style>
    <style:style style:name="ce84" style:family="table-cell">
      <style:table-cell-properties fo:border-left="0.035cm solid #000000" fo:border-top="none" fo:border-right="0.035cm solid #000000" fo:border-bottom="none" style:diagonal-bl-tr="none" style:diagonal-tl-br="none" style:vertical-align="top" fo:wrap-option="wrap"/>
    </style:style>
    <style:style style:name="ce8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69696"/>
      <style:table-cell-properties style:vertical-align="top" fo:wrap-option="wrap"/>
    </style:style>
    <style:style style:name="ce86" style:family="table-cell">
      <style:table-cell-properties fo:border-left="0.035cm solid #000000" fo:border-top="none" fo:border-right="0.035cm solid #000000" fo:border-bottom="0.035cm solid #000000" style:diagonal-bl-tr="none" style:diagonal-tl-br="none" style:vertical-align="top" fo:wrap-option="wrap"/>
    </style:style>
    <style:style style:name="ce8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0.035cm solid #000000" style:diagonal-bl-tr="none" style:diagonal-tl-br="none" style:vertical-align="top" fo:wrap-option="wrap"/>
    </style:style>
    <style:style style:name="ce88"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808080"/>
      <style:table-cell-properties style:vertical-align="top" fo:wrap-option="wrap"/>
      <style:paragraph-properties fo:text-align="start"/>
    </style:style>
    <style:style style:name="ce89"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none" fo:border-top="none" fo:border-right="0.035cm solid #000000" fo:border-bottom="none" style:diagonal-bl-tr="none" style:diagonal-tl-br="none" style:vertical-align="top" fo:wrap-option="wrap"/>
      <style:paragraph-properties fo:text-align="start"/>
    </style:style>
    <style:style style:name="ce90"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none" fo:border-bottom="none" style:diagonal-bl-tr="none" style:diagonal-tl-br="none" style:vertical-align="top" fo:wrap-option="wrap" fo:background-color="#DDDDDD"/>
      <style:paragraph-properties fo:text-align="start"/>
    </style:style>
    <style:style style:name="ce9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fo:border-left="none" fo:border-top="0.035cm solid #000000" fo:border-right="none" fo:border-bottom="none" style:diagonal-bl-tr="none" style:diagonal-tl-br="none" style:vertical-align="top" fo:wrap-option="wrap"/>
      <style:paragraph-properties fo:text-align="start"/>
    </style:style>
    <style:style style:name="ce9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fo:border-left="none" fo:border-top="none" fo:border-right="0.035cm solid #000000" fo:border-bottom="none" style:diagonal-bl-tr="none" style:diagonal-tl-br="none" style:vertical-align="top" fo:wrap-option="wrap"/>
      <style:paragraph-properties fo:text-align="start"/>
    </style:style>
    <style:style style:name="ce93"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fo:border-left="0.035cm solid #000000" fo:border-top="0.035cm solid #000000" fo:border-right="0.035cm solid #000000" fo:border-bottom="none" style:diagonal-bl-tr="none" style:diagonal-tl-br="none" style:vertical-align="top" fo:wrap-option="wrap" fo:background-color="#DDDDDD"/>
      <style:paragraph-properties fo:text-align="start"/>
    </style:style>
    <style:style style:name="ce9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0.035cm solid #000000" fo:border-right="0.035cm solid #000000" fo:border-bottom="none" style:diagonal-bl-tr="none" style:diagonal-tl-br="none" style:vertical-align="top" fo:wrap-option="wrap" fo:background-color="#DDDDDD"/>
      <style:paragraph-properties fo:text-align="start"/>
    </style:style>
    <style:style style:name="ce9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999999"/>
      <style:table-cell-properties fo:border-left="0.035cm solid #000000" fo:border-top="none" fo:border-right="none" fo:border-bottom="none" style:diagonal-bl-tr="none" style:diagonal-tl-br="none" style:vertical-align="top" fo:wrap-option="wrap"/>
      <style:paragraph-properties fo:text-align="start"/>
    </style:style>
    <style:style style:name="ce96"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808080"/>
      <style:table-cell-properties style:vertical-align="top" fo:wrap-option="wrap" fo:background-color="#DDDDDD"/>
      <style:paragraph-properties fo:text-align="start"/>
    </style:style>
    <style:style style:name="ce97"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808080"/>
      <style:table-cell-properties fo:border-left="none" fo:border-top="none" fo:border-right="0.035cm solid #000000" fo:border-bottom="none" style:diagonal-bl-tr="none" style:diagonal-tl-br="none" style:vertical-align="top" fo:wrap-option="wrap" fo:background-color="#DDDDDD"/>
      <style:paragraph-properties fo:text-align="start"/>
    </style:style>
    <style:style style:name="ce98"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808080"/>
      <style:table-cell-properties fo:border-left="0.035cm solid #000000" fo:border-top="none" fo:border-right="none" fo:border-bottom="none" style:diagonal-bl-tr="none" style:diagonal-tl-br="none" style:vertical-align="top" fo:wrap-option="wrap" fo:background-color="#DDDDDD"/>
      <style:paragraph-properties fo:text-align="start"/>
    </style:style>
    <style:style style:name="ce99"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fo:background-color="#DDDDDD"/>
      <style:paragraph-properties fo:text-align="start"/>
    </style:style>
    <style:style style:name="ce100"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none" fo:border-top="none" fo:border-right="0.035cm solid #000000" fo:border-bottom="none" style:diagonal-bl-tr="none" style:diagonal-tl-br="none" style:vertical-align="top" fo:wrap-option="wrap" fo:background-color="#DDDDDD"/>
      <style:paragraph-properties fo:text-align="start"/>
    </style:style>
    <style:style style:name="ce101"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none" style:diagonal-bl-tr="none" style:diagonal-tl-br="none" style:vertical-align="top" fo:wrap-option="wrap" fo:background-color="#DDDDDD"/>
      <style:paragraph-properties fo:text-align="start"/>
    </style:style>
    <style:style style:name="ce102"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fo:background-color="#DDDDDD"/>
      <style:paragraph-properties fo:text-align="start"/>
    </style:style>
    <style:style style:name="ce103" style:family="table-cell">
      <style:text-properties style:font-name="Arial" style:font-name-asian="Arial" fo:font-family="Arial" style:font-family-asian="Arial" fo:font-size="8pt" style:font-size-asian="8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none" fo:border-bottom="none" style:diagonal-bl-tr="none" style:diagonal-tl-br="none" style:vertical-align="top" fo:wrap-option="wrap" fo:background-color="#DDDDDD"/>
      <style:paragraph-properties fo:text-align="start"/>
    </style:style>
    <style:style style:name="ce10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808080"/>
      <style:table-cell-properties style:vertical-align="top" fo:wrap-option="wrap"/>
      <style:paragraph-properties fo:text-align="start"/>
    </style:style>
    <style:style style:name="ce105" style:family="table-cell" style:data-style-name="N3">
      <style:table-cell-properties style:vertical-align="top" fo:wrap-option="wrap"/>
      <style:paragraph-properties fo:text-align="start"/>
    </style:style>
    <style:style style:name="ce106" style:family="table-cell" style:data-style-name="N3">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808080"/>
      <style:table-cell-properties style:vertical-align="top" fo:wrap-option="wrap"/>
      <style:paragraph-properties fo:text-align="start"/>
    </style:style>
    <style:style style:name="ce107" style:family="table-cell" style:data-style-name="N3">
      <style:table-cell-properties fo:border-left="none" fo:border-top="none" fo:border-right="0.035cm solid #000000" fo:border-bottom="none" style:diagonal-bl-tr="none" style:diagonal-tl-br="none" style:vertical-align="top" fo:wrap-option="wrap"/>
      <style:paragraph-properties fo:text-align="start"/>
    </style:style>
    <style:style style:name="ce108" style:family="table-cell" style:data-style-name="N3">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none" fo:border-bottom="none" style:diagonal-bl-tr="none" style:diagonal-tl-br="none" style:vertical-align="top" fo:wrap-option="wrap" fo:background-color="#DDDDDD"/>
      <style:paragraph-properties fo:text-align="start"/>
    </style:style>
    <style:style style:name="ce109" style:family="table-cell" style:data-style-name="N4">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style:vertical-align="top" fo:wrap-option="wrap"/>
      <style:paragraph-properties fo:text-align="start"/>
    </style:style>
    <style:style style:name="ce110" style:family="table-cell" style:data-style-name="N4">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none" fo:border-top="none" fo:border-right="0.035cm solid #000000" fo:border-bottom="none" style:diagonal-bl-tr="none" style:diagonal-tl-br="none" style:vertical-align="top" fo:wrap-option="wrap"/>
      <style:paragraph-properties fo:text-align="start"/>
    </style:style>
    <style:style style:name="ce111" style:family="table-cell" style:data-style-name="N4">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none" style:diagonal-bl-tr="none" style:diagonal-tl-br="none" style:vertical-align="top" fo:wrap-option="wrap" fo:background-color="#DDDDDD"/>
      <style:paragraph-properties fo:text-align="start"/>
    </style:style>
    <style:style style:name="ce112" style:family="table-cell" style:data-style-name="N3">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0.035cm solid #000000" fo:border-bottom="none" style:diagonal-bl-tr="none" style:diagonal-tl-br="none" style:vertical-align="top" fo:wrap-option="wrap" fo:background-color="#DDDDDD"/>
      <style:paragraph-properties fo:text-align="start"/>
    </style:style>
    <style:style style:name="ce113" style:family="table-cell">
      <style:table-cell-properties fo:border-left="none" fo:border-top="none" fo:border-right="0.035cm solid #000000" fo:border-bottom="none" style:diagonal-bl-tr="none" style:diagonal-tl-br="none" style:vertical-align="top" fo:wrap-option="wrap"/>
      <style:paragraph-properties fo:text-align="start"/>
    </style:style>
    <style:style style:name="ce11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none" fo:border-bottom="none" style:diagonal-bl-tr="none" style:diagonal-tl-br="none" style:vertical-align="top" fo:wrap-option="wrap" fo:background-color="#DDDDDD"/>
      <style:paragraph-properties fo:text-align="start"/>
    </style:style>
    <style:style style:name="ce11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none" style:diagonal-bl-tr="none" style:diagonal-tl-br="none" style:vertical-align="top" fo:wrap-option="wrap" fo:background-color="#DDDDDD"/>
      <style:paragraph-properties fo:text-align="start"/>
    </style:style>
    <style:style style:name="ce116" style:family="table-cell">
      <style:table-cell-properties fo:border-left="0.035cm solid #000000" fo:border-top="none" fo:border-right="0.035cm solid #000000" fo:border-bottom="none" style:diagonal-bl-tr="none" style:diagonal-tl-br="none" style:vertical-align="top" fo:wrap-option="wrap" fo:background-color="#DDDDDD"/>
      <style:paragraph-properties fo:text-align="start"/>
    </style:style>
    <style:style style:name="ce117"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fo:border-left="0.035cm solid #000000" fo:border-top="none" fo:border-right="none" fo:border-bottom="0.035cm solid #000000" style:diagonal-bl-tr="none" style:diagonal-tl-br="none" style:vertical-align="top" fo:wrap-option="wrap" fo:background-color="#DDDDDD"/>
      <style:paragraph-properties fo:text-align="start"/>
    </style:style>
    <style:style style:name="ce11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none" fo:border-top="none" fo:border-right="none" fo:border-bottom="0.035cm solid #000000" style:diagonal-bl-tr="none" style:diagonal-tl-br="none" style:vertical-align="top" fo:wrap-option="wrap"/>
      <style:paragraph-properties fo:text-align="start"/>
    </style:style>
    <style:style style:name="ce11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999999"/>
      <style:table-cell-properties fo:border-left="0.035cm solid #000000" fo:border-top="none" fo:border-right="0.035cm solid #000000" fo:border-bottom="0.035cm solid #000000" style:diagonal-bl-tr="none" style:diagonal-tl-br="none" style:vertical-align="top" fo:wrap-option="wrap" fo:background-color="#DDDDDD"/>
      <style:paragraph-properties fo:text-align="start"/>
    </style:style>
    <style:style style:name="ce120" style:family="table-cell">
      <style:table-cell-properties fo:border-left="0.035cm solid #000000" fo:border-top="none" fo:border-right="0.035cm solid #000000" fo:border-bottom="0.035cm solid #000000" style:diagonal-bl-tr="none" style:diagonal-tl-br="none" style:vertical-align="top" fo:wrap-option="wrap" fo:background-color="#DDDDDD"/>
      <style:paragraph-properties fo:text-align="start"/>
    </style:style>
    <style:style style:name="ce121" style:family="table-cell">
      <style:table-cell-properties style:vertical-align="bottom" fo:wrap-option="wrap"/>
    </style:style>
  </office:automatic-styles>
  <office:body>
    <office:spreadsheet>
      <table:table table:name="datasheet"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number-columns-repeated="2"/>
        <table:table-column table:style-name="co6" table:default-cell-style-name="Default"/>
        <table:table-column table:style-name="co3" table:default-cell-style-name="Default" table:number-columns-repeated="14"/>
        <table:table-column table:style-name="co0" table:default-cell-style-name="Default" table:number-columns-repeated="1003"/>
        <table:table-row table:style-name="ro1">
          <table:table-cell table:style-name="ce21" office:value-type="string">
            <text:p>Mineral</text:p>
          </table:table-cell>
          <table:table-cell table:style-name="ce22" office:value-type="string">
            <text:p>Used for</text:p>
          </table:table-cell>
          <table:table-cell table:style-name="ce23"/>
          <table:table-cell table:style-name="ce23" table:number-columns-spanned="3" table:number-rows-spanned="1" office:value-type="string">
            <text:p>Years remaining</text:p>
          </table:table-cell>
          <table:covered-table-cell table:number-columns-repeated="2" table:style-name="ce24"/>
          <table:table-cell table:style-name="ce21" office:value-type="string">
            <text:p>Note</text:p>
          </table:table-cell>
          <table:table-cell table:number-columns-repeated="14" table:style-name="ce21"/>
          <table:table-cell table:number-columns-repeated="1003"/>
        </table:table-row>
        <table:table-row table:style-name="ro2">
          <table:table-cell table:style-name="ce25"/>
          <table:table-cell table:style-name="ce26"/>
          <table:table-cell table:style-name="ce27" office:value-type="string">
            <text:p>Reserves</text:p>
          </table:table-cell>
          <table:table-cell table:style-name="ce28" office:value-type="string">
            <text:p>Production remains static</text:p>
          </table:table-cell>
          <table:table-cell table:style-name="ce28" office:value-type="string">
            <text:p>Production continues to grow at current rates</text:p>
          </table:table-cell>
          <table:table-cell table:style-name="ce28" office:value-type="string">
            <text:p>IMPORTANT: recycling rates vary from resource to resource (0-70%). The maths is super-complicated and frankly beyond us</text:p>
          </table:table-cell>
          <table:table-cell table:style-name="ce25" office:value-type="string">
            <text:p>Column C: Minerals reserves worldwide in metric tonnes; fossil fuel reserves worldwide in barrels for oil, cubic metres for gas, tonnes of oil equivalent for coal.</text:p>
            <text:p/>
            <text:p>Columns D &amp; E: Worldwide, rounded to nearest year, based on known reserves currently economic to extract. No provision made for changes in demand caused by new technologies, discoveries of new reserves or market forces (e.g. as they act on reserve sizes).</text:p>
          </table:table-cell>
          <table:table-cell table:style-name="ce29" office:value-type="string">
            <text:p>NB mineral calculations based on production, fossil fuels on actual consumption</text:p>
          </table:table-cell>
          <table:table-cell table:number-columns-repeated="13" table:style-name="ce28"/>
          <table:table-cell table:number-columns-repeated="1003"/>
        </table:table-row>
        <table:table-row table:style-name="ro3">
          <table:table-cell table:style-name="ce25" office:value-type="string">
            <text:p>Aluminium</text:p>
          </table:table-cell>
          <table:table-cell table:style-name="ce30" office:value-type="string">
            <text:p>transportation, packaging, construction, electronics</text:p>
          </table:table-cell>
          <table:table-cell table:style-name="ce27" table:formula="of:=['calculation sheet _ minerals'.C3]"/>
          <table:table-cell table:style-name="ce31" table:formula="of:=['calculation sheet _ minerals'.I3]"/>
          <table:table-cell table:style-name="ce27" table:formula="of:=['calculation sheet _ minerals'.AI3]"/>
          <table:table-cell table:style-name="ce27"/>
          <table:table-cell table:number-columns-repeated="15" table:style-name="ce28"/>
          <table:table-cell table:number-columns-repeated="1003"/>
        </table:table-row>
        <table:table-row table:style-name="ro4">
          <table:table-cell table:style-name="ce25" office:value-type="string">
            <text:p>Antimony</text:p>
          </table:table-cell>
          <table:table-cell table:style-name="ce26" office:value-type="string">
            <text:p>drugs, batteries, fire retardants</text:p>
          </table:table-cell>
          <table:table-cell table:style-name="ce27" table:formula="of:=['calculation sheet _ minerals'.C4]"/>
          <table:table-cell table:style-name="ce31" table:formula="of:=['calculation sheet _ minerals'.I4]"/>
          <table:table-cell table:style-name="ce27" table:formula="of:=['calculation sheet _ minerals'.AI4]"/>
          <table:table-cell table:style-name="ce27"/>
          <table:table-cell table:number-columns-repeated="15" table:style-name="ce28"/>
          <table:table-cell table:number-columns-repeated="1003"/>
        </table:table-row>
        <table:table-row table:style-name="ro5">
          <table:table-cell table:style-name="ce25" office:value-type="string">
            <text:p>Cadmium</text:p>
          </table:table-cell>
          <table:table-cell table:style-name="ce26" office:value-type="string">
            <text:p>rechargeable batteries, tv screens</text:p>
          </table:table-cell>
          <table:table-cell table:style-name="ce27" table:formula="of:=['calculation sheet _ minerals'.C5]"/>
          <table:table-cell table:style-name="ce31" table:formula="of:=['calculation sheet _ minerals'.I5]"/>
          <table:table-cell table:style-name="ce27" table:formula="of:=['calculation sheet _ minerals'.AI5]"/>
          <table:table-cell table:style-name="ce27"/>
          <table:table-cell table:number-columns-repeated="15" table:style-name="ce28"/>
          <table:table-cell table:number-columns-repeated="1003"/>
        </table:table-row>
        <table:table-row table:style-name="ro1">
          <table:table-cell table:style-name="ce25" office:value-type="string">
            <text:p>Chromium</text:p>
          </table:table-cell>
          <table:table-cell table:style-name="ce26" office:value-type="string">
            <text:p>plating, paint</text:p>
          </table:table-cell>
          <table:table-cell table:style-name="ce27" table:formula="of:=['calculation sheet _ minerals'.C6]"/>
          <table:table-cell table:style-name="ce31" table:formula="of:=['calculation sheet _ minerals'.I6]"/>
          <table:table-cell table:style-name="ce27" table:formula="of:=['calculation sheet _ minerals'.AI6]"/>
          <table:table-cell table:style-name="ce27"/>
          <table:table-cell table:number-columns-repeated="15" table:style-name="ce28"/>
          <table:table-cell table:number-columns-repeated="1003"/>
        </table:table-row>
        <table:table-row table:style-name="ro1">
          <table:table-cell table:style-name="ce25" office:value-type="string">
            <text:p>Cobalt</text:p>
          </table:table-cell>
          <table:table-cell table:style-name="ce26" office:value-type="string">
            <text:p>alloys, blue dye</text:p>
          </table:table-cell>
          <table:table-cell table:style-name="ce27" table:formula="of:=['calculation sheet _ minerals'.C7]"/>
          <table:table-cell table:style-name="ce31" table:formula="of:=['calculation sheet _ minerals'.I7]"/>
          <table:table-cell table:style-name="ce27" table:formula="of:=['calculation sheet _ minerals'.AI7]"/>
          <table:table-cell table:style-name="ce27"/>
          <table:table-cell table:number-columns-repeated="15" table:style-name="ce28"/>
          <table:table-cell table:number-columns-repeated="1003"/>
        </table:table-row>
        <table:table-row table:style-name="ro4">
          <table:table-cell table:style-name="ce25" office:value-type="string">
            <text:p>Copper</text:p>
          </table:table-cell>
          <table:table-cell table:style-name="ce26" office:value-type="string">
            <text:p>brass, wires, piping</text:p>
          </table:table-cell>
          <table:table-cell table:style-name="ce27" table:formula="of:=['calculation sheet _ minerals'.C8]"/>
          <table:table-cell table:style-name="ce31" table:formula="of:=['calculation sheet _ minerals'.I8]"/>
          <table:table-cell table:style-name="ce27" table:formula="of:=['calculation sheet _ minerals'.AI8]"/>
          <table:table-cell table:style-name="ce27"/>
          <table:table-cell table:number-columns-repeated="15" table:style-name="ce28"/>
          <table:table-cell table:number-columns-repeated="1003"/>
        </table:table-row>
        <table:table-row table:style-name="ro6">
          <table:table-cell table:style-name="ce25" office:value-type="string">
            <text:p>Gold</text:p>
          </table:table-cell>
          <table:table-cell table:style-name="ce26" office:value-type="string">
            <text:p>jewellery, bullion</text:p>
          </table:table-cell>
          <table:table-cell table:style-name="ce27" table:formula="of:=['calculation sheet _ minerals'.C9]"/>
          <table:table-cell table:style-name="ce31" table:formula="of:=['calculation sheet _ minerals'.I9]"/>
          <table:table-cell table:style-name="ce27" table:formula="of:=['calculation sheet _ minerals'.AI9]"/>
          <table:table-cell table:style-name="ce27"/>
          <table:table-cell table:style-name="ce32" office:value-type="string">
            <text:p>Potentially misleading as 85% of gold ever mined is still in circulation (USGS), so mine production accounts for only a very small proportion of the gold supply. </text:p>
          </table:table-cell>
          <table:table-cell table:number-columns-repeated="14" table:style-name="ce28"/>
          <table:table-cell table:number-columns-repeated="1003"/>
        </table:table-row>
        <table:table-row table:style-name="ro3">
          <table:table-cell table:style-name="ce25" office:value-type="string">
            <text:p>Graphite</text:p>
          </table:table-cell>
          <table:table-cell table:style-name="ce30" office:value-type="string">
            <text:p>pencils, steelmaking, brake linings, lubricants</text:p>
          </table:table-cell>
          <table:table-cell table:style-name="ce27" table:formula="of:=['calculation sheet _ minerals'.C10]"/>
          <table:table-cell table:style-name="ce31" table:formula="of:=['calculation sheet _ minerals'.I10]"/>
          <table:table-cell table:style-name="ce27" table:formula="of:=['calculation sheet _ minerals'.AI10]"/>
          <table:table-cell table:style-name="ce27"/>
          <table:table-cell table:number-columns-repeated="15" table:style-name="ce28"/>
          <table:table-cell table:number-columns-repeated="1003"/>
        </table:table-row>
        <table:table-row table:style-name="ro5">
          <table:table-cell table:style-name="ce25" office:value-type="string">
            <text:p>Indium</text:p>
          </table:table-cell>
          <table:table-cell table:style-name="ce26" office:value-type="string">
            <text:p>touch screens, solar panels, LCD screens</text:p>
          </table:table-cell>
          <table:table-cell table:style-name="ce27" table:formula="of:=['calculation sheet _ minerals'.C11]"/>
          <table:table-cell table:style-name="ce31" table:formula="of:=['calculation sheet _ minerals'.I11]"/>
          <table:table-cell table:style-name="ce27" table:formula="of:=['calculation sheet _ minerals'.AI11]"/>
          <table:table-cell table:style-name="ce27"/>
          <table:table-cell table:number-columns-repeated="15" table:style-name="ce28"/>
          <table:table-cell table:number-columns-repeated="1003"/>
        </table:table-row>
        <table:table-row table:style-name="ro4">
          <table:table-cell table:style-name="ce25" office:value-type="string">
            <text:p>Lead</text:p>
          </table:table-cell>
          <table:table-cell table:style-name="ce26" office:value-type="string">
            <text:p>bullets, car batteries</text:p>
          </table:table-cell>
          <table:table-cell table:style-name="ce27" table:formula="of:=['calculation sheet _ minerals'.C12]"/>
          <table:table-cell table:style-name="ce31" table:formula="of:=['calculation sheet _ minerals'.I12]"/>
          <table:table-cell table:style-name="ce27" table:formula="of:=['calculation sheet _ minerals'.AI12]"/>
          <table:table-cell table:style-name="ce27"/>
          <table:table-cell table:number-columns-repeated="15" table:style-name="ce28"/>
          <table:table-cell table:number-columns-repeated="1003"/>
        </table:table-row>
        <table:table-row table:style-name="ro4">
          <table:table-cell table:style-name="ce25" office:value-type="string">
            <text:p>Manganese</text:p>
          </table:table-cell>
          <table:table-cell table:style-name="ce26" office:value-type="string">
            <text:p>iron &amp; steel, dry cell batteries</text:p>
          </table:table-cell>
          <table:table-cell table:style-name="ce27" table:formula="of:=['calculation sheet _ minerals'.C13]"/>
          <table:table-cell table:style-name="ce31" table:formula="of:=['calculation sheet _ minerals'.I13]"/>
          <table:table-cell table:style-name="ce27" table:formula="of:=['calculation sheet _ minerals'.AI13]"/>
          <table:table-cell table:style-name="ce27"/>
          <table:table-cell table:number-columns-repeated="15" table:style-name="ce28"/>
          <table:table-cell table:number-columns-repeated="1003"/>
        </table:table-row>
        <table:table-row table:style-name="ro7">
          <table:table-cell table:style-name="ce25" office:value-type="string">
            <text:p>Molybdenum</text:p>
          </table:table-cell>
          <table:table-cell table:style-name="ce26" office:value-type="string">
            <text:p>armour, aircraft parts, electrical contacts, industrial motors and filaments</text:p>
          </table:table-cell>
          <table:table-cell table:style-name="ce27" table:formula="of:=['calculation sheet _ minerals'.C14]"/>
          <table:table-cell table:style-name="ce31" table:formula="of:=['calculation sheet _ minerals'.I14]"/>
          <table:table-cell table:style-name="ce27" table:formula="of:=['calculation sheet _ minerals'.AI14]"/>
          <table:table-cell table:style-name="ce27"/>
          <table:table-cell table:number-columns-repeated="15" table:style-name="ce28"/>
          <table:table-cell table:number-columns-repeated="1003"/>
        </table:table-row>
        <table:table-row table:style-name="ro1">
          <table:table-cell table:style-name="ce25" office:value-type="string">
            <text:p>Nickel</text:p>
          </table:table-cell>
          <table:table-cell table:style-name="ce26" office:value-type="string">
            <text:p>coins, plating</text:p>
          </table:table-cell>
          <table:table-cell table:style-name="ce27" table:formula="of:=['calculation sheet _ minerals'.C15]"/>
          <table:table-cell table:style-name="ce31" table:formula="of:=['calculation sheet _ minerals'.I15]"/>
          <table:table-cell table:style-name="ce27" table:formula="of:=['calculation sheet _ minerals'.AI15]"/>
          <table:table-cell table:style-name="ce27"/>
          <table:table-cell table:number-columns-repeated="15" table:style-name="ce28"/>
          <table:table-cell table:number-columns-repeated="1003"/>
        </table:table-row>
        <table:table-row table:style-name="ro3">
          <table:table-cell table:style-name="ce25" office:value-type="string">
            <text:p>Platinum</text:p>
          </table:table-cell>
          <table:table-cell table:style-name="ce26" office:value-type="string">
            <text:p>fuel cells, catalytic converters, more jewellery</text:p>
          </table:table-cell>
          <table:table-cell table:style-name="ce27" table:formula="of:=['calculation sheet _ minerals'.C16]"/>
          <table:table-cell table:style-name="ce31" table:formula="of:=['calculation sheet _ minerals'.I16]"/>
          <table:table-cell table:style-name="ce27" table:formula="of:=['calculation sheet _ minerals'.AI16]"/>
          <table:table-cell table:style-name="ce27"/>
          <table:table-cell table:number-columns-repeated="15" table:style-name="ce28"/>
          <table:table-cell table:number-columns-repeated="1003"/>
        </table:table-row>
        <table:table-row table:style-name="ro5">
          <table:table-cell table:style-name="ce25" office:value-type="string">
            <text:p>Phosphorus</text:p>
          </table:table-cell>
          <table:table-cell table:style-name="ce26" office:value-type="string">
            <text:p>fertilizer, pesticides, matches</text:p>
          </table:table-cell>
          <table:table-cell table:style-name="ce27" table:formula="of:=['calculation sheet _ minerals'.C17]"/>
          <table:table-cell table:style-name="ce31" table:formula="of:=['calculation sheet _ minerals'.I17]"/>
          <table:table-cell table:style-name="ce27" table:formula="of:=['calculation sheet _ minerals'.AI17]"/>
          <table:table-cell table:style-name="ce27"/>
          <table:table-cell table:number-columns-repeated="15" table:style-name="ce28"/>
          <table:table-cell table:number-columns-repeated="1003"/>
        </table:table-row>
        <table:table-row table:style-name="ro5">
          <table:table-cell table:style-name="ce25" office:value-type="string">
            <text:p>Rare earths </text:p>
          </table:table-cell>
          <table:table-cell table:style-name="ce26" office:value-type="string">
            <text:p>hybrid cars, wind turbines</text:p>
          </table:table-cell>
          <table:table-cell table:style-name="ce27" table:formula="of:=['calculation sheet _ minerals'.C18]"/>
          <table:table-cell table:style-name="ce31" table:formula="of:=['calculation sheet _ minerals'.I18]"/>
          <table:table-cell table:style-name="ce27" table:formula="of:=['calculation sheet _ minerals'.AI18]"/>
          <table:table-cell table:style-name="ce27"/>
          <table:table-cell table:style-name="ce30" office:value-type="string">
            <text:p>15 lanthanides plus scandium and yttrium</text:p>
          </table:table-cell>
          <table:table-cell table:number-columns-repeated="14" table:style-name="ce28"/>
          <table:table-cell table:number-columns-repeated="1003"/>
        </table:table-row>
        <table:table-row table:style-name="ro4">
          <table:table-cell table:style-name="ce25" office:value-type="string">
            <text:p>Silver</text:p>
          </table:table-cell>
          <table:table-cell table:style-name="ce26" office:value-type="string">
            <text:p>bandages, medals, jewellery</text:p>
          </table:table-cell>
          <table:table-cell table:style-name="ce27" table:formula="of:=['calculation sheet _ minerals'.C19]"/>
          <table:table-cell table:style-name="ce31" table:formula="of:=['calculation sheet _ minerals'.I19]"/>
          <table:table-cell table:style-name="ce27" table:formula="of:=['calculation sheet _ minerals'.AI19]"/>
          <table:table-cell table:style-name="ce27"/>
          <table:table-cell table:number-columns-repeated="15" table:style-name="ce28"/>
          <table:table-cell table:number-columns-repeated="1003"/>
        </table:table-row>
        <table:table-row table:style-name="ro1">
          <table:table-cell table:style-name="ce25" office:value-type="string">
            <text:p>Tantalum</text:p>
          </table:table-cell>
          <table:table-cell table:style-name="ce26" office:value-type="string">
            <text:p>mobile phones</text:p>
          </table:table-cell>
          <table:table-cell table:style-name="ce27" table:formula="of:=['calculation sheet _ minerals'.C20]"/>
          <table:table-cell table:style-name="ce31" table:formula="of:=['calculation sheet _ minerals'.I20]"/>
          <table:table-cell table:style-name="ce27" table:formula="of:=['calculation sheet _ minerals'.AI20]"/>
          <table:table-cell table:style-name="ce27"/>
          <table:table-cell table:number-columns-repeated="15" table:style-name="ce28"/>
          <table:table-cell table:number-columns-repeated="1003"/>
        </table:table-row>
        <table:table-row table:style-name="ro3">
          <table:table-cell table:style-name="ce25" office:value-type="string">
            <text:p>Tin</text:p>
          </table:table-cell>
          <table:table-cell table:style-name="ce26" office:value-type="string">
            <text:p>food cans, industry</text:p>
          </table:table-cell>
          <table:table-cell table:style-name="ce27" table:formula="of:=['calculation sheet _ minerals'.C21]"/>
          <table:table-cell table:style-name="ce31" table:formula="of:=['calculation sheet _ minerals'.I21]"/>
          <table:table-cell table:style-name="ce27" table:formula="of:=['calculation sheet _ minerals'.AI21]"/>
          <table:table-cell table:style-name="ce27"/>
          <table:table-cell table:style-name="ce32" office:value-type="string">
            <text:p>Maybe also leave out - very high levels of recycling.</text:p>
          </table:table-cell>
          <table:table-cell table:number-columns-repeated="14" table:style-name="ce28"/>
          <table:table-cell table:number-columns-repeated="1003"/>
        </table:table-row>
        <table:table-row table:style-name="ro1">
          <table:table-cell table:style-name="ce25" office:value-type="string">
            <text:p>Titanium</text:p>
          </table:table-cell>
          <table:table-cell table:style-name="ce26" office:value-type="string">
            <text:p>aircraft, armour</text:p>
          </table:table-cell>
          <table:table-cell table:style-name="ce27" table:formula="of:=['calculation sheet _ minerals'.C22]"/>
          <table:table-cell table:style-name="ce31" table:formula="of:=['calculation sheet _ minerals'.I22]"/>
          <table:table-cell table:style-name="ce27" table:formula="of:=['calculation sheet _ minerals'.AI22]"/>
          <table:table-cell table:style-name="ce27"/>
          <table:table-cell table:number-columns-repeated="15" table:style-name="ce28"/>
          <table:table-cell table:number-columns-repeated="1003"/>
        </table:table-row>
        <table:table-row table:style-name="ro7">
          <table:table-cell table:style-name="ce25" office:value-type="string">
            <text:p>Tungsten</text:p>
          </table:table-cell>
          <table:table-cell table:style-name="ce26" office:value-type="string">
            <text:p>metalworking, mining, construction, lighting, electronics</text:p>
          </table:table-cell>
          <table:table-cell table:style-name="ce27" table:formula="of:=['calculation sheet _ minerals'.C23]"/>
          <table:table-cell table:style-name="ce31" table:formula="of:=['calculation sheet _ minerals'.I23]"/>
          <table:table-cell table:style-name="ce27" table:formula="of:=['calculation sheet _ minerals'.AI23]"/>
          <table:table-cell table:style-name="ce27"/>
          <table:table-cell table:number-columns-repeated="15" table:style-name="ce28"/>
          <table:table-cell table:number-columns-repeated="1003"/>
        </table:table-row>
        <table:table-row table:style-name="ro1">
          <table:table-cell table:style-name="ce25" office:value-type="string">
            <text:p>Uranium</text:p>
          </table:table-cell>
          <table:table-cell table:style-name="ce26" office:value-type="string">
            <text:p>nuclear weapons</text:p>
          </table:table-cell>
          <table:table-cell table:style-name="ce27" table:formula="of:=['calculation sheet _ minerals'.C24]"/>
          <table:table-cell table:style-name="ce31" table:formula="of:=['calculation sheet _ minerals'.I24]"/>
          <table:table-cell table:style-name="ce27" table:formula="of:=['calculation sheet _ minerals'.AI24]"/>
          <table:table-cell table:style-name="ce27"/>
          <table:table-cell table:number-columns-repeated="15" table:style-name="ce28"/>
          <table:table-cell table:number-columns-repeated="1003"/>
        </table:table-row>
        <table:table-row table:style-name="ro3">
          <table:table-cell table:style-name="ce25" office:value-type="string">
            <text:p>Yttrium</text:p>
          </table:table-cell>
          <table:table-cell table:style-name="ce26" office:value-type="string">
            <text:p>TVs, computer monitors, fluorescent lights, x-ray screens</text:p>
          </table:table-cell>
          <table:table-cell table:style-name="ce27" table:formula="of:=['calculation sheet _ minerals'.C25]"/>
          <table:table-cell table:style-name="ce31" table:formula="of:=['calculation sheet _ minerals'.I25]"/>
          <table:table-cell table:style-name="ce27" table:formula="of:=['calculation sheet _ minerals'.AI25]"/>
          <table:table-cell table:style-name="ce27"/>
          <table:table-cell table:number-columns-repeated="15" table:style-name="ce28"/>
          <table:table-cell table:number-columns-repeated="1003"/>
        </table:table-row>
        <table:table-row table:style-name="ro4">
          <table:table-cell table:style-name="ce25" office:value-type="string">
            <text:p>Zinc</text:p>
          </table:table-cell>
          <table:table-cell table:style-name="ce26" office:value-type="string">
            <text:p>musical instruments</text:p>
          </table:table-cell>
          <table:table-cell table:style-name="ce27" table:formula="of:=['calculation sheet _ minerals'.C26]"/>
          <table:table-cell table:style-name="ce31" table:formula="of:=['calculation sheet _ minerals'.I26]"/>
          <table:table-cell table:style-name="ce27" table:formula="of:=['calculation sheet _ minerals'.AI26]"/>
          <table:table-cell table:style-name="ce27"/>
          <table:table-cell table:number-columns-repeated="15" table:style-name="ce28"/>
          <table:table-cell table:number-columns-repeated="1003"/>
        </table:table-row>
        <table:table-row table:style-name="ro1">
          <table:table-cell table:style-name="ce25"/>
          <table:table-cell table:style-name="ce26"/>
          <table:table-cell table:style-name="ce27"/>
          <table:table-cell table:style-name="ce33"/>
          <table:table-cell table:number-columns-repeated="17" table:style-name="ce28"/>
          <table:table-cell table:number-columns-repeated="1003"/>
        </table:table-row>
        <table:table-row table:style-name="ro1">
          <table:table-cell table:style-name="ce25"/>
          <table:table-cell table:style-name="ce26"/>
          <table:table-cell table:style-name="ce27"/>
          <table:table-cell table:number-columns-repeated="18" table:style-name="ce28"/>
          <table:table-cell table:number-columns-repeated="1003"/>
        </table:table-row>
        <table:table-row table:style-name="ro1">
          <table:table-cell table:style-name="ce25" office:value-type="string">
            <text:p>Oil </text:p>
          </table:table-cell>
          <table:table-cell table:style-name="ce26" office:value-type="string">
            <text:p>fuel</text:p>
          </table:table-cell>
          <table:table-cell table:style-name="ce27" table:formula="of:=['calc sheet _ fossil fuels'.C3]"/>
          <table:table-cell table:style-name="ce27" table:formula="of:=['calc sheet _ fossil fuels'.F3]"/>
          <table:table-cell table:style-name="ce27" table:formula="of:=['calc sheet _ fossil fuels'.AD3]"/>
          <table:table-cell table:number-columns-repeated="16" table:style-name="ce28"/>
          <table:table-cell table:number-columns-repeated="1003"/>
        </table:table-row>
        <table:table-row table:style-name="ro1">
          <table:table-cell table:style-name="ce25" office:value-type="string">
            <text:p>Gas </text:p>
          </table:table-cell>
          <table:table-cell table:style-name="ce26" office:value-type="string">
            <text:p>fuel</text:p>
          </table:table-cell>
          <table:table-cell table:style-name="ce27" table:formula="of:=['calc sheet _ fossil fuels'.C4]"/>
          <table:table-cell table:style-name="ce27" table:formula="of:=['calc sheet _ fossil fuels'.F4]"/>
          <table:table-cell table:style-name="ce27" table:formula="of:=['calc sheet _ fossil fuels'.AD4]"/>
          <table:table-cell table:number-columns-repeated="16" table:style-name="ce28"/>
          <table:table-cell table:number-columns-repeated="1003"/>
        </table:table-row>
        <table:table-row table:style-name="ro1">
          <table:table-cell table:style-name="ce25" office:value-type="string">
            <text:p>Coal </text:p>
          </table:table-cell>
          <table:table-cell table:style-name="ce26" office:value-type="string">
            <text:p>fuel</text:p>
          </table:table-cell>
          <table:table-cell table:style-name="ce27" table:formula="of:=['calc sheet _ fossil fuels'.C7]"/>
          <table:table-cell table:style-name="ce27" table:formula="of:=['calc sheet _ fossil fuels'.F7]"/>
          <table:table-cell table:style-name="ce27" table:formula="of:=['calc sheet _ fossil fuels'.AD7]"/>
          <table:table-cell table:number-columns-repeated="16" table:style-name="ce28"/>
          <table:table-cell table:number-columns-repeated="1003"/>
        </table:table-row>
        <table:table-row table:style-name="ro1">
          <table:table-cell/>
          <table:table-cell table:style-name="ce26"/>
          <table:table-cell table:style-name="ce27"/>
          <table:table-cell table:number-columns-repeated="18" table:style-name="ce28"/>
          <table:table-cell table:number-columns-repeated="1003"/>
        </table:table-row>
        <table:table-row table:style-name="ro1" table:number-rows-repeated="4">
          <table:table-cell table:style-name="ce25"/>
          <table:table-cell table:style-name="ce26"/>
          <table:table-cell table:style-name="ce27"/>
          <table:table-cell table:number-columns-repeated="18" table:style-name="ce28"/>
          <table:table-cell table:number-columns-repeated="1003"/>
        </table:table-row>
        <table:table-row table:style-name="ro1">
          <table:table-cell table:style-name="ce21" office:value-type="string">
            <text:p>Notes</text:p>
          </table:table-cell>
          <table:table-cell table:style-name="ce34"/>
          <table:table-cell table:style-name="ce35"/>
          <table:table-cell table:number-columns-repeated="18" table:style-name="ce36"/>
          <table:table-cell table:number-columns-repeated="1003"/>
        </table:table-row>
        <table:table-row table:style-name="ro1">
          <table:table-cell table:style-name="ce25"/>
          <table:table-cell table:style-name="ce26"/>
          <table:table-cell table:style-name="ce27"/>
          <table:table-cell table:number-columns-repeated="18" table:style-name="ce28"/>
          <table:table-cell table:number-columns-repeated="1003"/>
        </table:table-row>
        <table:table-row table:style-name="ro8">
          <table:table-cell/>
          <table:table-cell table:style-name="ce26" office:value-type="string">
            <text:p>Sources (minerals): US Geological Survey, Adroit Resources, World Bureau of Metal Statistics, International Copper Study Group, World Gold Council, Minormetals.com, Roskill Nickel Report, Cordell et al (2009), Smil (2000), Silver Institute, World Nuclear Association, International Lead and Zinc Study Group, Wikipedia. Source (fossil fuels): BP Statistical Review of World Energy 2010.</text:p>
          </table:table-cell>
          <table:table-cell table:style-name="ce27"/>
          <table:table-cell table:number-columns-repeated="18" table:style-name="ce28"/>
          <table:table-cell table:number-columns-repeated="1003"/>
        </table:table-row>
        <table:table-row table:style-name="ro1" table:number-rows-repeated="57">
          <table:table-cell table:style-name="ce25"/>
          <table:table-cell table:style-name="ce26"/>
          <table:table-cell table:style-name="ce27"/>
          <table:table-cell table:number-columns-repeated="18" table:style-name="ce28"/>
          <table:table-cell table:number-columns-repeated="1003"/>
        </table:table-row>
        <table:table-row table:style-name="ro0" table:number-rows-repeated="1048480">
          <table:table-cell table:number-columns-repeated="1024"/>
        </table:table-row>
      </table:table>
      <table:table table:name="calculation sheet _ minerals" table:style-name="ta0">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number-columns-repeated="2"/>
        <table:table-column table:style-name="co15" table:default-cell-style-name="Default"/>
        <table:table-column table:style-name="co16" table:default-cell-style-name="Default" table:number-columns-repeated="11"/>
        <table:table-column table:style-name="co17" table:default-cell-style-name="Default" table:number-columns-repeated="10"/>
        <table:table-column table:style-name="co18" table:default-cell-style-name="Default"/>
        <table:table-column table:style-name="co19" table:default-cell-style-name="Default"/>
        <table:table-column table:style-name="co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default-cell-style-name="Default"/>
        <table:table-column table:style-name="co3" table:default-cell-style-name="Default" table:number-columns-repeated="13"/>
        <table:table-column table:style-name="co0" table:default-cell-style-name="Default" table:number-columns-repeated="972"/>
        <table:table-row table:style-name="ro9">
          <table:table-cell table:style-name="ce37" office:value-type="string">
            <text:p>Mineral</text:p>
          </table:table-cell>
          <table:table-cell table:style-name="ce38" office:value-type="string">
            <text:p>Used for</text:p>
          </table:table-cell>
          <table:table-cell table:style-name="ce38" office:value-type="string">
            <text:p>Remaining reserves 2010</text:p>
          </table:table-cell>
          <table:table-cell table:style-name="ce39" office:value-type="string">
            <text:p>Comment</text:p>
          </table:table-cell>
          <table:table-cell table:style-name="ce38" office:value-type="string">
            <text:p>Production</text:p>
          </table:table-cell>
          <table:table-cell table:style-name="ce39" office:value-type="string">
            <text:p>Comment</text:p>
          </table:table-cell>
          <table:table-cell table:style-name="ce39" office:value-type="string">
            <text:p>Annual consumption</text:p>
          </table:table-cell>
          <table:table-cell table:style-name="ce40" office:value-type="string">
            <text:p>Comment</text:p>
          </table:table-cell>
          <table:table-cell table:style-name="ce41" office:value-type="string">
            <text:p>Years remaining (1)</text:p>
          </table:table-cell>
          <table:table-cell table:style-name="ce42" office:value-type="string">
            <text:p>Comment</text:p>
          </table:table-cell>
          <table:table-cell table:style-name="ce38" table:number-columns-spanned="11" table:number-rows-spanned="1" office:value-type="string">
            <text:p>Production, last 10 years (tonnes)</text:p>
          </table:table-cell>
          <table:covered-table-cell table:number-columns-repeated="10" table:style-name="ce38"/>
          <table:table-cell table:style-name="ce40" table:number-columns-spanned="10" table:number-rows-spanned="1" office:value-type="string">
            <text:p>Annual % growth, last 10 years</text:p>
          </table:table-cell>
          <table:covered-table-cell table:number-columns-repeated="8" table:style-name="ce39"/>
          <table:covered-table-cell table:style-name="ce40"/>
          <table:table-cell table:number-columns-repeated="2" table:style-name="ce43" office:value-type="string">
            <text:p>Mean annual production growth</text:p>
          </table:table-cell>
          <table:table-cell table:style-name="ce44" office:value-type="string">
            <text:p>Comment</text:p>
          </table:table-cell>
          <table:table-cell table:style-name="ce45" office:value-type="string">
            <text:p>Years remaining (2)</text:p>
          </table:table-cell>
          <table:table-cell table:style-name="ce45" office:value-type="string">
            <text:p>Years remaining (3)</text:p>
          </table:table-cell>
          <table:table-cell table:style-name="ce42" office:value-type="string">
            <text:p>Comment</text:p>
          </table:table-cell>
          <table:table-cell table:style-name="ce38" office:value-type="string">
            <text:p>Sources</text:p>
          </table:table-cell>
          <table:table-cell table:style-name="ce38" office:value-type="string">
            <text:p>Link</text:p>
          </table:table-cell>
          <table:table-cell table:style-name="ce38" office:value-type="string">
            <text:p>Link 2</text:p>
          </table:table-cell>
          <table:table-cell table:style-name="ce38" office:value-type="string">
            <text:p>Link 3</text:p>
          </table:table-cell>
          <table:table-cell table:number-columns-repeated="11" table:style-name="ce46"/>
          <table:table-cell table:number-columns-repeated="972"/>
        </table:table-row>
        <table:table-row table:style-name="ro10">
          <table:table-cell table:style-name="ce47" office:value-type="string">
            <text:p>All figures worldwide and in metric tons (tonnes). No provision made for changes in demand caused by new technologies, discoveries of new reserves or market forces (e.g. as they act on reserve sizes).</text:p>
          </table:table-cell>
          <table:table-cell table:style-name="ce48"/>
          <table:table-cell table:style-name="ce48" office:value-type="string">
            <text:p>All 2010 except where noted. Est. known reserves currently economic to extract. For definition of 'reserves', see Appendix C of http://minerals.usgs.gov/minerals/pubs/mcs/2011/mcsapp2011.pdf</text:p>
          </table:table-cell>
          <table:table-cell table:style-name="ce49"/>
          <table:table-cell table:style-name="ce48" office:value-type="string">
            <text:p>2010, est.</text:p>
          </table:table-cell>
          <table:table-cell table:style-name="ce49"/>
          <table:table-cell table:style-name="ce49" office:value-type="string">
            <text:p>Where known. Most recent year for which figures available.</text:p>
          </table:table-cell>
          <table:table-cell table:style-name="ce50"/>
          <table:table-cell table:style-name="ce51" office:value-type="string">
            <text:p>Reserves/ production, except where noted. At current levels of production, no recycling. Rounded to nearest year.</text:p>
          </table:table-cell>
          <table:table-cell table:style-name="ce52"/>
          <table:table-cell table:style-name="ce48" office:value-type="float" office:value="2000.0">
            <text:p>2000</text:p>
          </table:table-cell>
          <table:table-cell table:style-name="ce48" office:value-type="float" office:value="2001.0">
            <text:p>2001</text:p>
          </table:table-cell>
          <table:table-cell table:style-name="ce48" office:value-type="float" office:value="2002.0">
            <text:p>2002</text:p>
          </table:table-cell>
          <table:table-cell table:style-name="ce48" office:value-type="float" office:value="2003.0">
            <text:p>2003</text:p>
          </table:table-cell>
          <table:table-cell table:style-name="ce48" office:value-type="float" office:value="2004.0">
            <text:p>2004</text:p>
          </table:table-cell>
          <table:table-cell table:style-name="ce48" office:value-type="float" office:value="2005.0">
            <text:p>2005</text:p>
          </table:table-cell>
          <table:table-cell table:style-name="ce48" office:value-type="float" office:value="2006.0">
            <text:p>2006</text:p>
          </table:table-cell>
          <table:table-cell table:style-name="ce48" office:value-type="float" office:value="2007.0">
            <text:p>2007</text:p>
          </table:table-cell>
          <table:table-cell table:style-name="ce48" office:value-type="float" office:value="2008.0">
            <text:p>2008</text:p>
          </table:table-cell>
          <table:table-cell table:style-name="ce48" office:value-type="float" office:value="2009.0">
            <text:p>2009</text:p>
          </table:table-cell>
          <table:table-cell table:style-name="ce48" office:value-type="string">
            <text:p>2010, est.</text:p>
          </table:table-cell>
          <table:table-cell table:style-name="ce49" office:value-type="string">
            <text:p>2000-2001</text:p>
          </table:table-cell>
          <table:table-cell table:style-name="ce49" office:value-type="string">
            <text:p>2001-02</text:p>
          </table:table-cell>
          <table:table-cell table:style-name="ce49" office:value-type="string">
            <text:p>2002-03</text:p>
          </table:table-cell>
          <table:table-cell table:style-name="ce49" office:value-type="string">
            <text:p>2003-04</text:p>
          </table:table-cell>
          <table:table-cell table:style-name="ce49" office:value-type="string">
            <text:p>2004-05</text:p>
          </table:table-cell>
          <table:table-cell table:style-name="ce49" office:value-type="string">
            <text:p>2005-06</text:p>
          </table:table-cell>
          <table:table-cell table:style-name="ce49" office:value-type="string">
            <text:p>2006-07</text:p>
          </table:table-cell>
          <table:table-cell table:style-name="ce49" office:value-type="string">
            <text:p>2007-08</text:p>
          </table:table-cell>
          <table:table-cell table:style-name="ce49" office:value-type="string">
            <text:p>2008-09</text:p>
          </table:table-cell>
          <table:table-cell table:style-name="ce50" office:value-type="string">
            <text:p>2009-10</text:p>
          </table:table-cell>
          <table:table-cell table:style-name="ce53" office:value-type="string">
            <text:p>Mean annual % growth in production by weight, 2000-2010</text:p>
          </table:table-cell>
          <table:table-cell table:style-name="ce53" office:value-type="string">
            <text:p>As decimal</text:p>
          </table:table-cell>
          <table:table-cell table:style-name="ce54"/>
          <table:table-cell table:style-name="ce51" office:value-type="string">
            <text:p>Assuming current production trends continue, but no recycling. Calculated using formula T = ln(rn+1) / r where T is time, r is growth rate and n is reserves/production. Rounded to nearest year.</text:p>
          </table:table-cell>
          <table:table-cell table:style-name="ce51" office:value-type="string">
            <text:p>Assuming current production trends continue, with recycling extending mineral resource by 25%. Rounded to nearest year.</text:p>
          </table:table-cell>
          <table:table-cell table:style-name="ce52"/>
          <table:table-cell table:number-columns-repeated="4" table:style-name="ce48"/>
          <table:table-cell table:number-columns-repeated="11" table:style-name="ce55"/>
          <table:table-cell table:number-columns-repeated="972"/>
        </table:table-row>
        <table:table-row table:style-name="ro11">
          <table:table-cell table:style-name="ce37" office:value-type="string">
            <text:p>Aluminium</text:p>
          </table:table-cell>
          <table:table-cell table:style-name="ce56" office:value-type="string">
            <text:p>transportation, packaging, construction, electronics</text:p>
          </table:table-cell>
          <table:table-cell table:style-name="ce57" office:value-type="float" office:value="7.5E10">
            <text:p>75,000,000,000</text:p>
          </table:table-cell>
          <table:table-cell table:style-name="ce58" office:value-type="string">
            <text:p>Figure is for bauxite which is the current source for aluminium production</text:p>
          </table:table-cell>
          <table:table-cell table:style-name="ce57" office:value-type="float" office:value="4.14E7">
            <text:p>41,400,000</text:p>
          </table:table-cell>
          <table:table-cell table:style-name="ce58" office:value-type="string">
            <text:p>Smelter production.</text:p>
          </table:table-cell>
          <table:table-cell table:style-name="ce58"/>
          <table:table-cell table:style-name="ce59"/>
          <table:table-cell table:style-name="ce60" table:formula="of:=[.C3]/[.E3]"/>
          <table:table-cell table:style-name="ce61"/>
          <table:table-cell table:style-name="ce62" office:value-type="float" office:value="2.4E7">
            <text:p>24,000,000</text:p>
          </table:table-cell>
          <table:table-cell table:style-name="ce62" office:value-type="float" office:value="2.44E7">
            <text:p>24,400,000</text:p>
          </table:table-cell>
          <table:table-cell table:style-name="ce62" office:value-type="float" office:value="2.59E7">
            <text:p>25,900,000</text:p>
          </table:table-cell>
          <table:table-cell table:style-name="ce62" office:value-type="float" office:value="2.77E7">
            <text:p>27,700,000</text:p>
          </table:table-cell>
          <table:table-cell table:style-name="ce62" office:value-type="float" office:value="2.98E7">
            <text:p>29,800,000</text:p>
          </table:table-cell>
          <table:table-cell table:style-name="ce62" office:value-type="float" office:value="3.19E7">
            <text:p>31,900,000</text:p>
          </table:table-cell>
          <table:table-cell table:style-name="ce62" office:value-type="float" office:value="3.37E7">
            <text:p>33,700,000</text:p>
          </table:table-cell>
          <table:table-cell table:style-name="ce62" office:value-type="float" office:value="3.8E7">
            <text:p>38,000,000</text:p>
          </table:table-cell>
          <table:table-cell table:style-name="ce62" office:value-type="float" office:value="3.9E7">
            <text:p>39,000,000</text:p>
          </table:table-cell>
          <table:table-cell table:style-name="ce62" office:value-type="float" office:value="3.73E7">
            <text:p>37,300,000</text:p>
          </table:table-cell>
          <table:table-cell table:style-name="ce62" office:value-type="float" office:value="4.14E7">
            <text:p>41,400,000</text:p>
          </table:table-cell>
          <table:table-cell table:style-name="ce63" table:formula="of:=(([.L3]-[.K3])/[.K3])*100"/>
          <table:table-cell table:style-name="ce63" table:formula="of:=(([.M3]-[.L3])/[.L3])*100"/>
          <table:table-cell table:style-name="ce63" table:formula="of:=(([.N3]-[.M3])/[.M3])*100"/>
          <table:table-cell table:style-name="ce63" table:formula="of:=(([.O3]-[.N3])/[.N3])*100"/>
          <table:table-cell table:style-name="ce63" table:formula="of:=(([.P3]-[.O3])/[.O3])*100"/>
          <table:table-cell table:style-name="ce63" table:formula="of:=(([.Q3]-[.P3])/[.P3])*100"/>
          <table:table-cell table:style-name="ce63" table:formula="of:=(([.R3]-[.Q3])/[.Q3])*100"/>
          <table:table-cell table:style-name="ce63" table:formula="of:=(([.S3]-[.R3])/[.R3])*100"/>
          <table:table-cell table:style-name="ce63" table:formula="of:=(([.T3]-[.S3])/[.S3])*100"/>
          <table:table-cell table:style-name="ce64" table:formula="of:=(([.U3]-[.T3])/[.T3])*100"/>
          <table:table-cell table:style-name="ce65" table:formula="of:=AVERAGE([.V3:.AE3])"/>
          <table:table-cell table:style-name="ce65" table:formula="of:=[.AF3]/100"/>
          <table:table-cell table:style-name="ce66"/>
          <table:table-cell table:style-name="ce67" table:formula="of:=LN((([.AG3]*[.I3])+1))/[.AG3]"/>
          <table:table-cell table:style-name="ce67" table:formula="of:=[.AI3]*1.25"/>
          <table:table-cell table:style-name="ce61"/>
          <table:table-cell table:style-name="ce56" office:value-type="string">
            <text:p>USGS</text:p>
          </table:table-cell>
          <table:table-cell table:style-name="ce56" office:value-type="string">
            <text:p>http://minerals.usgs.gov/minerals/pubs/commodity/aluminum/</text:p>
          </table:table-cell>
          <table:table-cell table:number-columns-repeated="2" table:style-name="ce56"/>
          <table:table-cell table:number-columns-repeated="11" table:style-name="ce68"/>
          <table:table-cell table:number-columns-repeated="972"/>
        </table:table-row>
        <table:table-row table:style-name="ro12">
          <table:table-cell table:style-name="ce37" office:value-type="string">
            <text:p>Antimony</text:p>
          </table:table-cell>
          <table:table-cell table:style-name="ce56" office:value-type="string">
            <text:p>drugs, batteries, fire retardants</text:p>
          </table:table-cell>
          <table:table-cell table:style-name="ce57" office:value-type="float" office:value="1800000.0">
            <text:p>1,800,000</text:p>
          </table:table-cell>
          <table:table-cell table:style-name="ce58"/>
          <table:table-cell table:style-name="ce57" office:value-type="float" office:value="135000.0">
            <text:p>135,000</text:p>
          </table:table-cell>
          <table:table-cell table:style-name="ce58" office:value-type="string">
            <text:p>Mine production. Reduction from '09 figures due to China reducing its production to curb illegal mining and pollution</text:p>
          </table:table-cell>
          <table:table-cell table:style-name="ce69" office:value-type="float" office:value="180000.0">
            <text:p>180,000</text:p>
          </table:table-cell>
          <table:table-cell table:style-name="ce59" office:value-type="string">
            <text:p>Est. Antimony trioxide. (2010)</text:p>
          </table:table-cell>
          <table:table-cell table:style-name="ce60" table:formula="of:=[.C4]/[.E4]"/>
          <table:table-cell table:style-name="ce61"/>
          <table:table-cell table:style-name="ce62" office:value-type="float" office:value="118000.0">
            <text:p>118,000</text:p>
          </table:table-cell>
          <table:table-cell table:style-name="ce62" office:value-type="float" office:value="151000.0">
            <text:p>151,000</text:p>
          </table:table-cell>
          <table:table-cell table:style-name="ce62" office:value-type="float" office:value="148000.0">
            <text:p>148,000</text:p>
          </table:table-cell>
          <table:table-cell table:style-name="ce62" office:value-type="float" office:value="81600.0">
            <text:p>81,600</text:p>
          </table:table-cell>
          <table:table-cell table:style-name="ce62" office:value-type="float" office:value="113000.0">
            <text:p>113,000</text:p>
          </table:table-cell>
          <table:table-cell table:style-name="ce62" office:value-type="float" office:value="137000.0">
            <text:p>137,000</text:p>
          </table:table-cell>
          <table:table-cell table:style-name="ce62" office:value-type="float" office:value="134000.0">
            <text:p>134,000</text:p>
          </table:table-cell>
          <table:table-cell table:style-name="ce62" office:value-type="float" office:value="170000.0">
            <text:p>170,000</text:p>
          </table:table-cell>
          <table:table-cell table:style-name="ce62" office:value-type="float" office:value="197000.0">
            <text:p>197,000</text:p>
          </table:table-cell>
          <table:table-cell table:style-name="ce62" office:value-type="float" office:value="155000.0">
            <text:p>155,000</text:p>
          </table:table-cell>
          <table:table-cell table:style-name="ce62" office:value-type="float" office:value="135000.0">
            <text:p>135,000</text:p>
          </table:table-cell>
          <table:table-cell table:style-name="ce63" table:formula="of:=(([.L4]-[.K4])/[.K4])*100"/>
          <table:table-cell table:style-name="ce63" table:formula="of:=(([.M4]-[.L4])/[.L4])*100"/>
          <table:table-cell table:style-name="ce63" table:formula="of:=(([.N4]-[.M4])/[.M4])*100"/>
          <table:table-cell table:style-name="ce63" table:formula="of:=(([.O4]-[.N4])/[.N4])*100"/>
          <table:table-cell table:style-name="ce63" table:formula="of:=(([.P4]-[.O4])/[.O4])*100"/>
          <table:table-cell table:style-name="ce63" table:formula="of:=(([.Q4]-[.P4])/[.P4])*100"/>
          <table:table-cell table:style-name="ce63" table:formula="of:=(([.R4]-[.Q4])/[.Q4])*100"/>
          <table:table-cell table:style-name="ce63" table:formula="of:=(([.S4]-[.R4])/[.R4])*100"/>
          <table:table-cell table:style-name="ce63" table:formula="of:=(([.T4]-[.S4])/[.S4])*100"/>
          <table:table-cell table:style-name="ce64" table:formula="of:=(([.U4]-[.T4])/[.T4])*100"/>
          <table:table-cell table:style-name="ce65" table:formula="of:=AVERAGE([.V4:.AE4])"/>
          <table:table-cell table:style-name="ce65" table:formula="of:=[.AF4]/100"/>
          <table:table-cell table:style-name="ce66"/>
          <table:table-cell table:style-name="ce67" table:formula="of:=LN((([.AG4]*[.I4])+1))/[.AG4]"/>
          <table:table-cell table:style-name="ce67" table:formula="of:=[.AI4]*1.25"/>
          <table:table-cell table:style-name="ce61"/>
          <table:table-cell table:style-name="ce56" office:value-type="string">
            <text:p>US Geological Survey, Adroit Resources (world consumption).</text:p>
          </table:table-cell>
          <table:table-cell table:style-name="ce56" office:value-type="string">
            <text:p>http://minerals.usgs.gov/minerals/pubs/commodity/antimony/</text:p>
          </table:table-cell>
          <table:table-cell table:style-name="ce56" office:value-type="string">
            <text:p>http://www.adroitresources.ca/properties/antimony-shortage.html</text:p>
          </table:table-cell>
          <table:table-cell table:style-name="ce56" office:value-type="string">
            <text:p>http://minerals.usgs.gov/minerals/pubs/commodity/antimony/antimmcs07.pdf</text:p>
          </table:table-cell>
          <table:table-cell table:number-columns-repeated="11" table:style-name="ce68"/>
          <table:table-cell table:number-columns-repeated="972"/>
        </table:table-row>
        <table:table-row table:style-name="ro13">
          <table:table-cell table:style-name="ce37" office:value-type="string">
            <text:p>Cadmium</text:p>
          </table:table-cell>
          <table:table-cell table:style-name="ce56" office:value-type="string">
            <text:p>rechargeable batteries, tv screens</text:p>
          </table:table-cell>
          <table:table-cell table:style-name="ce57" office:value-type="float" office:value="660000.0">
            <text:p>660,000</text:p>
          </table:table-cell>
          <table:table-cell table:style-name="ce58" office:value-type="string">
            <text:p>Calculated as a percentage of zinc reserves (byproduct of zinc).</text:p>
          </table:table-cell>
          <table:table-cell table:style-name="ce57" office:value-type="float" office:value="22000.0">
            <text:p>22,000</text:p>
          </table:table-cell>
          <table:table-cell table:style-name="ce58" office:value-type="string">
            <text:p>Refinery production. Est.</text:p>
          </table:table-cell>
          <table:table-cell table:style-name="ce69" office:value-type="float" office:value="21000.0">
            <text:p>21,000</text:p>
          </table:table-cell>
          <table:table-cell table:style-name="ce59" office:value-type="string">
            <text:p>NB old estimate (2004)</text:p>
          </table:table-cell>
          <table:table-cell table:style-name="ce60" table:formula="of:=[.C5]/[.E5]"/>
          <table:table-cell table:style-name="ce61"/>
          <table:table-cell table:style-name="ce62" office:value-type="float" office:value="19700.0">
            <text:p>19,700</text:p>
          </table:table-cell>
          <table:table-cell table:style-name="ce62" office:value-type="float" office:value="18200.0">
            <text:p>18,200</text:p>
          </table:table-cell>
          <table:table-cell table:style-name="ce62" office:value-type="float" office:value="15800.0">
            <text:p>15,800</text:p>
          </table:table-cell>
          <table:table-cell table:style-name="ce62" office:value-type="float" office:value="16900.0">
            <text:p>16,900</text:p>
          </table:table-cell>
          <table:table-cell table:style-name="ce62" office:value-type="float" office:value="18800.0">
            <text:p>18,800</text:p>
          </table:table-cell>
          <table:table-cell table:style-name="ce62" office:value-type="float" office:value="19400.0">
            <text:p>19,400</text:p>
          </table:table-cell>
          <table:table-cell table:style-name="ce62" office:value-type="float" office:value="19300.0">
            <text:p>19,300</text:p>
          </table:table-cell>
          <table:table-cell table:style-name="ce62" office:value-type="float" office:value="20400.0">
            <text:p>20,400</text:p>
          </table:table-cell>
          <table:table-cell table:style-name="ce62" office:value-type="float" office:value="19600.0">
            <text:p>19,600</text:p>
          </table:table-cell>
          <table:table-cell table:style-name="ce62" office:value-type="float" office:value="18800.0">
            <text:p>18,800</text:p>
          </table:table-cell>
          <table:table-cell table:style-name="ce62" office:value-type="float" office:value="22000.0">
            <text:p>22,000</text:p>
          </table:table-cell>
          <table:table-cell table:style-name="ce63" table:formula="of:=(([.L5]-[.K5])/[.K5])*100"/>
          <table:table-cell table:style-name="ce63" table:formula="of:=(([.M5]-[.L5])/[.L5])*100"/>
          <table:table-cell table:style-name="ce63" table:formula="of:=(([.N5]-[.M5])/[.M5])*100"/>
          <table:table-cell table:style-name="ce63" table:formula="of:=(([.O5]-[.N5])/[.N5])*100"/>
          <table:table-cell table:style-name="ce63" table:formula="of:=(([.P5]-[.O5])/[.O5])*100"/>
          <table:table-cell table:style-name="ce63" table:formula="of:=(([.Q5]-[.P5])/[.P5])*100"/>
          <table:table-cell table:style-name="ce63" table:formula="of:=(([.R5]-[.Q5])/[.Q5])*100"/>
          <table:table-cell table:style-name="ce63" table:formula="of:=(([.S5]-[.R5])/[.R5])*100"/>
          <table:table-cell table:style-name="ce63" table:formula="of:=(([.T5]-[.S5])/[.S5])*100"/>
          <table:table-cell table:style-name="ce64" table:formula="of:=(([.U5]-[.T5])/[.T5])*100"/>
          <table:table-cell table:style-name="ce65" table:formula="of:=AVERAGE([.V5:.AE5])"/>
          <table:table-cell table:style-name="ce65" table:formula="of:=[.AF5]/100"/>
          <table:table-cell table:style-name="ce70"/>
          <table:table-cell table:style-name="ce67" table:formula="of:=LN((([.AG5]*[.I5])+1))/[.AG5]"/>
          <table:table-cell table:style-name="ce67" table:formula="of:=[.AI5]*1.25"/>
          <table:table-cell table:style-name="ce61"/>
          <table:table-cell table:style-name="ce56" office:value-type="string">
            <text:p>US Geological Survey, Wikipedia, World Bureau of Metal Statistics</text:p>
          </table:table-cell>
          <table:table-cell table:style-name="ce56" office:value-type="string">
            <text:p>http://minerals.usgs.gov/minerals/pubs/commodity/cadmium/</text:p>
          </table:table-cell>
          <table:table-cell table:style-name="ce56" office:value-type="string">
            <text:p>http://en.wikipedia.org/wiki/Cadmium</text:p>
          </table:table-cell>
          <table:table-cell table:style-name="ce56" office:value-type="string">
            <text:p>http://www.mmta.co.uk/uploaded_files/CadmiumMJ.pdf</text:p>
          </table:table-cell>
          <table:table-cell table:number-columns-repeated="11" table:style-name="ce68"/>
          <table:table-cell table:number-columns-repeated="972"/>
        </table:table-row>
        <table:table-row table:style-name="ro13">
          <table:table-cell table:style-name="ce37" office:value-type="string">
            <text:p>Chromium</text:p>
          </table:table-cell>
          <table:table-cell table:style-name="ce56" office:value-type="string">
            <text:p>plating, paint</text:p>
          </table:table-cell>
          <table:table-cell table:style-name="ce57" table:formula="of:=1000*350000.0"/>
          <table:table-cell table:style-name="ce58" office:value-type="string">
            <text:p>Minimum. Shipping-grade chromite ore, 45% chromium oxide.</text:p>
          </table:table-cell>
          <table:table-cell table:style-name="ce57" table:formula="of:=22000*1000"/>
          <table:table-cell table:style-name="ce58" office:value-type="string">
            <text:p>Mine production. Marketable chromite ore. Est.</text:p>
          </table:table-cell>
          <table:table-cell table:style-name="ce69" office:value-type="string">
            <text:p>-</text:p>
          </table:table-cell>
          <table:table-cell table:style-name="ce59"/>
          <table:table-cell table:style-name="ce60" table:formula="of:=[.C6]/[.E6]"/>
          <table:table-cell table:style-name="ce61"/>
          <table:table-cell table:style-name="ce62" office:value-type="float" office:value="1.44E7">
            <text:p>14,400,000</text:p>
          </table:table-cell>
          <table:table-cell table:style-name="ce62" office:value-type="float" office:value="1.21E7">
            <text:p>12,100,000</text:p>
          </table:table-cell>
          <table:table-cell table:style-name="ce62" office:value-type="float" office:value="1.35E7">
            <text:p>13,500,000</text:p>
          </table:table-cell>
          <table:table-cell table:style-name="ce62" office:value-type="float" office:value="1.55E7">
            <text:p>15,500,000</text:p>
          </table:table-cell>
          <table:table-cell table:style-name="ce62" office:value-type="float" office:value="1.75E7">
            <text:p>17,500,000</text:p>
          </table:table-cell>
          <table:table-cell table:style-name="ce62" office:value-type="float" office:value="1.93E7">
            <text:p>19,300,000</text:p>
          </table:table-cell>
          <table:table-cell table:style-name="ce62" office:value-type="float" office:value="1.96E7">
            <text:p>19,600,000</text:p>
          </table:table-cell>
          <table:table-cell table:style-name="ce62" office:value-type="float" office:value="2.15E7">
            <text:p>21,500,000</text:p>
          </table:table-cell>
          <table:table-cell table:style-name="ce62" office:value-type="float" office:value="2.38E7">
            <text:p>23,800,000</text:p>
          </table:table-cell>
          <table:table-cell table:style-name="ce62" office:value-type="float" office:value="1.93E7">
            <text:p>19,300,000</text:p>
          </table:table-cell>
          <table:table-cell table:style-name="ce62" table:formula="of:=22000*1000"/>
          <table:table-cell table:style-name="ce63" table:formula="of:=(([.L6]-[.K6])/[.K6])*100"/>
          <table:table-cell table:style-name="ce63" table:formula="of:=(([.M6]-[.L6])/[.L6])*100"/>
          <table:table-cell table:style-name="ce63" table:formula="of:=(([.N6]-[.M6])/[.M6])*100"/>
          <table:table-cell table:style-name="ce63" table:formula="of:=(([.O6]-[.N6])/[.N6])*100"/>
          <table:table-cell table:style-name="ce63" table:formula="of:=(([.P6]-[.O6])/[.O6])*100"/>
          <table:table-cell table:style-name="ce63" table:formula="of:=(([.Q6]-[.P6])/[.P6])*100"/>
          <table:table-cell table:style-name="ce63" table:formula="of:=(([.R6]-[.Q6])/[.Q6])*100"/>
          <table:table-cell table:style-name="ce63" table:formula="of:=(([.S6]-[.R6])/[.R6])*100"/>
          <table:table-cell table:style-name="ce63" table:formula="of:=(([.T6]-[.S6])/[.S6])*100"/>
          <table:table-cell table:style-name="ce64" table:formula="of:=(([.U6]-[.T6])/[.T6])*100"/>
          <table:table-cell table:style-name="ce65" table:formula="of:=AVERAGE([.V6:.AE6])"/>
          <table:table-cell table:style-name="ce65" table:formula="of:=[.AF6]/100"/>
          <table:table-cell table:style-name="ce66"/>
          <table:table-cell table:style-name="ce67" table:formula="of:=LN((([.AG6]*[.I6])+1))/[.AG6]"/>
          <table:table-cell table:style-name="ce67" table:formula="of:=[.AI6]*1.25"/>
          <table:table-cell table:style-name="ce61"/>
          <table:table-cell table:style-name="ce56" office:value-type="string">
            <text:p>US Geological Survey</text:p>
          </table:table-cell>
          <table:table-cell table:style-name="ce56" office:value-type="string">
            <text:p>http://minerals.usgs.gov/minerals/pubs/commodity/chromium/</text:p>
          </table:table-cell>
          <table:table-cell table:style-name="ce71"/>
          <table:table-cell table:style-name="ce72"/>
          <table:table-cell table:number-columns-repeated="11" table:style-name="ce68"/>
          <table:table-cell table:number-columns-repeated="972"/>
        </table:table-row>
        <table:table-row table:style-name="ro13">
          <table:table-cell table:style-name="ce37" office:value-type="string">
            <text:p>Cobalt</text:p>
          </table:table-cell>
          <table:table-cell table:style-name="ce56" office:value-type="string">
            <text:p>alloys, blue dye</text:p>
          </table:table-cell>
          <table:table-cell table:style-name="ce57" office:value-type="float" office:value="7300000.0">
            <text:p>7,300,000</text:p>
          </table:table-cell>
          <table:table-cell table:style-name="ce58"/>
          <table:table-cell table:style-name="ce57" office:value-type="float" office:value="88000.0">
            <text:p>88,000</text:p>
          </table:table-cell>
          <table:table-cell table:style-name="ce58" office:value-type="string">
            <text:p>Mine production</text:p>
          </table:table-cell>
          <table:table-cell table:style-name="ce69"/>
          <table:table-cell table:style-name="ce59"/>
          <table:table-cell table:style-name="ce60" table:formula="of:=[.C7]/[.E7]"/>
          <table:table-cell table:style-name="ce61"/>
          <table:table-cell table:style-name="ce62" office:value-type="float" office:value="33300.0">
            <text:p>33,300</text:p>
          </table:table-cell>
          <table:table-cell table:style-name="ce62" office:value-type="float" office:value="36700.0">
            <text:p>36,700</text:p>
          </table:table-cell>
          <table:table-cell table:style-name="ce62" office:value-type="float" office:value="47600.0">
            <text:p>47,600</text:p>
          </table:table-cell>
          <table:table-cell table:style-name="ce62" office:value-type="float" office:value="48400.0">
            <text:p>48,400</text:p>
          </table:table-cell>
          <table:table-cell table:style-name="ce62" office:value-type="float" office:value="52400.0">
            <text:p>52,400</text:p>
          </table:table-cell>
          <table:table-cell table:style-name="ce62" office:value-type="float" office:value="57900.0">
            <text:p>57,900</text:p>
          </table:table-cell>
          <table:table-cell table:style-name="ce62" office:value-type="float" office:value="67500.0">
            <text:p>67,500</text:p>
          </table:table-cell>
          <table:table-cell table:style-name="ce62" office:value-type="float" office:value="65500.0">
            <text:p>65,500</text:p>
          </table:table-cell>
          <table:table-cell table:style-name="ce62" office:value-type="float" office:value="75900.0">
            <text:p>75,900</text:p>
          </table:table-cell>
          <table:table-cell table:style-name="ce62" office:value-type="float" office:value="72300.0">
            <text:p>72,300</text:p>
          </table:table-cell>
          <table:table-cell table:style-name="ce62" office:value-type="float" office:value="88000.0">
            <text:p>88,000</text:p>
          </table:table-cell>
          <table:table-cell table:style-name="ce63" table:formula="of:=(([.L7]-[.K7])/[.K7])*100"/>
          <table:table-cell table:style-name="ce63" table:formula="of:=(([.M7]-[.L7])/[.L7])*100"/>
          <table:table-cell table:style-name="ce63" table:formula="of:=(([.N7]-[.M7])/[.M7])*100"/>
          <table:table-cell table:style-name="ce63" table:formula="of:=(([.O7]-[.N7])/[.N7])*100"/>
          <table:table-cell table:style-name="ce63" table:formula="of:=(([.P7]-[.O7])/[.O7])*100"/>
          <table:table-cell table:style-name="ce63" table:formula="of:=(([.Q7]-[.P7])/[.P7])*100"/>
          <table:table-cell table:style-name="ce63" table:formula="of:=(([.R7]-[.Q7])/[.Q7])*100"/>
          <table:table-cell table:style-name="ce63" table:formula="of:=(([.S7]-[.R7])/[.R7])*100"/>
          <table:table-cell table:style-name="ce63" table:formula="of:=(([.T7]-[.S7])/[.S7])*100"/>
          <table:table-cell table:style-name="ce64" table:formula="of:=(([.U7]-[.T7])/[.T7])*100"/>
          <table:table-cell table:style-name="ce65" table:formula="of:=AVERAGE([.V7:.AE7])"/>
          <table:table-cell table:style-name="ce65" table:formula="of:=[.AF7]/100"/>
          <table:table-cell table:style-name="ce66"/>
          <table:table-cell table:style-name="ce67" table:formula="of:=LN((([.AG7]*[.I7])+1))/[.AG7]"/>
          <table:table-cell table:style-name="ce67" table:formula="of:=[.AI7]*1.25"/>
          <table:table-cell table:style-name="ce61"/>
          <table:table-cell table:style-name="ce56" office:value-type="string">
            <text:p>USGS</text:p>
          </table:table-cell>
          <table:table-cell table:style-name="ce56" office:value-type="string">
            <text:p>http://minerals.usgs.gov/minerals/pubs/commodity/cobalt/index.html#mcs</text:p>
          </table:table-cell>
          <table:table-cell table:style-name="ce71"/>
          <table:table-cell table:style-name="ce72"/>
          <table:table-cell table:number-columns-repeated="11" table:style-name="ce68"/>
          <table:table-cell table:number-columns-repeated="972"/>
        </table:table-row>
        <table:table-row table:style-name="ro14">
          <table:table-cell table:style-name="ce37" office:value-type="string">
            <text:p>Copper</text:p>
          </table:table-cell>
          <table:table-cell table:style-name="ce56" office:value-type="string">
            <text:p>brass, wires, piping</text:p>
          </table:table-cell>
          <table:table-cell table:style-name="ce57" table:formula="of:=630000.0*1000"/>
          <table:table-cell table:style-name="ce58" office:value-type="string">
            <text:p>USGS commodity summary. Disputed</text:p>
          </table:table-cell>
          <table:table-cell table:style-name="ce57" table:formula="of:=16200*1000"/>
          <table:table-cell table:style-name="ce58" office:value-type="string">
            <text:p>Mine production.</text:p>
          </table:table-cell>
          <table:table-cell table:style-name="ce69" office:value-type="float" office:value="1.9327E7">
            <text:p>19,327,000</text:p>
          </table:table-cell>
          <table:table-cell table:style-name="ce59" office:value-type="string">
            <text:p>Year unknown.</text:p>
          </table:table-cell>
          <table:table-cell table:style-name="ce60" table:formula="of:=[.C8]/[.E8]"/>
          <table:table-cell table:style-name="ce61"/>
          <table:table-cell table:style-name="ce62" office:value-type="float" office:value="1.32E7">
            <text:p>13,200,000</text:p>
          </table:table-cell>
          <table:table-cell table:style-name="ce62" office:value-type="float" office:value="1.37E7">
            <text:p>13,700,000</text:p>
          </table:table-cell>
          <table:table-cell table:number-columns-repeated="2" table:style-name="ce62" office:value-type="float" office:value="1.36E7">
            <text:p>13,600,000</text:p>
          </table:table-cell>
          <table:table-cell table:style-name="ce62" office:value-type="float" office:value="1.46E7">
            <text:p>14,600,000</text:p>
          </table:table-cell>
          <table:table-cell table:style-name="ce62" office:value-type="float" office:value="1.5E7">
            <text:p>15,000,000</text:p>
          </table:table-cell>
          <table:table-cell table:style-name="ce62" office:value-type="float" office:value="1.51E7">
            <text:p>15,100,000</text:p>
          </table:table-cell>
          <table:table-cell table:number-columns-repeated="2" table:style-name="ce62" office:value-type="float" office:value="1.54E7">
            <text:p>15,400,000</text:p>
          </table:table-cell>
          <table:table-cell table:style-name="ce62" office:value-type="float" office:value="1.59E7">
            <text:p>15,900,000</text:p>
          </table:table-cell>
          <table:table-cell table:style-name="ce62" table:formula="of:=16200*1000"/>
          <table:table-cell table:style-name="ce63" table:formula="of:=(([.L8]-[.K8])/[.K8])*100"/>
          <table:table-cell table:style-name="ce63" table:formula="of:=(([.M8]-[.L8])/[.L8])*100"/>
          <table:table-cell table:style-name="ce63" table:formula="of:=(([.N8]-[.M8])/[.M8])*100"/>
          <table:table-cell table:style-name="ce63" table:formula="of:=(([.O8]-[.N8])/[.N8])*100"/>
          <table:table-cell table:style-name="ce63" table:formula="of:=(([.P8]-[.O8])/[.O8])*100"/>
          <table:table-cell table:style-name="ce63" table:formula="of:=(([.Q8]-[.P8])/[.P8])*100"/>
          <table:table-cell table:style-name="ce63" table:formula="of:=(([.R8]-[.Q8])/[.Q8])*100"/>
          <table:table-cell table:style-name="ce63" table:formula="of:=(([.S8]-[.R8])/[.R8])*100"/>
          <table:table-cell table:style-name="ce63" table:formula="of:=(([.T8]-[.S8])/[.S8])*100"/>
          <table:table-cell table:style-name="ce64" table:formula="of:=(([.U8]-[.T8])/[.T8])*100"/>
          <table:table-cell table:style-name="ce65" table:formula="of:=AVERAGE([.V8:.AE8])"/>
          <table:table-cell table:style-name="ce65" table:formula="of:=[.AF8]/100"/>
          <table:table-cell table:style-name="ce66"/>
          <table:table-cell table:style-name="ce67" table:formula="of:=LN((([.AG8]*[.I8])+1))/[.AG8]"/>
          <table:table-cell table:style-name="ce67" table:formula="of:=[.AI8]*1.25"/>
          <table:table-cell table:style-name="ce61"/>
          <table:table-cell table:style-name="ce56" office:value-type="string">
            <text:p>International Copper Study Group, USGS</text:p>
          </table:table-cell>
          <table:table-cell table:style-name="ce56" office:value-type="string">
            <text:p>http://www.icsg.org/</text:p>
          </table:table-cell>
          <table:table-cell table:style-name="ce56" office:value-type="string">
            <text:p>http://minerals.usgs.gov/minerals/pubs/commodity/copper/</text:p>
          </table:table-cell>
          <table:table-cell table:style-name="ce56"/>
          <table:table-cell table:number-columns-repeated="11" table:style-name="ce68"/>
          <table:table-cell table:number-columns-repeated="972"/>
        </table:table-row>
        <table:table-row table:style-name="ro13">
          <table:table-cell table:style-name="ce37" office:value-type="string">
            <text:p>Gold</text:p>
          </table:table-cell>
          <table:table-cell table:style-name="ce56" office:value-type="string">
            <text:p>jewellery, bullion</text:p>
          </table:table-cell>
          <table:table-cell table:style-name="ce57" office:value-type="float" office:value="51000.0">
            <text:p>51,000</text:p>
          </table:table-cell>
          <table:table-cell table:style-name="ce58"/>
          <table:table-cell table:style-name="ce57" office:value-type="float" office:value="2500.0">
            <text:p>2,500</text:p>
          </table:table-cell>
          <table:table-cell table:style-name="ce58" office:value-type="string">
            <text:p>Mine production.</text:p>
          </table:table-cell>
          <table:table-cell table:style-name="ce69" office:value-type="float" office:value="3970.5">
            <text:p>3,971</text:p>
          </table:table-cell>
          <table:table-cell table:style-name="ce59"/>
          <table:table-cell table:style-name="ce60" table:formula="of:=[.C9]/[.E9]"/>
          <table:table-cell table:style-name="ce61"/>
          <table:table-cell table:style-name="ce62" office:value-type="float" office:value="2550.0">
            <text:p>2,550</text:p>
          </table:table-cell>
          <table:table-cell table:style-name="ce62" office:value-type="float" office:value="2570.0">
            <text:p>2,570</text:p>
          </table:table-cell>
          <table:table-cell table:style-name="ce62" office:value-type="float" office:value="2550.0">
            <text:p>2,550</text:p>
          </table:table-cell>
          <table:table-cell table:style-name="ce62" office:value-type="float" office:value="2590.0">
            <text:p>2,590</text:p>
          </table:table-cell>
          <table:table-cell table:style-name="ce62" office:value-type="float" office:value="2430.0">
            <text:p>2,430</text:p>
          </table:table-cell>
          <table:table-cell table:style-name="ce62" office:value-type="float" office:value="2470.0">
            <text:p>2,470</text:p>
          </table:table-cell>
          <table:table-cell table:style-name="ce62" office:value-type="float" office:value="2500.0">
            <text:p>2,500</text:p>
          </table:table-cell>
          <table:table-cell table:style-name="ce62" office:value-type="float" office:value="2380.0">
            <text:p>2,380</text:p>
          </table:table-cell>
          <table:table-cell table:style-name="ce62" office:value-type="float" office:value="2260.0">
            <text:p>2,260</text:p>
          </table:table-cell>
          <table:table-cell table:style-name="ce62" office:value-type="float" office:value="2450.0">
            <text:p>2,450</text:p>
          </table:table-cell>
          <table:table-cell table:style-name="ce62" office:value-type="float" office:value="2500.0">
            <text:p>2,500</text:p>
          </table:table-cell>
          <table:table-cell table:style-name="ce63" table:formula="of:=(([.L9]-[.K9])/[.K9])*100"/>
          <table:table-cell table:style-name="ce63" table:formula="of:=(([.M9]-[.L9])/[.L9])*100"/>
          <table:table-cell table:style-name="ce63" table:formula="of:=(([.N9]-[.M9])/[.M9])*100"/>
          <table:table-cell table:style-name="ce63" table:formula="of:=(([.O9]-[.N9])/[.N9])*100"/>
          <table:table-cell table:style-name="ce63" table:formula="of:=(([.P9]-[.O9])/[.O9])*100"/>
          <table:table-cell table:style-name="ce63" table:formula="of:=(([.Q9]-[.P9])/[.P9])*100"/>
          <table:table-cell table:style-name="ce63" table:formula="of:=(([.R9]-[.Q9])/[.Q9])*100"/>
          <table:table-cell table:style-name="ce63" table:formula="of:=(([.S9]-[.R9])/[.R9])*100"/>
          <table:table-cell table:style-name="ce63" table:formula="of:=(([.T9]-[.S9])/[.S9])*100"/>
          <table:table-cell table:style-name="ce64" table:formula="of:=(([.U9]-[.T9])/[.T9])*100"/>
          <table:table-cell table:style-name="ce65" table:formula="of:=AVERAGE([.V9:.AE9])"/>
          <table:table-cell table:style-name="ce65" table:formula="of:=[.AF9]/100"/>
          <table:table-cell table:style-name="ce66"/>
          <table:table-cell table:style-name="ce67" table:formula="of:=LN((([.AG9]*[.I9])+1))/[.AG9]"/>
          <table:table-cell table:style-name="ce67" table:formula="of:=[.AI9]*1.25"/>
          <table:table-cell table:style-name="ce61"/>
          <table:table-cell table:style-name="ce56" office:value-type="string">
            <text:p>World Gold Council, USGS</text:p>
          </table:table-cell>
          <table:table-cell table:style-name="ce56" office:value-type="string">
            <text:p>http://www.gold.org/investment/statistics/demand_and_supply_statistics/</text:p>
          </table:table-cell>
          <table:table-cell table:style-name="ce56" office:value-type="string">
            <text:p>http://minerals.usgs.gov/minerals/pubs/commodity/gold/mcs-2011-gold.pdf</text:p>
          </table:table-cell>
          <table:table-cell table:style-name="ce56" office:value-type="string">
            <text:p>http://minerals.usgs.gov/minerals/pubs/commodity/gold/gold_mcs07.pdf</text:p>
          </table:table-cell>
          <table:table-cell table:number-columns-repeated="11" table:style-name="ce68"/>
          <table:table-cell table:number-columns-repeated="972"/>
        </table:table-row>
        <table:table-row table:style-name="ro14">
          <table:table-cell table:style-name="ce37" office:value-type="string">
            <text:p>Graphite</text:p>
          </table:table-cell>
          <table:table-cell table:style-name="ce56" office:value-type="string">
            <text:p>pencils, steelmaking, brake linings, lubricants</text:p>
          </table:table-cell>
          <table:table-cell table:style-name="ce57" office:value-type="float" office:value="7.1E7">
            <text:p>71,000,000</text:p>
          </table:table-cell>
          <table:table-cell table:style-name="ce58"/>
          <table:table-cell table:style-name="ce57" office:value-type="float" office:value="1100000.0">
            <text:p>1,100,000</text:p>
          </table:table-cell>
          <table:table-cell table:style-name="ce58" office:value-type="string">
            <text:p>Mine production</text:p>
          </table:table-cell>
          <table:table-cell table:style-name="ce58"/>
          <table:table-cell table:style-name="ce59"/>
          <table:table-cell table:style-name="ce60" table:formula="of:=[.C10]/[.E10]"/>
          <table:table-cell table:style-name="ce61"/>
          <table:table-cell table:style-name="ce62" office:value-type="float" office:value="571000.0">
            <text:p>571,000</text:p>
          </table:table-cell>
          <table:table-cell table:style-name="ce62" office:value-type="float" office:value="826000.0">
            <text:p>826,000</text:p>
          </table:table-cell>
          <table:table-cell table:style-name="ce62" office:value-type="float" office:value="810000.0">
            <text:p>810,000</text:p>
          </table:table-cell>
          <table:table-cell table:style-name="ce62" office:value-type="float" office:value="742000.0">
            <text:p>742,000</text:p>
          </table:table-cell>
          <table:table-cell table:style-name="ce62" office:value-type="float" office:value="982000.0">
            <text:p>982,000</text:p>
          </table:table-cell>
          <table:table-cell table:style-name="ce62" office:value-type="float" office:value="1060000.0">
            <text:p>1,060,000</text:p>
          </table:table-cell>
          <table:table-cell table:style-name="ce62" office:value-type="float" office:value="1030000.0">
            <text:p>1,030,000</text:p>
          </table:table-cell>
          <table:table-cell table:style-name="ce62" office:value-type="float" office:value="1110000.0">
            <text:p>1,110,000</text:p>
          </table:table-cell>
          <table:table-cell table:style-name="ce62" office:value-type="float" office:value="1120000.0">
            <text:p>1,120,000</text:p>
          </table:table-cell>
          <table:table-cell table:number-columns-repeated="2" table:style-name="ce62" office:value-type="float" office:value="1100000.0">
            <text:p>1,100,000</text:p>
          </table:table-cell>
          <table:table-cell table:style-name="ce63" table:formula="of:=(([.L10]-[.K10])/[.K10])*100"/>
          <table:table-cell table:style-name="ce63" table:formula="of:=(([.M10]-[.L10])/[.L10])*100"/>
          <table:table-cell table:style-name="ce63" table:formula="of:=(([.N10]-[.M10])/[.M10])*100"/>
          <table:table-cell table:style-name="ce63" table:formula="of:=(([.O10]-[.N10])/[.N10])*100"/>
          <table:table-cell table:style-name="ce63" table:formula="of:=(([.P10]-[.O10])/[.O10])*100"/>
          <table:table-cell table:style-name="ce63" table:formula="of:=(([.Q10]-[.P10])/[.P10])*100"/>
          <table:table-cell table:style-name="ce63" table:formula="of:=(([.R10]-[.Q10])/[.Q10])*100"/>
          <table:table-cell table:style-name="ce63" table:formula="of:=(([.S10]-[.R10])/[.R10])*100"/>
          <table:table-cell table:style-name="ce63" table:formula="of:=(([.T10]-[.S10])/[.S10])*100"/>
          <table:table-cell table:style-name="ce64" table:formula="of:=(([.U10]-[.T10])/[.T10])*100"/>
          <table:table-cell table:style-name="ce65" table:formula="of:=AVERAGE([.V10:.AE10])"/>
          <table:table-cell table:style-name="ce65" table:formula="of:=[.AF10]/100"/>
          <table:table-cell table:style-name="ce66"/>
          <table:table-cell table:style-name="ce67" table:formula="of:=LN((([.AG10]*[.I10])+1))/[.AG10]"/>
          <table:table-cell table:style-name="ce67" table:formula="of:=[.AI10]*1.25"/>
          <table:table-cell table:style-name="ce61"/>
          <table:table-cell table:number-columns-repeated="4" table:style-name="ce56"/>
          <table:table-cell table:number-columns-repeated="11" table:style-name="ce68"/>
          <table:table-cell table:number-columns-repeated="972"/>
        </table:table-row>
        <table:table-row table:style-name="ro13">
          <table:table-cell table:style-name="ce37" office:value-type="string">
            <text:p>Indium</text:p>
          </table:table-cell>
          <table:table-cell table:style-name="ce56" office:value-type="string">
            <text:p>touch screens, solar panels, LCD screens</text:p>
          </table:table-cell>
          <table:table-cell table:style-name="ce57" office:value-type="float" office:value="11000.0">
            <text:p>11,000</text:p>
          </table:table-cell>
          <table:table-cell table:style-name="ce58" office:value-type="string">
            <text:p>* NB 2007 - most recent year for which reserve estimates available</text:p>
          </table:table-cell>
          <table:table-cell table:style-name="ce38" office:value-type="float" office:value="574.0">
            <text:p>574</text:p>
          </table:table-cell>
          <table:table-cell table:style-name="ce58" office:value-type="string">
            <text:p>Refinery production.</text:p>
          </table:table-cell>
          <table:table-cell table:style-name="ce58" office:value-type="string">
            <text:p>-</text:p>
          </table:table-cell>
          <table:table-cell table:style-name="ce59"/>
          <table:table-cell table:style-name="ce60" table:formula="of:=[.C11]/[.E11]"/>
          <table:table-cell table:style-name="ce61"/>
          <table:table-cell table:style-name="ce62" office:value-type="float" office:value="335.0">
            <text:p>335</text:p>
          </table:table-cell>
          <table:table-cell table:style-name="ce62" office:value-type="float" office:value="345.0">
            <text:p>345</text:p>
          </table:table-cell>
          <table:table-cell table:style-name="ce62" office:value-type="float" office:value="335.0">
            <text:p>335</text:p>
          </table:table-cell>
          <table:table-cell table:style-name="ce62" office:value-type="float" office:value="370.0">
            <text:p>370</text:p>
          </table:table-cell>
          <table:table-cell table:style-name="ce62" office:value-type="float" office:value="405.0">
            <text:p>405</text:p>
          </table:table-cell>
          <table:table-cell table:style-name="ce62" office:value-type="float" office:value="500.0">
            <text:p>500</text:p>
          </table:table-cell>
          <table:table-cell table:style-name="ce62" office:value-type="float" office:value="580.0">
            <text:p>580</text:p>
          </table:table-cell>
          <table:table-cell table:style-name="ce62" office:value-type="float" office:value="563.0">
            <text:p>563</text:p>
          </table:table-cell>
          <table:table-cell table:style-name="ce62" office:value-type="float" office:value="570.0">
            <text:p>570</text:p>
          </table:table-cell>
          <table:table-cell table:style-name="ce62" office:value-type="float" office:value="546.0">
            <text:p>546</text:p>
          </table:table-cell>
          <table:table-cell table:style-name="ce56" office:value-type="float" office:value="574.0">
            <text:p>574</text:p>
          </table:table-cell>
          <table:table-cell table:style-name="ce63" table:formula="of:=(([.L11]-[.K11])/[.K11])*100"/>
          <table:table-cell table:style-name="ce63" table:formula="of:=(([.M11]-[.L11])/[.L11])*100"/>
          <table:table-cell table:style-name="ce63" table:formula="of:=(([.N11]-[.M11])/[.M11])*100"/>
          <table:table-cell table:style-name="ce63" table:formula="of:=(([.O11]-[.N11])/[.N11])*100"/>
          <table:table-cell table:style-name="ce63" table:formula="of:=(([.P11]-[.O11])/[.O11])*100"/>
          <table:table-cell table:style-name="ce63" table:formula="of:=(([.Q11]-[.P11])/[.P11])*100"/>
          <table:table-cell table:style-name="ce63" table:formula="of:=(([.R11]-[.Q11])/[.Q11])*100"/>
          <table:table-cell table:style-name="ce63" table:formula="of:=(([.S11]-[.R11])/[.R11])*100"/>
          <table:table-cell table:style-name="ce63" table:formula="of:=(([.T11]-[.S11])/[.S11])*100"/>
          <table:table-cell table:style-name="ce64" table:formula="of:=(([.U11]-[.T11])/[.T11])*100"/>
          <table:table-cell table:style-name="ce65" table:formula="of:=AVERAGE([.V11:.AE11])"/>
          <table:table-cell table:style-name="ce65" table:formula="of:=[.AF11]/100"/>
          <table:table-cell table:style-name="ce66"/>
          <table:table-cell table:style-name="ce67" table:formula="of:=LN((([.AG11]*[.I11])+1))/[.AG11]"/>
          <table:table-cell table:style-name="ce67" table:formula="of:=[.AI11]*1.25"/>
          <table:table-cell table:style-name="ce61"/>
          <table:table-cell table:style-name="ce56" office:value-type="string">
            <text:p>USGS, Minormetals.com</text:p>
          </table:table-cell>
          <table:table-cell table:style-name="ce56" office:value-type="string">
            <text:p>http://minerals.usgs.gov/minerals/pubs/commodity/indium/</text:p>
          </table:table-cell>
          <table:table-cell table:style-name="ce56" office:value-type="string">
            <text:p>http://www.minormetals.com/scoop/?id=891&amp;v=0&amp;lang=en&amp;cid=66951&amp;type=1</text:p>
          </table:table-cell>
          <table:table-cell table:style-name="ce56"/>
          <table:table-cell table:number-columns-repeated="11" table:style-name="ce68"/>
          <table:table-cell table:number-columns-repeated="972"/>
        </table:table-row>
        <table:table-row table:style-name="ro14">
          <table:table-cell table:style-name="ce37" office:value-type="string">
            <text:p>Lead</text:p>
          </table:table-cell>
          <table:table-cell table:style-name="ce56" office:value-type="string">
            <text:p>bullets, car batteries</text:p>
          </table:table-cell>
          <table:table-cell table:style-name="ce57" office:value-type="float" office:value="8.0E7">
            <text:p>80,000,000</text:p>
          </table:table-cell>
          <table:table-cell table:style-name="ce58"/>
          <table:table-cell table:style-name="ce57" office:value-type="float" office:value="4100000.0">
            <text:p>4,100,000</text:p>
          </table:table-cell>
          <table:table-cell table:style-name="ce58" office:value-type="string">
            <text:p>Mine production</text:p>
          </table:table-cell>
          <table:table-cell table:style-name="ce69" office:value-type="string">
            <text:p>-</text:p>
          </table:table-cell>
          <table:table-cell table:style-name="ce59"/>
          <table:table-cell table:style-name="ce60" table:formula="of:=[.C12]/[.E12]"/>
          <table:table-cell table:style-name="ce61"/>
          <table:table-cell table:number-columns-repeated="2" table:style-name="ce62" office:value-type="float" office:value="3100000.0">
            <text:p>3,100,000</text:p>
          </table:table-cell>
          <table:table-cell table:style-name="ce62" office:value-type="float" office:value="2910000.0">
            <text:p>2,910,000</text:p>
          </table:table-cell>
          <table:table-cell table:style-name="ce62" office:value-type="float" office:value="2950000.0">
            <text:p>2,950,000</text:p>
          </table:table-cell>
          <table:table-cell table:style-name="ce62" office:value-type="float" office:value="3150000.0">
            <text:p>3,150,000</text:p>
          </table:table-cell>
          <table:table-cell table:style-name="ce62" office:value-type="float" office:value="3270000.0">
            <text:p>3,270,000</text:p>
          </table:table-cell>
          <table:table-cell table:style-name="ce62" office:value-type="float" office:value="3470000.0">
            <text:p>3,470,000</text:p>
          </table:table-cell>
          <table:table-cell table:style-name="ce62" office:value-type="float" office:value="3770000.0">
            <text:p>3,770,000</text:p>
          </table:table-cell>
          <table:table-cell table:style-name="ce62" office:value-type="float" office:value="3840000.0">
            <text:p>3,840,000</text:p>
          </table:table-cell>
          <table:table-cell table:style-name="ce62" office:value-type="float" office:value="3860000.0">
            <text:p>3,860,000</text:p>
          </table:table-cell>
          <table:table-cell table:style-name="ce62" office:value-type="float" office:value="4100000.0">
            <text:p>4,100,000</text:p>
          </table:table-cell>
          <table:table-cell table:style-name="ce63" table:formula="of:=(([.L12]-[.K12])/[.K12])*100"/>
          <table:table-cell table:style-name="ce63" table:formula="of:=(([.M12]-[.L12])/[.L12])*100"/>
          <table:table-cell table:style-name="ce63" table:formula="of:=(([.N12]-[.M12])/[.M12])*100"/>
          <table:table-cell table:style-name="ce63" table:formula="of:=(([.O12]-[.N12])/[.N12])*100"/>
          <table:table-cell table:style-name="ce63" table:formula="of:=(([.P12]-[.O12])/[.O12])*100"/>
          <table:table-cell table:style-name="ce63" table:formula="of:=(([.Q12]-[.P12])/[.P12])*100"/>
          <table:table-cell table:style-name="ce63" table:formula="of:=(([.R12]-[.Q12])/[.Q12])*100"/>
          <table:table-cell table:style-name="ce63" table:formula="of:=(([.S12]-[.R12])/[.R12])*100"/>
          <table:table-cell table:style-name="ce63" table:formula="of:=(([.T12]-[.S12])/[.S12])*100"/>
          <table:table-cell table:style-name="ce64" table:formula="of:=(([.U12]-[.T12])/[.T12])*100"/>
          <table:table-cell table:style-name="ce65" table:formula="of:=AVERAGE([.V12:.AE12])"/>
          <table:table-cell table:style-name="ce65" table:formula="of:=[.AF12]/100"/>
          <table:table-cell table:style-name="ce66"/>
          <table:table-cell table:style-name="ce67" table:formula="of:=LN((([.AG12]*[.I12])+1))/[.AG12]"/>
          <table:table-cell table:style-name="ce67" table:formula="of:=[.AI12]*1.25"/>
          <table:table-cell table:style-name="ce61"/>
          <table:table-cell table:style-name="ce56" office:value-type="string">
            <text:p>USGS</text:p>
          </table:table-cell>
          <table:table-cell table:style-name="ce56" office:value-type="string">
            <text:p>http://minerals.usgs.gov/minerals/pubs/commodity/lead/</text:p>
          </table:table-cell>
          <table:table-cell table:number-columns-repeated="2" table:style-name="ce56"/>
          <table:table-cell table:number-columns-repeated="11" table:style-name="ce68"/>
          <table:table-cell table:number-columns-repeated="972"/>
        </table:table-row>
        <table:table-row table:style-name="ro14">
          <table:table-cell table:style-name="ce37" office:value-type="string">
            <text:p>Manganese</text:p>
          </table:table-cell>
          <table:table-cell table:style-name="ce56" office:value-type="string">
            <text:p>iron &amp; steel production, dry cell batteries</text:p>
          </table:table-cell>
          <table:table-cell table:style-name="ce57" office:value-type="float" office:value="6.3E8">
            <text:p>630,000,000</text:p>
          </table:table-cell>
          <table:table-cell table:style-name="ce58"/>
          <table:table-cell table:style-name="ce57" office:value-type="float" office:value="1.3E7">
            <text:p>13,000,000</text:p>
          </table:table-cell>
          <table:table-cell table:style-name="ce58" office:value-type="string">
            <text:p>Mine production</text:p>
          </table:table-cell>
          <table:table-cell table:style-name="ce69" office:value-type="string">
            <text:p>-</text:p>
          </table:table-cell>
          <table:table-cell table:style-name="ce59"/>
          <table:table-cell table:style-name="ce60" table:formula="of:=[.C13]/[.E13]"/>
          <table:table-cell table:style-name="ce61"/>
          <table:table-cell table:style-name="ce62" office:value-type="float" office:value="7280000.0">
            <text:p>7,280,000</text:p>
          </table:table-cell>
          <table:table-cell table:style-name="ce62" office:value-type="float" office:value="7600000.0">
            <text:p>7,600,000</text:p>
          </table:table-cell>
          <table:table-cell table:style-name="ce62" office:value-type="float" office:value="8100000.0">
            <text:p>8,100,000</text:p>
          </table:table-cell>
          <table:table-cell table:style-name="ce62" office:value-type="float" office:value="8200000.0">
            <text:p>8,200,000</text:p>
          </table:table-cell>
          <table:table-cell table:style-name="ce62" office:value-type="float" office:value="9350000.0">
            <text:p>9,350,000</text:p>
          </table:table-cell>
          <table:table-cell table:style-name="ce62" office:value-type="float" office:value="1.05E7">
            <text:p>10,500,000</text:p>
          </table:table-cell>
          <table:table-cell table:style-name="ce62" office:value-type="float" office:value="1.19E7">
            <text:p>11,900,000</text:p>
          </table:table-cell>
          <table:table-cell table:style-name="ce62" office:value-type="float" office:value="1.26E7">
            <text:p>12,600,000</text:p>
          </table:table-cell>
          <table:table-cell table:style-name="ce62" office:value-type="float" office:value="1.33E7">
            <text:p>13,300,000</text:p>
          </table:table-cell>
          <table:table-cell table:style-name="ce62" office:value-type="float" office:value="1.08E7">
            <text:p>10,800,000</text:p>
          </table:table-cell>
          <table:table-cell table:style-name="ce62" office:value-type="float" office:value="1.3E7">
            <text:p>13,000,000</text:p>
          </table:table-cell>
          <table:table-cell table:style-name="ce63" table:formula="of:=(([.L13]-[.K13])/[.K13])*100"/>
          <table:table-cell table:style-name="ce63" table:formula="of:=(([.M13]-[.L13])/[.L13])*100"/>
          <table:table-cell table:style-name="ce63" table:formula="of:=(([.N13]-[.M13])/[.M13])*100"/>
          <table:table-cell table:style-name="ce63" table:formula="of:=(([.O13]-[.N13])/[.N13])*100"/>
          <table:table-cell table:style-name="ce63" table:formula="of:=(([.P13]-[.O13])/[.O13])*100"/>
          <table:table-cell table:style-name="ce63" table:formula="of:=(([.Q13]-[.P13])/[.P13])*100"/>
          <table:table-cell table:style-name="ce63" table:formula="of:=(([.R13]-[.Q13])/[.Q13])*100"/>
          <table:table-cell table:style-name="ce63" table:formula="of:=(([.S13]-[.R13])/[.R13])*100"/>
          <table:table-cell table:style-name="ce63" table:formula="of:=(([.T13]-[.S13])/[.S13])*100"/>
          <table:table-cell table:style-name="ce64" table:formula="of:=(([.U13]-[.T13])/[.T13])*100"/>
          <table:table-cell table:style-name="ce65" table:formula="of:=AVERAGE([.V13:.AE13])"/>
          <table:table-cell table:style-name="ce65" table:formula="of:=[.AF13]/100"/>
          <table:table-cell table:style-name="ce66"/>
          <table:table-cell table:style-name="ce67" table:formula="of:=LN((([.AG13]*[.I13])+1))/[.AG13]"/>
          <table:table-cell table:style-name="ce67" table:formula="of:=[.AI13]*1.25"/>
          <table:table-cell table:style-name="ce61"/>
          <table:table-cell table:style-name="ce56" office:value-type="string">
            <text:p>USGS</text:p>
          </table:table-cell>
          <table:table-cell table:style-name="ce56" office:value-type="string">
            <text:p>http://minerals.usgs.gov/minerals/pubs/commodity/manganese/</text:p>
          </table:table-cell>
          <table:table-cell table:number-columns-repeated="2" table:style-name="ce56"/>
          <table:table-cell table:number-columns-repeated="11" table:style-name="ce68"/>
          <table:table-cell table:number-columns-repeated="972"/>
        </table:table-row>
        <table:table-row table:style-name="ro13">
          <table:table-cell table:style-name="ce37" office:value-type="string">
            <text:p>Molybdenum</text:p>
          </table:table-cell>
          <table:table-cell table:style-name="ce56" office:value-type="string">
            <text:p>armour, aircraft parts, electrical contacts, industrial motors and filaments</text:p>
          </table:table-cell>
          <table:table-cell table:style-name="ce57" office:value-type="float" office:value="9800000.0">
            <text:p>9,800,000</text:p>
          </table:table-cell>
          <table:table-cell table:style-name="ce58"/>
          <table:table-cell table:style-name="ce57" office:value-type="float" office:value="234000.0">
            <text:p>234,000</text:p>
          </table:table-cell>
          <table:table-cell table:style-name="ce58" office:value-type="string">
            <text:p>Mine production</text:p>
          </table:table-cell>
          <table:table-cell table:style-name="ce69"/>
          <table:table-cell table:style-name="ce59"/>
          <table:table-cell table:style-name="ce60" table:formula="of:=[.C14]/[.E14]"/>
          <table:table-cell table:style-name="ce61"/>
          <table:table-cell table:style-name="ce62" office:value-type="float" office:value="129000.0">
            <text:p>129,000</text:p>
          </table:table-cell>
          <table:table-cell table:style-name="ce62" office:value-type="float" office:value="130000.0">
            <text:p>130,000</text:p>
          </table:table-cell>
          <table:table-cell table:style-name="ce62" office:value-type="float" office:value="123000.0">
            <text:p>123,000</text:p>
          </table:table-cell>
          <table:table-cell table:style-name="ce62" office:value-type="float" office:value="125000.0">
            <text:p>125,000</text:p>
          </table:table-cell>
          <table:table-cell table:style-name="ce62" office:value-type="float" office:value="141000.0">
            <text:p>141,000</text:p>
          </table:table-cell>
          <table:table-cell table:style-name="ce62" office:value-type="float" office:value="185000.0">
            <text:p>185,000</text:p>
          </table:table-cell>
          <table:table-cell table:style-name="ce62" office:value-type="float" office:value="184000.0">
            <text:p>184,000</text:p>
          </table:table-cell>
          <table:table-cell table:style-name="ce62" office:value-type="float" office:value="205000.0">
            <text:p>205,000</text:p>
          </table:table-cell>
          <table:table-cell table:style-name="ce62" office:value-type="float" office:value="218000.0">
            <text:p>218,000</text:p>
          </table:table-cell>
          <table:table-cell table:style-name="ce62" office:value-type="float" office:value="221000.0">
            <text:p>221,000</text:p>
          </table:table-cell>
          <table:table-cell table:style-name="ce62" office:value-type="float" office:value="234000.0">
            <text:p>234,000</text:p>
          </table:table-cell>
          <table:table-cell table:style-name="ce63" table:formula="of:=(([.L14]-[.K14])/[.K14])*100"/>
          <table:table-cell table:style-name="ce63" table:formula="of:=(([.M14]-[.L14])/[.L14])*100"/>
          <table:table-cell table:style-name="ce63" table:formula="of:=(([.N14]-[.M14])/[.M14])*100"/>
          <table:table-cell table:style-name="ce63" table:formula="of:=(([.O14]-[.N14])/[.N14])*100"/>
          <table:table-cell table:style-name="ce63" table:formula="of:=(([.P14]-[.O14])/[.O14])*100"/>
          <table:table-cell table:style-name="ce63" table:formula="of:=(([.Q14]-[.P14])/[.P14])*100"/>
          <table:table-cell table:style-name="ce63" table:formula="of:=(([.R14]-[.Q14])/[.Q14])*100"/>
          <table:table-cell table:style-name="ce63" table:formula="of:=(([.S14]-[.R14])/[.R14])*100"/>
          <table:table-cell table:style-name="ce63" table:formula="of:=(([.T14]-[.S14])/[.S14])*100"/>
          <table:table-cell table:style-name="ce64" table:formula="of:=(([.U14]-[.T14])/[.T14])*100"/>
          <table:table-cell table:style-name="ce65" table:formula="of:=AVERAGE([.V14:.AE14])"/>
          <table:table-cell table:style-name="ce65" table:formula="of:=[.AF14]/100"/>
          <table:table-cell table:style-name="ce66"/>
          <table:table-cell table:style-name="ce67" table:formula="of:=LN((([.AG14]*[.I14])+1))/[.AG14]"/>
          <table:table-cell table:style-name="ce67" table:formula="of:=[.AI14]*1.25"/>
          <table:table-cell table:style-name="ce61"/>
          <table:table-cell table:style-name="ce56" office:value-type="string">
            <text:p>USGS</text:p>
          </table:table-cell>
          <table:table-cell table:style-name="ce56" office:value-type="string">
            <text:p>http://minerals.usgs.gov/minerals/pubs/commodity/molybdenum/index.html#mcs</text:p>
          </table:table-cell>
          <table:table-cell table:number-columns-repeated="2" table:style-name="ce56"/>
          <table:table-cell table:number-columns-repeated="11" table:style-name="ce68"/>
          <table:table-cell table:number-columns-repeated="972"/>
        </table:table-row>
        <table:table-row table:style-name="ro15">
          <table:table-cell table:style-name="ce37" office:value-type="string">
            <text:p>Nickel</text:p>
          </table:table-cell>
          <table:table-cell table:style-name="ce56" office:value-type="string">
            <text:p>coins, plating</text:p>
          </table:table-cell>
          <table:table-cell table:style-name="ce57" office:value-type="float" office:value="7.6E7">
            <text:p>76,000,000</text:p>
          </table:table-cell>
          <table:table-cell table:style-name="ce58"/>
          <table:table-cell table:style-name="ce57" office:value-type="float" office:value="1550000.0">
            <text:p>1,550,000</text:p>
          </table:table-cell>
          <table:table-cell table:style-name="ce58" office:value-type="string">
            <text:p>Mine production</text:p>
          </table:table-cell>
          <table:table-cell table:style-name="ce69" office:value-type="float" office:value="1280000.0">
            <text:p>1,280,000</text:p>
          </table:table-cell>
          <table:table-cell table:style-name="ce59" office:value-type="float" office:value="2008.0">
            <text:p>2008</text:p>
          </table:table-cell>
          <table:table-cell table:style-name="ce60" table:formula="of:=[.C15]/[.E15]"/>
          <table:table-cell table:style-name="ce61"/>
          <table:table-cell table:style-name="ce62" office:value-type="float" office:value="1250000.0">
            <text:p>1,250,000</text:p>
          </table:table-cell>
          <table:table-cell table:style-name="ce62" office:value-type="float" office:value="1330000.0">
            <text:p>1,330,000</text:p>
          </table:table-cell>
          <table:table-cell table:style-name="ce62" office:value-type="float" office:value="1340000.0">
            <text:p>1,340,000</text:p>
          </table:table-cell>
          <table:table-cell table:number-columns-repeated="2" table:style-name="ce62" office:value-type="float" office:value="1400000.0">
            <text:p>1,400,000</text:p>
          </table:table-cell>
          <table:table-cell table:style-name="ce62" office:value-type="float" office:value="1490000.0">
            <text:p>1,490,000</text:p>
          </table:table-cell>
          <table:table-cell table:style-name="ce62" office:value-type="float" office:value="1580000.0">
            <text:p>1,580,000</text:p>
          </table:table-cell>
          <table:table-cell table:style-name="ce62" office:value-type="float" office:value="1660000.0">
            <text:p>1,660,000</text:p>
          </table:table-cell>
          <table:table-cell table:style-name="ce62" office:value-type="float" office:value="1570000.0">
            <text:p>1,570,000</text:p>
          </table:table-cell>
          <table:table-cell table:style-name="ce62" office:value-type="float" office:value="1400000.0">
            <text:p>1,400,000</text:p>
          </table:table-cell>
          <table:table-cell table:style-name="ce62" office:value-type="float" office:value="1550000.0">
            <text:p>1,550,000</text:p>
          </table:table-cell>
          <table:table-cell table:style-name="ce63" table:formula="of:=(([.L15]-[.K15])/[.K15])*100"/>
          <table:table-cell table:style-name="ce63" table:formula="of:=(([.M15]-[.L15])/[.L15])*100"/>
          <table:table-cell table:style-name="ce63" table:formula="of:=(([.N15]-[.M15])/[.M15])*100"/>
          <table:table-cell table:style-name="ce63" table:formula="of:=(([.O15]-[.N15])/[.N15])*100"/>
          <table:table-cell table:style-name="ce63" table:formula="of:=(([.P15]-[.O15])/[.O15])*100"/>
          <table:table-cell table:style-name="ce63" table:formula="of:=(([.Q15]-[.P15])/[.P15])*100"/>
          <table:table-cell table:style-name="ce63" table:formula="of:=(([.R15]-[.Q15])/[.Q15])*100"/>
          <table:table-cell table:style-name="ce63" table:formula="of:=(([.S15]-[.R15])/[.R15])*100"/>
          <table:table-cell table:style-name="ce63" table:formula="of:=(([.T15]-[.S15])/[.S15])*100"/>
          <table:table-cell table:style-name="ce64" table:formula="of:=(([.U15]-[.T15])/[.T15])*100"/>
          <table:table-cell table:style-name="ce65" table:formula="of:=AVERAGE([.V15:.AE15])"/>
          <table:table-cell table:style-name="ce65" table:formula="of:=[.AF15]/100"/>
          <table:table-cell table:style-name="ce66" office:value-type="string">
            <text:p>Demand may be different to supply: it declined by 5.6% 2006-07 and 3.4% 2007-08 (Roskill)</text:p>
          </table:table-cell>
          <table:table-cell table:style-name="ce67" table:formula="of:=LN((([.AG15]*[.I15])+1))/[.AG15]"/>
          <table:table-cell table:style-name="ce67" table:formula="of:=[.AI15]*1.25"/>
          <table:table-cell table:style-name="ce61"/>
          <table:table-cell table:style-name="ce56" office:value-type="string">
            <text:p>USGS, Roskill Nickel Report</text:p>
          </table:table-cell>
          <table:table-cell table:style-name="ce56" office:value-type="string">
            <text:p>http://minerals.usgs.gov/minerals/pubs/commodity/nickel/</text:p>
          </table:table-cell>
          <table:table-cell table:style-name="ce56" office:value-type="string">
            <text:p>http://www.roskill.com/reports/steel-alloys/nickel</text:p>
          </table:table-cell>
          <table:table-cell table:style-name="ce56"/>
          <table:table-cell table:number-columns-repeated="11" table:style-name="ce68"/>
          <table:table-cell table:number-columns-repeated="972"/>
        </table:table-row>
        <table:table-row table:style-name="ro12">
          <table:table-cell table:style-name="ce37" office:value-type="string">
            <text:p>Platinum</text:p>
          </table:table-cell>
          <table:table-cell table:style-name="ce56" office:value-type="string">
            <text:p>fuel cells, catalytic converters, more jewellery</text:p>
          </table:table-cell>
          <table:table-cell table:style-name="ce57" office:value-type="float" office:value="66000.0">
            <text:p>66,000</text:p>
          </table:table-cell>
          <table:table-cell table:style-name="ce58" office:value-type="string">
            <text:p>Platinum-group metals incl. palladium, rhodium etc.</text:p>
          </table:table-cell>
          <table:table-cell table:style-name="ce57" office:value-type="float" office:value="183.0">
            <text:p>183</text:p>
          </table:table-cell>
          <table:table-cell table:style-name="ce58" office:value-type="string">
            <text:p>Mine production, platinum only</text:p>
          </table:table-cell>
          <table:table-cell table:style-name="ce58" office:value-type="string">
            <text:p>-</text:p>
          </table:table-cell>
          <table:table-cell table:style-name="ce59"/>
          <table:table-cell table:style-name="ce60" table:formula="of:=[.C16]/[.E16]"/>
          <table:table-cell table:style-name="ce61" office:value-type="string">
            <text:p>Probably overestimated. Platinum alone reserve estimate not available so platinum group metals figure used.</text:p>
          </table:table-cell>
          <table:table-cell table:style-name="ce62" office:value-type="float" office:value="155.0">
            <text:p>155</text:p>
          </table:table-cell>
          <table:table-cell table:style-name="ce62" office:value-type="float" office:value="160.0">
            <text:p>160</text:p>
          </table:table-cell>
          <table:table-cell table:style-name="ce62" office:value-type="float" office:value="184.0">
            <text:p>184</text:p>
          </table:table-cell>
          <table:table-cell table:style-name="ce62" office:value-type="float" office:value="205.0">
            <text:p>205</text:p>
          </table:table-cell>
          <table:table-cell table:style-name="ce62" office:value-type="float" office:value="214.0">
            <text:p>214</text:p>
          </table:table-cell>
          <table:table-cell table:style-name="ce62" office:value-type="float" office:value="217.0">
            <text:p>217</text:p>
          </table:table-cell>
          <table:table-cell table:style-name="ce62" office:value-type="float" office:value="221.0">
            <text:p>221</text:p>
          </table:table-cell>
          <table:table-cell table:style-name="ce62" office:value-type="float" office:value="213.0">
            <text:p>213</text:p>
          </table:table-cell>
          <table:table-cell table:style-name="ce62" office:value-type="float" office:value="189.0">
            <text:p>189</text:p>
          </table:table-cell>
          <table:table-cell table:style-name="ce62" office:value-type="float" office:value="181.0">
            <text:p>181</text:p>
          </table:table-cell>
          <table:table-cell table:style-name="ce62" office:value-type="float" office:value="183.0">
            <text:p>183</text:p>
          </table:table-cell>
          <table:table-cell table:style-name="ce63" table:formula="of:=(([.L16]-[.K16])/[.K16])*100"/>
          <table:table-cell table:style-name="ce63" table:formula="of:=(([.M16]-[.L16])/[.L16])*100"/>
          <table:table-cell table:style-name="ce63" table:formula="of:=(([.N16]-[.M16])/[.M16])*100"/>
          <table:table-cell table:style-name="ce63" table:formula="of:=(([.O16]-[.N16])/[.N16])*100"/>
          <table:table-cell table:style-name="ce63" table:formula="of:=(([.P16]-[.O16])/[.O16])*100"/>
          <table:table-cell table:style-name="ce63" table:formula="of:=(([.Q16]-[.P16])/[.P16])*100"/>
          <table:table-cell table:style-name="ce63" table:formula="of:=(([.R16]-[.Q16])/[.Q16])*100"/>
          <table:table-cell table:style-name="ce63" table:formula="of:=(([.S16]-[.R16])/[.R16])*100"/>
          <table:table-cell table:style-name="ce63" table:formula="of:=(([.T16]-[.S16])/[.S16])*100"/>
          <table:table-cell table:style-name="ce64" table:formula="of:=(([.U16]-[.T16])/[.T16])*100"/>
          <table:table-cell table:style-name="ce65" table:formula="of:=AVERAGE([.V16:.AE16])"/>
          <table:table-cell table:style-name="ce65" table:formula="of:=[.AF16]/100"/>
          <table:table-cell table:style-name="ce66"/>
          <table:table-cell table:style-name="ce67" table:formula="of:=LN((([.AG16]*[.I16])+1))/[.AG16]"/>
          <table:table-cell table:style-name="ce67" table:formula="of:=[.AI16]*1.25"/>
          <table:table-cell table:style-name="ce61"/>
          <table:table-cell table:style-name="ce56" office:value-type="string">
            <text:p>USGS</text:p>
          </table:table-cell>
          <table:table-cell table:style-name="ce56" office:value-type="string">
            <text:p>http://minerals.usgs.gov/minerals/pubs/commodity/platinum/</text:p>
          </table:table-cell>
          <table:table-cell table:number-columns-repeated="2" table:style-name="ce56"/>
          <table:table-cell table:number-columns-repeated="11" table:style-name="ce68"/>
          <table:table-cell table:number-columns-repeated="972"/>
        </table:table-row>
        <table:table-row table:style-name="ro16">
          <table:table-cell table:style-name="ce37" office:value-type="string">
            <text:p>Phosphorus</text:p>
          </table:table-cell>
          <table:table-cell table:style-name="ce56" office:value-type="string">
            <text:p>fertilizer, pesticides, matches</text:p>
          </table:table-cell>
          <table:table-cell table:style-name="ce57" office:value-type="float" office:value="6.5E10">
            <text:p>65,000,000,000</text:p>
          </table:table-cell>
          <table:table-cell table:style-name="ce58" office:value-type="string">
            <text:p>Phosphate rock.</text:p>
          </table:table-cell>
          <table:table-cell table:style-name="ce57" office:value-type="float" office:value="1.76E8">
            <text:p>176,000,000</text:p>
          </table:table-cell>
          <table:table-cell table:style-name="ce58" office:value-type="string">
            <text:p>Mine production, phosphate rock.</text:p>
          </table:table-cell>
          <table:table-cell table:style-name="ce58" office:value-type="string">
            <text:p>-</text:p>
          </table:table-cell>
          <table:table-cell table:style-name="ce59"/>
          <table:table-cell table:style-name="ce60" table:formula="of:=[.C17]/[.E17]"/>
          <table:table-cell table:style-name="ce61"/>
          <table:table-cell table:style-name="ce62" office:value-type="float" office:value="1.33E8">
            <text:p>133,000,000</text:p>
          </table:table-cell>
          <table:table-cell table:style-name="ce62" office:value-type="float" office:value="1.26E8">
            <text:p>126,000,000</text:p>
          </table:table-cell>
          <table:table-cell table:style-name="ce62" office:value-type="float" office:value="1.35E8">
            <text:p>135,000,000</text:p>
          </table:table-cell>
          <table:table-cell table:style-name="ce62" office:value-type="float" office:value="1.37E8">
            <text:p>137,000,000</text:p>
          </table:table-cell>
          <table:table-cell table:style-name="ce62" office:value-type="float" office:value="1.41E8">
            <text:p>141,000,000</text:p>
          </table:table-cell>
          <table:table-cell table:style-name="ce62" office:value-type="float" office:value="1.47E8">
            <text:p>147,000,000</text:p>
          </table:table-cell>
          <table:table-cell table:style-name="ce62" office:value-type="float" office:value="1.42E8">
            <text:p>142,000,000</text:p>
          </table:table-cell>
          <table:table-cell table:style-name="ce62" office:value-type="float" office:value="1.56E8">
            <text:p>156,000,000</text:p>
          </table:table-cell>
          <table:table-cell table:style-name="ce62" office:value-type="float" office:value="1.61E8">
            <text:p>161,000,000</text:p>
          </table:table-cell>
          <table:table-cell table:style-name="ce62" office:value-type="float" office:value="1.66E8">
            <text:p>166,000,000</text:p>
          </table:table-cell>
          <table:table-cell table:style-name="ce62" office:value-type="float" office:value="1.76E8">
            <text:p>176,000,000</text:p>
          </table:table-cell>
          <table:table-cell table:style-name="ce63" table:formula="of:=(([.L17]-[.K17])/[.K17])*100"/>
          <table:table-cell table:style-name="ce63" table:formula="of:=(([.M17]-[.L17])/[.L17])*100"/>
          <table:table-cell table:style-name="ce63" table:formula="of:=(([.N17]-[.M17])/[.M17])*100"/>
          <table:table-cell table:style-name="ce63" table:formula="of:=(([.O17]-[.N17])/[.N17])*100"/>
          <table:table-cell table:style-name="ce63" table:formula="of:=(([.P17]-[.O17])/[.O17])*100"/>
          <table:table-cell table:style-name="ce63" table:formula="of:=(([.Q17]-[.P17])/[.P17])*100"/>
          <table:table-cell table:style-name="ce63" table:formula="of:=(([.R17]-[.Q17])/[.Q17])*100"/>
          <table:table-cell table:style-name="ce63" table:formula="of:=(([.S17]-[.R17])/[.R17])*100"/>
          <table:table-cell table:style-name="ce63" table:formula="of:=(([.T17]-[.S17])/[.S17])*100"/>
          <table:table-cell table:style-name="ce64" table:formula="of:=(([.U17]-[.T17])/[.T17])*100"/>
          <table:table-cell table:style-name="ce65" table:formula="of:=AVERAGE([.V17:.AE17])"/>
          <table:table-cell table:style-name="ce65" table:formula="of:=[.AF17]/100"/>
          <table:table-cell table:style-name="ce66"/>
          <table:table-cell table:style-name="ce67" table:formula="of:=LN((([.AG17]*[.I17])+1))/[.AG17]"/>
          <table:table-cell table:style-name="ce67" table:formula="of:=[.AI17]*1.25"/>
          <table:table-cell table:style-name="ce61" office:value-type="string">
            <text:p>However, Smil (2000) predicts reserves will last only 80 years. Smil (2000): "Reserve estimates range between 1.5–3.5 Gt P for reserves, 4.7–9.5 Gt P for potential reserves, and about 13 Gt P for resources (76, 143). At the current rate of extraction, global reserves would last about 80 years." Cordell et al (2009): 50–100 years. Demand projected to increase, with production likely peaking in c.2030. </text:p>
          </table:table-cell>
          <table:table-cell table:style-name="ce56" office:value-type="string">
            <text:p>USGS; Cordell et al (2009); Smil (2000)</text:p>
          </table:table-cell>
          <table:table-cell table:style-name="ce56" office:value-type="string">
            <text:p>http://minerals.usgs.gov/minerals/pubs/commodity/phosphate_rock/</text:p>
          </table:table-cell>
          <table:table-cell table:style-name="ce56" office:value-type="string">
            <text:p>http://www.agci.org/dB/PDFs/09S2_TCrews_StoryofP.pdf</text:p>
          </table:table-cell>
          <table:table-cell table:style-name="ce56" office:value-type="string">
            <text:p>http://www.vaclavsmil.com/wp-content/uploads/docs/smil-article-2000-aree2000-2.pdf</text:p>
          </table:table-cell>
          <table:table-cell table:style-name="ce68"/>
          <table:table-cell table:number-columns-repeated="10" table:style-name="ce73"/>
          <table:table-cell table:number-columns-repeated="972"/>
        </table:table-row>
        <table:table-row table:style-name="ro13">
          <table:table-cell table:style-name="ce37" office:value-type="string">
            <text:p>Rare earths (15 lanthanides plus scandium and yttrium)</text:p>
          </table:table-cell>
          <table:table-cell table:style-name="ce56" office:value-type="string">
            <text:p>hybrid cars, wind turbines</text:p>
          </table:table-cell>
          <table:table-cell table:style-name="ce57" table:formula="of:=1.1E8"/>
          <table:table-cell table:style-name="ce58" office:value-type="string">
            <text:p>Rare-earth oxide.</text:p>
          </table:table-cell>
          <table:table-cell table:style-name="ce57" office:value-type="float" office:value="130000.0">
            <text:p>130,000</text:p>
          </table:table-cell>
          <table:table-cell table:style-name="ce58" office:value-type="string">
            <text:p>Mine production, rare-earth oxide.</text:p>
          </table:table-cell>
          <table:table-cell table:style-name="ce58" office:value-type="string">
            <text:p>-</text:p>
          </table:table-cell>
          <table:table-cell table:style-name="ce59"/>
          <table:table-cell table:style-name="ce60" table:formula="of:=[.C18]/[.E18]"/>
          <table:table-cell table:style-name="ce61"/>
          <table:table-cell table:number-columns-repeated="2" table:style-name="ce62" office:value-type="float" office:value="83500.0">
            <text:p>83,500</text:p>
          </table:table-cell>
          <table:table-cell table:style-name="ce62" office:value-type="float" office:value="98300.0">
            <text:p>98,300</text:p>
          </table:table-cell>
          <table:table-cell table:style-name="ce62" office:value-type="float" office:value="99100.0">
            <text:p>99,100</text:p>
          </table:table-cell>
          <table:table-cell table:style-name="ce62" office:value-type="float" office:value="102000.0">
            <text:p>102,000</text:p>
          </table:table-cell>
          <table:table-cell table:number-columns-repeated="2" table:style-name="ce62" office:value-type="float" office:value="123000.0">
            <text:p>123,000</text:p>
          </table:table-cell>
          <table:table-cell table:number-columns-repeated="2" table:style-name="ce62" office:value-type="float" office:value="124000.0">
            <text:p>124,000</text:p>
          </table:table-cell>
          <table:table-cell table:style-name="ce62" office:value-type="float" office:value="133000.0">
            <text:p>133,000</text:p>
          </table:table-cell>
          <table:table-cell table:style-name="ce62" office:value-type="float" office:value="130000.0">
            <text:p>130,000</text:p>
          </table:table-cell>
          <table:table-cell table:style-name="ce63" table:formula="of:=(([.L18]-[.K18])/[.K18])*100"/>
          <table:table-cell table:style-name="ce63" table:formula="of:=(([.M18]-[.L18])/[.L18])*100"/>
          <table:table-cell table:style-name="ce63" table:formula="of:=(([.N18]-[.M18])/[.M18])*100"/>
          <table:table-cell table:style-name="ce63" table:formula="of:=(([.O18]-[.N18])/[.N18])*100"/>
          <table:table-cell table:style-name="ce63" table:formula="of:=(([.P18]-[.O18])/[.O18])*100"/>
          <table:table-cell table:style-name="ce63" table:formula="of:=(([.Q18]-[.P18])/[.P18])*100"/>
          <table:table-cell table:style-name="ce63" table:formula="of:=(([.R18]-[.Q18])/[.Q18])*100"/>
          <table:table-cell table:style-name="ce63" table:formula="of:=(([.S18]-[.R18])/[.R18])*100"/>
          <table:table-cell table:style-name="ce63" table:formula="of:=(([.T18]-[.S18])/[.S18])*100"/>
          <table:table-cell table:style-name="ce64" table:formula="of:=(([.U18]-[.T18])/[.T18])*100"/>
          <table:table-cell table:style-name="ce65" table:formula="of:=AVERAGE([.V18:.AE18])"/>
          <table:table-cell table:style-name="ce65" table:formula="of:=[.AF18]/100"/>
          <table:table-cell table:style-name="ce66"/>
          <table:table-cell table:style-name="ce67" table:formula="of:=LN((([.AG18]*[.I18])+1))/[.AG18]"/>
          <table:table-cell table:style-name="ce67" table:formula="of:=[.AI18]*1.25"/>
          <table:table-cell table:style-name="ce61"/>
          <table:table-cell table:style-name="ce56" office:value-type="string">
            <text:p>USGS</text:p>
          </table:table-cell>
          <table:table-cell table:style-name="ce56" office:value-type="string">
            <text:p>http://minerals.usgs.gov/minerals/pubs/commodity/rare_earths/</text:p>
          </table:table-cell>
          <table:table-cell table:number-columns-repeated="2" table:style-name="ce56"/>
          <table:table-cell table:number-columns-repeated="11" table:style-name="ce68"/>
          <table:table-cell table:number-columns-repeated="972"/>
        </table:table-row>
        <table:table-row table:style-name="ro14">
          <table:table-cell table:style-name="ce37" office:value-type="string">
            <text:p>Silver</text:p>
          </table:table-cell>
          <table:table-cell table:style-name="ce56" office:value-type="string">
            <text:p>bandages, medals, jewellery</text:p>
          </table:table-cell>
          <table:table-cell table:style-name="ce57" office:value-type="float" office:value="510000.0">
            <text:p>510,000</text:p>
          </table:table-cell>
          <table:table-cell table:style-name="ce58"/>
          <table:table-cell table:style-name="ce57" office:value-type="float" office:value="22200.0">
            <text:p>22,200</text:p>
          </table:table-cell>
          <table:table-cell table:style-name="ce58" office:value-type="string">
            <text:p>Mine production.</text:p>
          </table:table-cell>
          <table:table-cell table:style-name="ce69" office:value-type="float" office:value="29958.0">
            <text:p>29,958</text:p>
          </table:table-cell>
          <table:table-cell table:style-name="ce59"/>
          <table:table-cell table:style-name="ce60" table:formula="of:=[.C19]/[.E19]"/>
          <table:table-cell table:style-name="ce61"/>
          <table:table-cell table:style-name="ce62" office:value-type="float" office:value="17700.0">
            <text:p>17,700</text:p>
          </table:table-cell>
          <table:table-cell table:style-name="ce62" office:value-type="float" office:value="18700.0">
            <text:p>18,700</text:p>
          </table:table-cell>
          <table:table-cell table:style-name="ce62" office:value-type="float" office:value="20000.0">
            <text:p>20,000</text:p>
          </table:table-cell>
          <table:table-cell table:style-name="ce62" office:value-type="float" office:value="18800.0">
            <text:p>18,800</text:p>
          </table:table-cell>
          <table:table-cell table:style-name="ce62" office:value-type="float" office:value="19700.0">
            <text:p>19,700</text:p>
          </table:table-cell>
          <table:table-cell table:style-name="ce62" office:value-type="float" office:value="19300.0">
            <text:p>19,300</text:p>
          </table:table-cell>
          <table:table-cell table:style-name="ce62" office:value-type="float" office:value="20200.0">
            <text:p>20,200</text:p>
          </table:table-cell>
          <table:table-cell table:style-name="ce62" office:value-type="float" office:value="20800.0">
            <text:p>20,800</text:p>
          </table:table-cell>
          <table:table-cell table:style-name="ce62" office:value-type="float" office:value="21300.0">
            <text:p>21,300</text:p>
          </table:table-cell>
          <table:table-cell table:style-name="ce62" office:value-type="float" office:value="21800.0">
            <text:p>21,800</text:p>
          </table:table-cell>
          <table:table-cell table:style-name="ce62" office:value-type="float" office:value="22200.0">
            <text:p>22,200</text:p>
          </table:table-cell>
          <table:table-cell table:style-name="ce63" table:formula="of:=(([.L19]-[.K19])/[.K19])*100"/>
          <table:table-cell table:style-name="ce63" table:formula="of:=(([.M19]-[.L19])/[.L19])*100"/>
          <table:table-cell table:style-name="ce63" table:formula="of:=(([.N19]-[.M19])/[.M19])*100"/>
          <table:table-cell table:style-name="ce63" table:formula="of:=(([.O19]-[.N19])/[.N19])*100"/>
          <table:table-cell table:style-name="ce63" table:formula="of:=(([.P19]-[.O19])/[.O19])*100"/>
          <table:table-cell table:style-name="ce63" table:formula="of:=(([.Q19]-[.P19])/[.P19])*100"/>
          <table:table-cell table:style-name="ce63" table:formula="of:=(([.R19]-[.Q19])/[.Q19])*100"/>
          <table:table-cell table:style-name="ce63" table:formula="of:=(([.S19]-[.R19])/[.R19])*100"/>
          <table:table-cell table:style-name="ce63" table:formula="of:=(([.T19]-[.S19])/[.S19])*100"/>
          <table:table-cell table:style-name="ce64" table:formula="of:=(([.U19]-[.T19])/[.T19])*100"/>
          <table:table-cell table:style-name="ce65" table:formula="of:=AVERAGE([.V19:.AE19])"/>
          <table:table-cell table:style-name="ce65" table:formula="of:=[.AF19]/100"/>
          <table:table-cell table:style-name="ce66"/>
          <table:table-cell table:style-name="ce67" table:formula="of:=LN((([.AG19]*[.I19])+1))/[.AG19]"/>
          <table:table-cell table:style-name="ce67" table:formula="of:=[.AI19]*1.25"/>
          <table:table-cell table:style-name="ce61"/>
          <table:table-cell table:style-name="ce56" office:value-type="string">
            <text:p>USGS, Silver Institute</text:p>
          </table:table-cell>
          <table:table-cell table:style-name="ce56" office:value-type="string">
            <text:p>http://minerals.usgs.gov/minerals/pubs/commodity/silver/</text:p>
          </table:table-cell>
          <table:table-cell table:style-name="ce56" office:value-type="string">
            <text:p>http://www.silverinstitute.org/supply_demand.php#demand</text:p>
          </table:table-cell>
          <table:table-cell table:style-name="ce56"/>
          <table:table-cell table:number-columns-repeated="11" table:style-name="ce68"/>
          <table:table-cell table:number-columns-repeated="972"/>
        </table:table-row>
        <table:table-row table:style-name="ro14">
          <table:table-cell table:style-name="ce37" office:value-type="string">
            <text:p>Tantalum</text:p>
          </table:table-cell>
          <table:table-cell table:style-name="ce56" office:value-type="string">
            <text:p>mobile phones</text:p>
          </table:table-cell>
          <table:table-cell table:style-name="ce57" office:value-type="float" office:value="110000.0">
            <text:p>110,000</text:p>
          </table:table-cell>
          <table:table-cell table:style-name="ce58"/>
          <table:table-cell table:style-name="ce38" office:value-type="float" office:value="670.0">
            <text:p>670</text:p>
          </table:table-cell>
          <table:table-cell table:style-name="ce58" office:value-type="string">
            <text:p>Mine production.</text:p>
          </table:table-cell>
          <table:table-cell table:style-name="ce58" office:value-type="string">
            <text:p>-</text:p>
          </table:table-cell>
          <table:table-cell table:style-name="ce59"/>
          <table:table-cell table:style-name="ce60" table:formula="of:=[.C20]/[.E20]"/>
          <table:table-cell table:style-name="ce61"/>
          <table:table-cell table:style-name="ce62" office:value-type="float" office:value="836.0">
            <text:p>836</text:p>
          </table:table-cell>
          <table:table-cell table:style-name="ce62" office:value-type="float" office:value="1300.0">
            <text:p>1,300</text:p>
          </table:table-cell>
          <table:table-cell table:style-name="ce62" office:value-type="float" office:value="1540.0">
            <text:p>1,540</text:p>
          </table:table-cell>
          <table:table-cell table:style-name="ce62" office:value-type="float" office:value="1210.0">
            <text:p>1,210</text:p>
          </table:table-cell>
          <table:table-cell table:style-name="ce62" office:value-type="float" office:value="1510.0">
            <text:p>1,510</text:p>
          </table:table-cell>
          <table:table-cell table:style-name="ce62" office:value-type="float" office:value="1260.0">
            <text:p>1,260</text:p>
          </table:table-cell>
          <table:table-cell table:style-name="ce62" office:value-type="float" office:value="1400.0">
            <text:p>1,400</text:p>
          </table:table-cell>
          <table:table-cell table:style-name="ce62" office:value-type="float" office:value="815.0">
            <text:p>815</text:p>
          </table:table-cell>
          <table:table-cell table:style-name="ce62" office:value-type="float" office:value="1170.0">
            <text:p>1,170</text:p>
          </table:table-cell>
          <table:table-cell table:style-name="ce62" office:value-type="float" office:value="665.0">
            <text:p>665</text:p>
          </table:table-cell>
          <table:table-cell table:style-name="ce56" office:value-type="float" office:value="670.0">
            <text:p>670</text:p>
          </table:table-cell>
          <table:table-cell table:style-name="ce63" table:formula="of:=(([.L20]-[.K20])/[.K20])*100"/>
          <table:table-cell table:style-name="ce63" table:formula="of:=(([.M20]-[.L20])/[.L20])*100"/>
          <table:table-cell table:style-name="ce63" table:formula="of:=(([.N20]-[.M20])/[.M20])*100"/>
          <table:table-cell table:style-name="ce63" table:formula="of:=(([.O20]-[.N20])/[.N20])*100"/>
          <table:table-cell table:style-name="ce63" table:formula="of:=(([.P20]-[.O20])/[.O20])*100"/>
          <table:table-cell table:style-name="ce63" table:formula="of:=(([.Q20]-[.P20])/[.P20])*100"/>
          <table:table-cell table:style-name="ce63" table:formula="of:=(([.R20]-[.Q20])/[.Q20])*100"/>
          <table:table-cell table:style-name="ce63" table:formula="of:=(([.S20]-[.R20])/[.R20])*100"/>
          <table:table-cell table:style-name="ce63" table:formula="of:=(([.T20]-[.S20])/[.S20])*100"/>
          <table:table-cell table:style-name="ce64" table:formula="of:=(([.U20]-[.T20])/[.T20])*100"/>
          <table:table-cell table:style-name="ce65" table:formula="of:=AVERAGE([.V20:.AE20])"/>
          <table:table-cell table:style-name="ce65" table:formula="of:=[.AF20]/100"/>
          <table:table-cell table:style-name="ce66"/>
          <table:table-cell table:style-name="ce67" table:formula="of:=LN((([.AG20]*[.I20])+1))/[.AG20]"/>
          <table:table-cell table:style-name="ce67" table:formula="of:=[.AI20]*1.25"/>
          <table:table-cell table:style-name="ce61"/>
          <table:table-cell table:style-name="ce56" office:value-type="string">
            <text:p>USGS</text:p>
          </table:table-cell>
          <table:table-cell table:style-name="ce56" office:value-type="string">
            <text:p>http://minerals.usgs.gov/minerals/pubs/commodity/niobium/</text:p>
          </table:table-cell>
          <table:table-cell table:number-columns-repeated="2" table:style-name="ce56"/>
          <table:table-cell table:number-columns-repeated="11" table:style-name="ce68"/>
          <table:table-cell table:number-columns-repeated="972"/>
        </table:table-row>
        <table:table-row table:style-name="ro13">
          <table:table-cell table:style-name="ce37" office:value-type="string">
            <text:p>Tin</text:p>
          </table:table-cell>
          <table:table-cell table:style-name="ce56" office:value-type="string">
            <text:p>food cans, industry</text:p>
          </table:table-cell>
          <table:table-cell table:style-name="ce57" office:value-type="float" office:value="5200000.0">
            <text:p>5,200,000</text:p>
          </table:table-cell>
          <table:table-cell table:style-name="ce58"/>
          <table:table-cell table:style-name="ce57" office:value-type="float" office:value="261000.0">
            <text:p>261,000</text:p>
          </table:table-cell>
          <table:table-cell table:style-name="ce58" office:value-type="string">
            <text:p>Mine production.</text:p>
          </table:table-cell>
          <table:table-cell table:style-name="ce69" office:value-type="float" office:value="360300.0">
            <text:p>360,300</text:p>
          </table:table-cell>
          <table:table-cell table:style-name="ce59" office:value-type="string">
            <text:p>Refined tin. Est. 2010</text:p>
          </table:table-cell>
          <table:table-cell table:style-name="ce60" table:formula="of:=[.C21]/[.E21]"/>
          <table:table-cell table:style-name="ce61"/>
          <table:table-cell table:style-name="ce62" office:value-type="float" office:value="238000.0">
            <text:p>238,000</text:p>
          </table:table-cell>
          <table:table-cell table:style-name="ce62" office:value-type="float" office:value="222000.0">
            <text:p>222,000</text:p>
          </table:table-cell>
          <table:table-cell table:style-name="ce62" office:value-type="float" office:value="249000.0">
            <text:p>249,000</text:p>
          </table:table-cell>
          <table:table-cell table:style-name="ce62" office:value-type="float" office:value="207000.0">
            <text:p>207,000</text:p>
          </table:table-cell>
          <table:table-cell table:style-name="ce62" office:value-type="float" office:value="264000.0">
            <text:p>264,000</text:p>
          </table:table-cell>
          <table:table-cell table:style-name="ce62" office:value-type="float" office:value="290000.0">
            <text:p>290,000</text:p>
          </table:table-cell>
          <table:table-cell table:style-name="ce62" office:value-type="float" office:value="302000.0">
            <text:p>302,000</text:p>
          </table:table-cell>
          <table:table-cell table:style-name="ce62" office:value-type="float" office:value="320000.0">
            <text:p>320,000</text:p>
          </table:table-cell>
          <table:table-cell table:style-name="ce62" office:value-type="float" office:value="299000.0">
            <text:p>299,000</text:p>
          </table:table-cell>
          <table:table-cell table:style-name="ce62" office:value-type="float" office:value="260000.0">
            <text:p>260,000</text:p>
          </table:table-cell>
          <table:table-cell table:style-name="ce62" office:value-type="float" office:value="261000.0">
            <text:p>261,000</text:p>
          </table:table-cell>
          <table:table-cell table:style-name="ce63" table:formula="of:=(([.L21]-[.K21])/[.K21])*100"/>
          <table:table-cell table:style-name="ce63" table:formula="of:=(([.M21]-[.L21])/[.L21])*100"/>
          <table:table-cell table:style-name="ce63" table:formula="of:=(([.N21]-[.M21])/[.M21])*100"/>
          <table:table-cell table:style-name="ce63" table:formula="of:=(([.O21]-[.N21])/[.N21])*100"/>
          <table:table-cell table:style-name="ce63" table:formula="of:=(([.P21]-[.O21])/[.O21])*100"/>
          <table:table-cell table:style-name="ce63" table:formula="of:=(([.Q21]-[.P21])/[.P21])*100"/>
          <table:table-cell table:style-name="ce63" table:formula="of:=(([.R21]-[.Q21])/[.Q21])*100"/>
          <table:table-cell table:style-name="ce63" table:formula="of:=(([.S21]-[.R21])/[.R21])*100"/>
          <table:table-cell table:style-name="ce63" table:formula="of:=(([.T21]-[.S21])/[.S21])*100"/>
          <table:table-cell table:style-name="ce64" table:formula="of:=(([.U21]-[.T21])/[.T21])*100"/>
          <table:table-cell table:style-name="ce65" table:formula="of:=AVERAGE([.V21:.AE21])"/>
          <table:table-cell table:style-name="ce65" table:formula="of:=[.AF21]/100"/>
          <table:table-cell table:style-name="ce66"/>
          <table:table-cell table:style-name="ce67" table:formula="of:=LN((([.AG21]*[.I21])+1))/[.AG21]"/>
          <table:table-cell table:style-name="ce67" table:formula="of:=[.AI21]*1.25"/>
          <table:table-cell table:style-name="ce61"/>
          <table:table-cell table:style-name="ce56" office:value-type="string">
            <text:p>USGS, ITRI</text:p>
          </table:table-cell>
          <table:table-cell table:style-name="ce56" office:value-type="string">
            <text:p>http://minerals.usgs.gov/minerals/pubs/commodity/tin/</text:p>
          </table:table-cell>
          <table:table-cell table:style-name="ce56" office:value-type="string">
            <text:p>http://www.itri.co.uk/pooled/articles/BF_NEWSART/view.asp?Q=BF_NEWSART_322127</text:p>
          </table:table-cell>
          <table:table-cell table:style-name="ce56"/>
          <table:table-cell table:number-columns-repeated="11" table:style-name="ce68"/>
          <table:table-cell table:number-columns-repeated="972"/>
        </table:table-row>
        <table:table-row table:style-name="ro14">
          <table:table-cell table:style-name="ce37" office:value-type="string">
            <text:p>Titanium</text:p>
          </table:table-cell>
          <table:table-cell table:style-name="ce56" office:value-type="string">
            <text:p>aircraft, armour</text:p>
          </table:table-cell>
          <table:table-cell table:style-name="ce57" table:formula="of:=690000.0*1000"/>
          <table:table-cell table:style-name="ce58" office:value-type="string">
            <text:p>Titanium mineral concentrates</text:p>
          </table:table-cell>
          <table:table-cell table:style-name="ce57" table:formula="of:=6300*1000"/>
          <table:table-cell table:style-name="ce58" office:value-type="string">
            <text:p>Mine production, titanium mineral concentrates.</text:p>
          </table:table-cell>
          <table:table-cell table:style-name="ce69" office:value-type="string">
            <text:p>-</text:p>
          </table:table-cell>
          <table:table-cell table:style-name="ce59"/>
          <table:table-cell table:style-name="ce60" table:formula="of:=[.C22]/[.E22]"/>
          <table:table-cell table:style-name="ce61"/>
          <table:table-cell table:style-name="ce62" office:value-type="float" office:value="4700000.0">
            <text:p>4,700,000</text:p>
          </table:table-cell>
          <table:table-cell table:style-name="ce62" office:value-type="float" office:value="5000000.0">
            <text:p>5,000,000</text:p>
          </table:table-cell>
          <table:table-cell table:style-name="ce62" office:value-type="float" office:value="4800000.0">
            <text:p>4,800,000</text:p>
          </table:table-cell>
          <table:table-cell table:style-name="ce62" office:value-type="float" office:value="5300000.0">
            <text:p>5,300,000</text:p>
          </table:table-cell>
          <table:table-cell table:style-name="ce62" office:value-type="float" office:value="5000000.0">
            <text:p>5,000,000</text:p>
          </table:table-cell>
          <table:table-cell table:style-name="ce62" office:value-type="float" office:value="5200000.0">
            <text:p>5,200,000</text:p>
          </table:table-cell>
          <table:table-cell table:style-name="ce62" office:value-type="float" office:value="5800000.0">
            <text:p>5,800,000</text:p>
          </table:table-cell>
          <table:table-cell table:style-name="ce62" office:value-type="float" office:value="6240000.0">
            <text:p>6,240,000</text:p>
          </table:table-cell>
          <table:table-cell table:style-name="ce62" office:value-type="float" office:value="6390000.0">
            <text:p>6,390,000</text:p>
          </table:table-cell>
          <table:table-cell table:style-name="ce62" office:value-type="float" office:value="5800000.0">
            <text:p>5,800,000</text:p>
          </table:table-cell>
          <table:table-cell table:style-name="ce62" table:formula="of:=6300*1000"/>
          <table:table-cell table:style-name="ce63" table:formula="of:=(([.L22]-[.K22])/[.K22])*100"/>
          <table:table-cell table:style-name="ce63" table:formula="of:=(([.M22]-[.L22])/[.L22])*100"/>
          <table:table-cell table:style-name="ce63" table:formula="of:=(([.N22]-[.M22])/[.M22])*100"/>
          <table:table-cell table:style-name="ce63" table:formula="of:=(([.O22]-[.N22])/[.N22])*100"/>
          <table:table-cell table:style-name="ce63" table:formula="of:=(([.P22]-[.O22])/[.O22])*100"/>
          <table:table-cell table:style-name="ce63" table:formula="of:=(([.Q22]-[.P22])/[.P22])*100"/>
          <table:table-cell table:style-name="ce63" table:formula="of:=(([.R22]-[.Q22])/[.Q22])*100"/>
          <table:table-cell table:style-name="ce63" table:formula="of:=(([.S22]-[.R22])/[.R22])*100"/>
          <table:table-cell table:style-name="ce63" table:formula="of:=(([.T22]-[.S22])/[.S22])*100"/>
          <table:table-cell table:style-name="ce64" table:formula="of:=(([.U22]-[.T22])/[.T22])*100"/>
          <table:table-cell table:style-name="ce65" table:formula="of:=AVERAGE([.V22:.AE22])"/>
          <table:table-cell table:style-name="ce65" table:formula="of:=[.AF22]/100"/>
          <table:table-cell table:style-name="ce66"/>
          <table:table-cell table:style-name="ce67" table:formula="of:=LN((([.AG22]*[.I22])+1))/[.AG22]"/>
          <table:table-cell table:style-name="ce67" table:formula="of:=[.AI22]*1.25"/>
          <table:table-cell table:style-name="ce61"/>
          <table:table-cell table:style-name="ce56" office:value-type="string">
            <text:p>USGS</text:p>
          </table:table-cell>
          <table:table-cell table:style-name="ce56" office:value-type="string">
            <text:p>http://minerals.usgs.gov/minerals/pubs/commodity/titanium/</text:p>
          </table:table-cell>
          <table:table-cell table:number-columns-repeated="2" table:style-name="ce56"/>
          <table:table-cell table:number-columns-repeated="11" table:style-name="ce68"/>
          <table:table-cell table:number-columns-repeated="972"/>
        </table:table-row>
        <table:table-row table:style-name="ro13">
          <table:table-cell table:style-name="ce37" office:value-type="string">
            <text:p>Tungsten</text:p>
          </table:table-cell>
          <table:table-cell table:style-name="ce56" office:value-type="string">
            <text:p>metalworking, mining, construction, lighting, electronics</text:p>
          </table:table-cell>
          <table:table-cell table:style-name="ce57" office:value-type="float" office:value="2900000.0">
            <text:p>2,900,000</text:p>
          </table:table-cell>
          <table:table-cell table:style-name="ce58"/>
          <table:table-cell table:style-name="ce57" office:value-type="float" office:value="61000.0">
            <text:p>61,000</text:p>
          </table:table-cell>
          <table:table-cell table:style-name="ce58" office:value-type="string">
            <text:p>Mine production.</text:p>
          </table:table-cell>
          <table:table-cell table:style-name="ce69" office:value-type="string">
            <text:p>-</text:p>
          </table:table-cell>
          <table:table-cell table:style-name="ce59"/>
          <table:table-cell table:style-name="ce60" table:formula="of:=[.C23]/[.E23]"/>
          <table:table-cell table:style-name="ce61"/>
          <table:table-cell table:style-name="ce62" office:value-type="float" office:value="37400.0">
            <text:p>37,400</text:p>
          </table:table-cell>
          <table:table-cell table:style-name="ce62" office:value-type="float" office:value="44200.0">
            <text:p>44,200</text:p>
          </table:table-cell>
          <table:table-cell table:style-name="ce62" office:value-type="float" office:value="59100.0">
            <text:p>59,100</text:p>
          </table:table-cell>
          <table:table-cell table:style-name="ce62" office:value-type="float" office:value="62100.0">
            <text:p>62,100</text:p>
          </table:table-cell>
          <table:table-cell table:style-name="ce62" office:value-type="float" office:value="73700.0">
            <text:p>73,700</text:p>
          </table:table-cell>
          <table:table-cell table:style-name="ce62" office:value-type="float" office:value="70100.0">
            <text:p>70,100</text:p>
          </table:table-cell>
          <table:table-cell table:style-name="ce62" office:value-type="float" office:value="90800.0">
            <text:p>90,800</text:p>
          </table:table-cell>
          <table:table-cell table:style-name="ce62" office:value-type="float" office:value="54500.0">
            <text:p>54,500</text:p>
          </table:table-cell>
          <table:table-cell table:style-name="ce62" office:value-type="float" office:value="55900.0">
            <text:p>55,900</text:p>
          </table:table-cell>
          <table:table-cell table:style-name="ce62" office:value-type="float" office:value="61300.0">
            <text:p>61,300</text:p>
          </table:table-cell>
          <table:table-cell table:style-name="ce62" office:value-type="float" office:value="61000.0">
            <text:p>61,000</text:p>
          </table:table-cell>
          <table:table-cell table:style-name="ce63" table:formula="of:=(([.L23]-[.K23])/[.K23])*100"/>
          <table:table-cell table:style-name="ce63" table:formula="of:=(([.M23]-[.L23])/[.L23])*100"/>
          <table:table-cell table:style-name="ce63" table:formula="of:=(([.N23]-[.M23])/[.M23])*100"/>
          <table:table-cell table:style-name="ce63" table:formula="of:=(([.O23]-[.N23])/[.N23])*100"/>
          <table:table-cell table:style-name="ce63" table:formula="of:=(([.P23]-[.O23])/[.O23])*100"/>
          <table:table-cell table:style-name="ce63" table:formula="of:=(([.Q23]-[.P23])/[.P23])*100"/>
          <table:table-cell table:style-name="ce63" table:formula="of:=(([.R23]-[.Q23])/[.Q23])*100"/>
          <table:table-cell table:style-name="ce63" table:formula="of:=(([.S23]-[.R23])/[.R23])*100"/>
          <table:table-cell table:style-name="ce63" table:formula="of:=(([.T23]-[.S23])/[.S23])*100"/>
          <table:table-cell table:style-name="ce64" table:formula="of:=(([.U23]-[.T23])/[.T23])*100"/>
          <table:table-cell table:style-name="ce65" table:formula="of:=AVERAGE([.V23:.AE23])"/>
          <table:table-cell table:style-name="ce65" table:formula="of:=[.AF23]/100"/>
          <table:table-cell table:style-name="ce66"/>
          <table:table-cell table:style-name="ce67" table:formula="of:=LN((([.AG23]*[.I23])+1))/[.AG23]"/>
          <table:table-cell table:style-name="ce67" table:formula="of:=[.AI23]*1.25"/>
          <table:table-cell table:style-name="ce61"/>
          <table:table-cell table:style-name="ce56" office:value-type="string">
            <text:p>USGS</text:p>
          </table:table-cell>
          <table:table-cell table:style-name="ce56" office:value-type="string">
            <text:p>http://minerals.usgs.gov/minerals/pubs/commodity/tungsten/</text:p>
          </table:table-cell>
          <table:table-cell table:number-columns-repeated="2" table:style-name="ce56"/>
          <table:table-cell table:number-columns-repeated="11" table:style-name="ce68"/>
          <table:table-cell table:number-columns-repeated="972"/>
        </table:table-row>
        <table:table-row table:style-name="ro17">
          <table:table-cell table:style-name="ce37" office:value-type="string">
            <text:p>Uranium</text:p>
          </table:table-cell>
          <table:table-cell table:style-name="ce56" office:value-type="string">
            <text:p>nuclear weapons</text:p>
          </table:table-cell>
          <table:table-cell table:style-name="ce57" office:value-type="float" office:value="5469000.0">
            <text:p>5,469,000</text:p>
          </table:table-cell>
          <table:table-cell table:style-name="ce58" office:value-type="string">
            <text:p>* NB 2007. Deposits that can be mined for $130/kg or less. From 'Red Book' published by OECD Nuclear Energy Agency (NEA) and the International Atomic Energy Agency (IAEA)</text:p>
          </table:table-cell>
          <table:table-cell table:style-name="ce57" office:value-type="float" office:value="53663.0">
            <text:p>53,663</text:p>
          </table:table-cell>
          <table:table-cell table:style-name="ce58" office:value-type="string">
            <text:p>Mine production.</text:p>
          </table:table-cell>
          <table:table-cell table:style-name="ce69" office:value-type="float" office:value="68799.0">
            <text:p>68,799</text:p>
          </table:table-cell>
          <table:table-cell table:style-name="ce59" office:value-type="float" office:value="2010.0">
            <text:p>2010</text:p>
          </table:table-cell>
          <table:table-cell table:style-name="ce60" table:formula="of:=[.C24]/[.E24]"/>
          <table:table-cell table:style-name="ce61"/>
          <table:table-cell table:style-name="ce62" office:value-type="string">
            <text:p>-</text:p>
          </table:table-cell>
          <table:table-cell table:style-name="ce56" office:value-type="string">
            <text:p>-</text:p>
          </table:table-cell>
          <table:table-cell table:style-name="ce62" office:value-type="string">
            <text:p>-</text:p>
          </table:table-cell>
          <table:table-cell table:style-name="ce62" office:value-type="float" office:value="35574.0">
            <text:p>35,574</text:p>
          </table:table-cell>
          <table:table-cell table:style-name="ce62" office:value-type="float" office:value="40178.0">
            <text:p>40,178</text:p>
          </table:table-cell>
          <table:table-cell table:style-name="ce62" office:value-type="float" office:value="41719.0">
            <text:p>41,719</text:p>
          </table:table-cell>
          <table:table-cell table:style-name="ce62" office:value-type="float" office:value="39444.0">
            <text:p>39,444</text:p>
          </table:table-cell>
          <table:table-cell table:style-name="ce62" office:value-type="float" office:value="41282.0">
            <text:p>41,282</text:p>
          </table:table-cell>
          <table:table-cell table:style-name="ce62" office:value-type="float" office:value="43853.0">
            <text:p>43,853</text:p>
          </table:table-cell>
          <table:table-cell table:style-name="ce62" office:value-type="float" office:value="50772.0">
            <text:p>50,772</text:p>
          </table:table-cell>
          <table:table-cell table:style-name="ce62" office:value-type="float" office:value="53663.0">
            <text:p>53,663</text:p>
          </table:table-cell>
          <table:table-cell table:number-columns-repeated="3" table:style-name="ce63" office:value-type="string">
            <text:p>-</text:p>
          </table:table-cell>
          <table:table-cell table:style-name="ce63" table:formula="of:=(([.O24]-[.N24])/[.N24])*100"/>
          <table:table-cell table:style-name="ce63" table:formula="of:=(([.P24]-[.O24])/[.O24])*100"/>
          <table:table-cell table:style-name="ce63" table:formula="of:=(([.Q24]-[.P24])/[.P24])*100"/>
          <table:table-cell table:style-name="ce63" table:formula="of:=(([.R24]-[.Q24])/[.Q24])*100"/>
          <table:table-cell table:style-name="ce63" table:formula="of:=(([.S24]-[.R24])/[.R24])*100"/>
          <table:table-cell table:style-name="ce63" table:formula="of:=(([.T24]-[.S24])/[.S24])*100"/>
          <table:table-cell table:style-name="ce64" table:formula="of:=(([.U24]-[.T24])/[.T24])*100"/>
          <table:table-cell table:style-name="ce65" table:formula="of:=AVERAGE([.Y24:.AE24])"/>
          <table:table-cell table:style-name="ce65" table:formula="of:=[.AF24]/100"/>
          <table:table-cell table:style-name="ce66" office:value-type="string">
            <text:p>Data only available 2003-</text:p>
          </table:table-cell>
          <table:table-cell table:style-name="ce67" table:formula="of:=LN((([.AG24]*[.I24])+1))/[.AG24]"/>
          <table:table-cell table:style-name="ce67" table:formula="of:=[.AI24]*1.25"/>
          <table:table-cell table:style-name="ce61"/>
          <table:table-cell table:style-name="ce56" office:value-type="string">
            <text:p>World Nuclear News, World Nuclear Association</text:p>
          </table:table-cell>
          <table:table-cell table:style-name="ce56" office:value-type="string">
            <text:p>http://www.world-nuclear-news.org/ENF_Exploration_drives_uranium_resources_up_17_0206082.html</text:p>
          </table:table-cell>
          <table:table-cell table:style-name="ce56" office:value-type="string">
            <text:p>http://www.world-nuclear.org/info/inf23.html</text:p>
          </table:table-cell>
          <table:table-cell table:style-name="ce56"/>
          <table:table-cell table:number-columns-repeated="11" table:style-name="ce68"/>
          <table:table-cell table:number-columns-repeated="972"/>
        </table:table-row>
        <table:table-row table:style-name="ro14">
          <table:table-cell table:style-name="ce37" office:value-type="string">
            <text:p>Yttrium</text:p>
          </table:table-cell>
          <table:table-cell table:style-name="ce56" office:value-type="string">
            <text:p>TVs, computer monitors, fluorescent lights, x-ray screens</text:p>
          </table:table-cell>
          <table:table-cell table:style-name="ce57" office:value-type="float" office:value="540000.0">
            <text:p>540,000</text:p>
          </table:table-cell>
          <table:table-cell table:style-name="ce58" office:value-type="string">
            <text:p>Yttrium oxide</text:p>
          </table:table-cell>
          <table:table-cell table:style-name="ce57" office:value-type="float" office:value="8900.0">
            <text:p>8,900</text:p>
          </table:table-cell>
          <table:table-cell table:style-name="ce58" office:value-type="string">
            <text:p>Mine production, yttrium oxide</text:p>
          </table:table-cell>
          <table:table-cell table:style-name="ce69" office:value-type="string">
            <text:p>-</text:p>
          </table:table-cell>
          <table:table-cell table:style-name="ce59"/>
          <table:table-cell table:style-name="ce60" table:formula="of:=[.C25]/[.E25]"/>
          <table:table-cell table:style-name="ce61"/>
          <table:table-cell table:number-columns-repeated="5" table:style-name="ce62" office:value-type="float" office:value="2400.0">
            <text:p>2,400</text:p>
          </table:table-cell>
          <table:table-cell table:style-name="ce62" office:value-type="float" office:value="6080.0">
            <text:p>6,080</text:p>
          </table:table-cell>
          <table:table-cell table:number-columns-repeated="5" table:style-name="ce62" office:value-type="float" office:value="8900.0">
            <text:p>8,900</text:p>
          </table:table-cell>
          <table:table-cell table:style-name="ce63" table:formula="of:=(([.L25]-[.K25])/[.K25])*100"/>
          <table:table-cell table:style-name="ce63" table:formula="of:=(([.M25]-[.L25])/[.L25])*100"/>
          <table:table-cell table:style-name="ce63" table:formula="of:=(([.N25]-[.M25])/[.M25])*100"/>
          <table:table-cell table:style-name="ce63" table:formula="of:=(([.O25]-[.N25])/[.N25])*100"/>
          <table:table-cell table:style-name="ce63" table:formula="of:=(([.P25]-[.O25])/[.O25])*100"/>
          <table:table-cell table:style-name="ce63" table:formula="of:=(([.Q25]-[.P25])/[.P25])*100"/>
          <table:table-cell table:style-name="ce63" table:formula="of:=(([.R25]-[.Q25])/[.Q25])*100"/>
          <table:table-cell table:style-name="ce63" table:formula="of:=(([.S25]-[.R25])/[.R25])*100"/>
          <table:table-cell table:style-name="ce63" table:formula="of:=(([.T25]-[.S25])/[.S25])*100"/>
          <table:table-cell table:style-name="ce64" table:formula="of:=(([.U25]-[.T25])/[.T25])*100"/>
          <table:table-cell table:style-name="ce65" table:formula="of:=AVERAGE([.V25:.AE25])"/>
          <table:table-cell table:style-name="ce65" table:formula="of:=[.AF25]/100"/>
          <table:table-cell table:style-name="ce66"/>
          <table:table-cell table:style-name="ce67" table:formula="of:=LN((([.AG25]*[.I25])+1))/[.AG25]"/>
          <table:table-cell table:style-name="ce67" table:formula="of:=[.AI25]*1.25"/>
          <table:table-cell table:style-name="ce61"/>
          <table:table-cell table:style-name="ce56" office:value-type="string">
            <text:p>USGS</text:p>
          </table:table-cell>
          <table:table-cell table:style-name="ce56" office:value-type="string">
            <text:p>http://minerals.usgs.gov/minerals/pubs/commodity/rare_earths/</text:p>
          </table:table-cell>
          <table:table-cell table:number-columns-repeated="2" table:style-name="ce56"/>
          <table:table-cell table:number-columns-repeated="11" table:style-name="ce68"/>
          <table:table-cell table:number-columns-repeated="972"/>
        </table:table-row>
        <table:table-row table:style-name="ro15">
          <table:table-cell table:style-name="ce37" office:value-type="string">
            <text:p>Zinc</text:p>
          </table:table-cell>
          <table:table-cell table:style-name="ce56" office:value-type="string">
            <text:p>musical instruments</text:p>
          </table:table-cell>
          <table:table-cell table:style-name="ce57" office:value-type="float" office:value="2.5E8">
            <text:p>250,000,000</text:p>
          </table:table-cell>
          <table:table-cell table:style-name="ce58"/>
          <table:table-cell table:style-name="ce57" office:value-type="float" office:value="1.2E7">
            <text:p>12,000,000</text:p>
          </table:table-cell>
          <table:table-cell table:style-name="ce58" office:value-type="string">
            <text:p>Mine production. NB Lead and Zinc Study Group: 12,320,000. Metal production 12,863,000</text:p>
          </table:table-cell>
          <table:table-cell table:style-name="ce69" office:value-type="float" office:value="1.2571E7">
            <text:p>12,571,000</text:p>
          </table:table-cell>
          <table:table-cell table:style-name="ce59" office:value-type="float" office:value="2010.0">
            <text:p>2010</text:p>
          </table:table-cell>
          <table:table-cell table:style-name="ce60" table:formula="of:=[.C26]/[.E26]"/>
          <table:table-cell table:style-name="ce61"/>
          <table:table-cell table:style-name="ce62" office:value-type="float" office:value="8730000.0">
            <text:p>8,730,000</text:p>
          </table:table-cell>
          <table:table-cell table:style-name="ce62" office:value-type="float" office:value="8850000.0">
            <text:p>8,850,000</text:p>
          </table:table-cell>
          <table:table-cell table:style-name="ce62" office:value-type="float" office:value="8360000.0">
            <text:p>8,360,000</text:p>
          </table:table-cell>
          <table:table-cell table:style-name="ce62" office:value-type="float" office:value="9010000.0">
            <text:p>9,010,000</text:p>
          </table:table-cell>
          <table:table-cell table:style-name="ce62" office:value-type="float" office:value="9600000.0">
            <text:p>9,600,000</text:p>
          </table:table-cell>
          <table:table-cell table:style-name="ce62" office:value-type="float" office:value="9800000.0">
            <text:p>9,800,000</text:p>
          </table:table-cell>
          <table:table-cell table:style-name="ce62" office:value-type="float" office:value="1.0E7">
            <text:p>10,000,000</text:p>
          </table:table-cell>
          <table:table-cell table:style-name="ce62" office:value-type="float" office:value="1.09E7">
            <text:p>10,900,000</text:p>
          </table:table-cell>
          <table:table-cell table:style-name="ce62" office:value-type="float" office:value="1.16E7">
            <text:p>11,600,000</text:p>
          </table:table-cell>
          <table:table-cell table:style-name="ce62" office:value-type="float" office:value="1.12E7">
            <text:p>11,200,000</text:p>
          </table:table-cell>
          <table:table-cell table:style-name="ce62" office:value-type="float" office:value="1.2E7">
            <text:p>12,000,000</text:p>
          </table:table-cell>
          <table:table-cell table:style-name="ce63" table:formula="of:=(([.L26]-[.K26])/[.K26])*100"/>
          <table:table-cell table:style-name="ce63" table:formula="of:=(([.M26]-[.L26])/[.L26])*100"/>
          <table:table-cell table:style-name="ce63" table:formula="of:=(([.N26]-[.M26])/[.M26])*100"/>
          <table:table-cell table:style-name="ce63" table:formula="of:=(([.O26]-[.N26])/[.N26])*100"/>
          <table:table-cell table:style-name="ce63" table:formula="of:=(([.P26]-[.O26])/[.O26])*100"/>
          <table:table-cell table:style-name="ce63" table:formula="of:=(([.Q26]-[.P26])/[.P26])*100"/>
          <table:table-cell table:style-name="ce63" table:formula="of:=(([.R26]-[.Q26])/[.Q26])*100"/>
          <table:table-cell table:style-name="ce63" table:formula="of:=(([.S26]-[.R26])/[.R26])*100"/>
          <table:table-cell table:style-name="ce63" table:formula="of:=(([.T26]-[.S26])/[.S26])*100"/>
          <table:table-cell table:style-name="ce64" table:formula="of:=(([.U26]-[.T26])/[.T26])*100"/>
          <table:table-cell table:style-name="ce65" table:formula="of:=AVERAGE([.V26:.AE26])"/>
          <table:table-cell table:style-name="ce65" table:formula="of:=[.AF26]/100"/>
          <table:table-cell table:style-name="ce66"/>
          <table:table-cell table:style-name="ce67" table:formula="of:=LN((([.AG26]*[.I26])+1))/[.AG26]"/>
          <table:table-cell table:style-name="ce67" table:formula="of:=[.AI26]*1.25"/>
          <table:table-cell table:style-name="ce61"/>
          <table:table-cell table:style-name="ce56" office:value-type="string">
            <text:p>International Lead and Zinc Study Group, USGS</text:p>
          </table:table-cell>
          <table:table-cell table:style-name="ce56" office:value-type="string">
            <text:p>http://www.ilzsg.org/static/statistics.aspx?from=1</text:p>
          </table:table-cell>
          <table:table-cell table:style-name="ce56" office:value-type="string">
            <text:p>http://minerals.usgs.gov/minerals/pubs/commodity/zinc/</text:p>
          </table:table-cell>
          <table:table-cell table:style-name="ce56"/>
          <table:table-cell table:number-columns-repeated="11" table:style-name="ce68"/>
          <table:table-cell table:number-columns-repeated="972"/>
        </table:table-row>
        <table:table-row table:style-name="ro18">
          <table:table-cell table:style-name="ce68"/>
          <table:table-cell table:style-name="ce74"/>
          <table:table-cell table:style-name="ce75"/>
          <table:table-cell table:style-name="ce76"/>
          <table:table-cell table:style-name="ce77"/>
          <table:table-cell table:number-columns-repeated="2" table:style-name="ce76"/>
          <table:table-cell table:style-name="ce78"/>
          <table:table-cell table:style-name="ce79"/>
          <table:table-cell table:style-name="ce80"/>
          <table:table-cell table:number-columns-repeated="10" table:style-name="ce81"/>
          <table:table-cell table:style-name="ce74"/>
          <table:table-cell table:number-columns-repeated="9" table:style-name="ce76"/>
          <table:table-cell table:style-name="ce78"/>
          <table:table-cell table:number-columns-repeated="2" table:style-name="ce82"/>
          <table:table-cell table:style-name="ce83"/>
          <table:table-cell table:number-columns-repeated="2" table:style-name="ce84"/>
          <table:table-cell table:style-name="ce80"/>
          <table:table-cell table:number-columns-repeated="4" table:style-name="ce74"/>
          <table:table-cell table:number-columns-repeated="11" table:style-name="ce68"/>
          <table:table-cell table:number-columns-repeated="972"/>
        </table:table-row>
        <table:table-row table:style-name="ro18" table:number-rows-repeated="2">
          <table:table-cell table:style-name="ce68"/>
          <table:table-cell table:style-name="ce74"/>
          <table:table-cell table:style-name="ce75"/>
          <table:table-cell table:style-name="ce76"/>
          <table:table-cell table:style-name="ce77"/>
          <table:table-cell table:number-columns-repeated="2" table:style-name="ce76"/>
          <table:table-cell table:style-name="ce78"/>
          <table:table-cell table:style-name="ce84"/>
          <table:table-cell table:style-name="ce80"/>
          <table:table-cell table:number-columns-repeated="10" table:style-name="ce81"/>
          <table:table-cell table:style-name="ce74"/>
          <table:table-cell table:number-columns-repeated="9" table:style-name="ce76"/>
          <table:table-cell table:style-name="ce78"/>
          <table:table-cell table:number-columns-repeated="2" table:style-name="ce82"/>
          <table:table-cell table:style-name="ce83"/>
          <table:table-cell table:number-columns-repeated="2" table:style-name="ce84"/>
          <table:table-cell table:style-name="ce80"/>
          <table:table-cell table:number-columns-repeated="4" table:style-name="ce74"/>
          <table:table-cell table:number-columns-repeated="11" table:style-name="ce68"/>
          <table:table-cell table:number-columns-repeated="972"/>
        </table:table-row>
        <table:table-row table:style-name="ro18" table:number-rows-repeated="3">
          <table:table-cell table:style-name="ce68"/>
          <table:table-cell table:style-name="ce74"/>
          <table:table-cell table:style-name="ce75"/>
          <table:table-cell table:style-name="ce76"/>
          <table:table-cell table:style-name="ce77"/>
          <table:table-cell table:number-columns-repeated="2" table:style-name="ce76"/>
          <table:table-cell table:style-name="ce78"/>
          <table:table-cell table:style-name="ce84"/>
          <table:table-cell table:style-name="ce80"/>
          <table:table-cell table:number-columns-repeated="6" table:style-name="ce81"/>
          <table:table-cell table:number-columns-repeated="5" table:style-name="ce74"/>
          <table:table-cell table:number-columns-repeated="9" table:style-name="ce76"/>
          <table:table-cell table:style-name="ce78"/>
          <table:table-cell table:number-columns-repeated="2" table:style-name="ce82"/>
          <table:table-cell table:style-name="ce83"/>
          <table:table-cell table:number-columns-repeated="2" table:style-name="ce84"/>
          <table:table-cell table:style-name="ce80"/>
          <table:table-cell table:number-columns-repeated="4" table:style-name="ce74"/>
          <table:table-cell table:number-columns-repeated="11" table:style-name="ce68"/>
          <table:table-cell table:number-columns-repeated="972"/>
        </table:table-row>
        <table:table-row table:style-name="ro18" table:number-rows-repeated="4">
          <table:table-cell table:style-name="ce68"/>
          <table:table-cell table:style-name="ce74"/>
          <table:table-cell table:style-name="ce75"/>
          <table:table-cell table:style-name="ce76"/>
          <table:table-cell table:style-name="ce77"/>
          <table:table-cell table:style-name="ce76"/>
          <table:table-cell table:style-name="ce85"/>
          <table:table-cell table:style-name="ce78"/>
          <table:table-cell table:style-name="ce84"/>
          <table:table-cell table:style-name="ce80"/>
          <table:table-cell table:number-columns-repeated="6" table:style-name="ce81"/>
          <table:table-cell table:number-columns-repeated="5" table:style-name="ce74"/>
          <table:table-cell table:number-columns-repeated="9" table:style-name="ce76"/>
          <table:table-cell table:style-name="ce78"/>
          <table:table-cell table:number-columns-repeated="2" table:style-name="ce82"/>
          <table:table-cell table:style-name="ce83"/>
          <table:table-cell table:number-columns-repeated="2" table:style-name="ce84"/>
          <table:table-cell table:style-name="ce80"/>
          <table:table-cell table:number-columns-repeated="4" table:style-name="ce74"/>
          <table:table-cell table:number-columns-repeated="11" table:style-name="ce68"/>
          <table:table-cell table:number-columns-repeated="972"/>
        </table:table-row>
        <table:table-row table:style-name="ro18">
          <table:table-cell table:style-name="ce68"/>
          <table:table-cell table:style-name="ce74"/>
          <table:table-cell table:style-name="ce75"/>
          <table:table-cell table:style-name="ce76"/>
          <table:table-cell table:style-name="ce77"/>
          <table:table-cell table:style-name="ce76"/>
          <table:table-cell table:style-name="ce85"/>
          <table:table-cell table:style-name="ce78"/>
          <table:table-cell table:style-name="ce84"/>
          <table:table-cell table:style-name="ce80"/>
          <table:table-cell table:number-columns-repeated="4" table:style-name="ce81"/>
          <table:table-cell table:number-columns-repeated="7" table:style-name="ce74"/>
          <table:table-cell table:number-columns-repeated="9" table:style-name="ce76"/>
          <table:table-cell table:style-name="ce78"/>
          <table:table-cell table:number-columns-repeated="2" table:style-name="ce82"/>
          <table:table-cell table:style-name="ce83"/>
          <table:table-cell table:number-columns-repeated="2" table:style-name="ce84"/>
          <table:table-cell table:style-name="ce80"/>
          <table:table-cell table:number-columns-repeated="4" table:style-name="ce74"/>
          <table:table-cell table:number-columns-repeated="11" table:style-name="ce68"/>
          <table:table-cell table:number-columns-repeated="972"/>
        </table:table-row>
        <table:table-row table:style-name="ro18" table:number-rows-repeated="70">
          <table:table-cell table:style-name="ce68"/>
          <table:table-cell table:style-name="ce74"/>
          <table:table-cell table:style-name="ce75"/>
          <table:table-cell table:style-name="ce76"/>
          <table:table-cell table:style-name="ce77"/>
          <table:table-cell table:style-name="ce76"/>
          <table:table-cell table:style-name="ce85"/>
          <table:table-cell table:style-name="ce78"/>
          <table:table-cell table:style-name="ce84"/>
          <table:table-cell table:style-name="ce80"/>
          <table:table-cell table:number-columns-repeated="11" table:style-name="ce74"/>
          <table:table-cell table:number-columns-repeated="9" table:style-name="ce76"/>
          <table:table-cell table:style-name="ce78"/>
          <table:table-cell table:number-columns-repeated="2" table:style-name="ce82"/>
          <table:table-cell table:style-name="ce83"/>
          <table:table-cell table:number-columns-repeated="2" table:style-name="ce84"/>
          <table:table-cell table:style-name="ce80"/>
          <table:table-cell table:number-columns-repeated="4" table:style-name="ce74"/>
          <table:table-cell table:number-columns-repeated="11" table:style-name="ce68"/>
          <table:table-cell table:number-columns-repeated="972"/>
        </table:table-row>
        <table:table-row table:style-name="ro18">
          <table:table-cell table:style-name="ce68"/>
          <table:table-cell table:style-name="ce74"/>
          <table:table-cell table:style-name="ce75"/>
          <table:table-cell table:style-name="ce76"/>
          <table:table-cell table:style-name="ce77"/>
          <table:table-cell table:style-name="ce76"/>
          <table:table-cell table:style-name="ce85"/>
          <table:table-cell table:style-name="ce78"/>
          <table:table-cell table:style-name="ce86"/>
          <table:table-cell table:style-name="ce80"/>
          <table:table-cell table:number-columns-repeated="11" table:style-name="ce74"/>
          <table:table-cell table:number-columns-repeated="9" table:style-name="ce76"/>
          <table:table-cell table:style-name="ce78"/>
          <table:table-cell table:number-columns-repeated="2" table:style-name="ce87"/>
          <table:table-cell table:style-name="ce83"/>
          <table:table-cell table:number-columns-repeated="2" table:style-name="ce86"/>
          <table:table-cell table:style-name="ce80"/>
          <table:table-cell table:number-columns-repeated="4" table:style-name="ce74"/>
          <table:table-cell table:number-columns-repeated="11" table:style-name="ce68"/>
          <table:table-cell table:number-columns-repeated="972"/>
        </table:table-row>
        <table:table-row table:style-name="ro0" table:number-rows-repeated="1048468">
          <table:table-cell table:number-columns-repeated="1024"/>
        </table:table-row>
      </table:table>
      <table:table table:name="calc sheet _ fossil fuels" table:style-name="ta0">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number-columns-repeated="2"/>
        <table:table-column table:style-name="co28" table:default-cell-style-name="Default"/>
        <table:table-column table:style-name="co29" table:default-cell-style-name="Default" table:number-columns-repeated="10"/>
        <table:table-column table:style-name="co30" table:default-cell-style-name="Default"/>
        <table:table-column table:style-name="co31" table:default-cell-style-name="Default" table:number-columns-repeated="10"/>
        <table:table-column table:style-name="co32" table:default-cell-style-name="Default" table:number-columns-repeated="2"/>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number-columns-repeated="11"/>
        <table:table-column table:style-name="co0" table:default-cell-style-name="Default" table:number-columns-repeated="979"/>
        <table:table-row table:style-name="ro9">
          <table:table-cell table:style-name="ce37" office:value-type="string">
            <text:p>Fuel</text:p>
          </table:table-cell>
          <table:table-cell table:style-name="ce88" office:value-type="string">
            <text:p>Unit</text:p>
          </table:table-cell>
          <table:table-cell table:style-name="ce37" office:value-type="string">
            <text:p>Proved reserves</text:p>
          </table:table-cell>
          <table:table-cell table:style-name="ce88" office:value-type="string">
            <text:p>Annual production</text:p>
          </table:table-cell>
          <table:table-cell table:style-name="ce89" office:value-type="string">
            <text:p>Annual consumption</text:p>
          </table:table-cell>
          <table:table-cell table:style-name="ce90" office:value-type="string">
            <text:p>Years remaining (1)</text:p>
          </table:table-cell>
          <table:table-cell table:style-name="ce91" table:number-columns-spanned="11" table:number-rows-spanned="1" office:value-type="string">
            <text:p>Consumption, last 10 years (given units)</text:p>
          </table:table-cell>
          <table:covered-table-cell table:number-columns-repeated="10" table:style-name="ce91"/>
          <table:table-cell table:style-name="ce91" table:number-columns-spanned="10" table:number-rows-spanned="1" office:value-type="string">
            <text:p>Annual % growth, last 10 years</text:p>
          </table:table-cell>
          <table:covered-table-cell table:number-columns-repeated="9" table:style-name="ce91"/>
          <table:table-cell table:style-name="ce92" office:value-type="string">
            <text:p>Mean annual consumption growth</text:p>
          </table:table-cell>
          <table:table-cell table:style-name="ce93" office:value-type="string">
            <text:p>Mean annual consumption growth</text:p>
          </table:table-cell>
          <table:table-cell table:style-name="ce94" office:value-type="string">
            <text:p>Years remaining (2)</text:p>
          </table:table-cell>
          <table:table-cell table:style-name="ce95" office:value-type="string">
            <text:p>Source</text:p>
          </table:table-cell>
          <table:table-cell table:style-name="ce38" office:value-type="string">
            <text:p>Link</text:p>
          </table:table-cell>
          <table:table-cell table:style-name="ce88" office:value-type="string">
            <text:p>Note</text:p>
          </table:table-cell>
          <table:table-cell table:number-columns-repeated="12" table:style-name="ce37"/>
          <table:table-cell table:number-columns-repeated="979"/>
        </table:table-row>
        <table:table-row table:style-name="ro19">
          <table:table-cell table:style-name="ce96" office:value-type="string">
            <text:p>All figures worldwide.</text:p>
          </table:table-cell>
          <table:table-cell table:style-name="ce96"/>
          <table:table-cell table:style-name="ce96" office:value-type="string">
            <text:p>At end 2009</text:p>
          </table:table-cell>
          <table:table-cell table:style-name="ce96" office:value-type="float" office:value="2009.0">
            <text:p>2009</text:p>
          </table:table-cell>
          <table:table-cell table:style-name="ce97" office:value-type="float" office:value="2009.0">
            <text:p>2009</text:p>
          </table:table-cell>
          <table:table-cell table:style-name="ce98" office:value-type="string">
            <text:p>At 2009 consumption levels, assuming no new reserves discovered and demand static.</text:p>
          </table:table-cell>
          <table:table-cell table:style-name="ce99" office:value-type="float" office:value="1999.0">
            <text:p>1999</text:p>
          </table:table-cell>
          <table:table-cell table:style-name="ce99" office:value-type="float" office:value="2000.0">
            <text:p>2000</text:p>
          </table:table-cell>
          <table:table-cell table:style-name="ce99" office:value-type="float" office:value="2001.0">
            <text:p>2001</text:p>
          </table:table-cell>
          <table:table-cell table:style-name="ce99" office:value-type="float" office:value="2002.0">
            <text:p>2002</text:p>
          </table:table-cell>
          <table:table-cell table:style-name="ce99" office:value-type="float" office:value="2003.0">
            <text:p>2003</text:p>
          </table:table-cell>
          <table:table-cell table:style-name="ce99" office:value-type="float" office:value="2004.0">
            <text:p>2004</text:p>
          </table:table-cell>
          <table:table-cell table:style-name="ce99" office:value-type="float" office:value="2005.0">
            <text:p>2005</text:p>
          </table:table-cell>
          <table:table-cell table:style-name="ce99" office:value-type="float" office:value="2006.0">
            <text:p>2006</text:p>
          </table:table-cell>
          <table:table-cell table:style-name="ce99" office:value-type="float" office:value="2007.0">
            <text:p>2007</text:p>
          </table:table-cell>
          <table:table-cell table:style-name="ce99" office:value-type="float" office:value="2008.0">
            <text:p>2008</text:p>
          </table:table-cell>
          <table:table-cell table:style-name="ce99" office:value-type="float" office:value="2009.0">
            <text:p>2009</text:p>
          </table:table-cell>
          <table:table-cell table:style-name="ce99" office:value-type="string">
            <text:p>1999-2000</text:p>
          </table:table-cell>
          <table:table-cell table:style-name="ce99" office:value-type="string">
            <text:p>2000-01</text:p>
          </table:table-cell>
          <table:table-cell table:style-name="ce99" office:value-type="string">
            <text:p>2001-02</text:p>
          </table:table-cell>
          <table:table-cell table:style-name="ce99" office:value-type="string">
            <text:p>2002-03</text:p>
          </table:table-cell>
          <table:table-cell table:style-name="ce99" office:value-type="string">
            <text:p>2003-04</text:p>
          </table:table-cell>
          <table:table-cell table:style-name="ce99" office:value-type="string">
            <text:p>2004-05</text:p>
          </table:table-cell>
          <table:table-cell table:style-name="ce99" office:value-type="string">
            <text:p>2005-06</text:p>
          </table:table-cell>
          <table:table-cell table:style-name="ce99" office:value-type="string">
            <text:p>2006-07</text:p>
          </table:table-cell>
          <table:table-cell table:style-name="ce99" office:value-type="string">
            <text:p>2007-08</text:p>
          </table:table-cell>
          <table:table-cell table:style-name="ce99" office:value-type="string">
            <text:p>2008-09</text:p>
          </table:table-cell>
          <table:table-cell table:style-name="ce100" office:value-type="string">
            <text:p>Based on 10 years 1999-2009</text:p>
          </table:table-cell>
          <table:table-cell table:style-name="ce101" office:value-type="string">
            <text:p>As decimal</text:p>
          </table:table-cell>
          <table:table-cell table:style-name="ce102" office:value-type="string">
            <text:p>Assuming current production trends continue. Calculated using formula T = ln(rn+1) / r where T is time, r is growth rate and n is reserves/production. Rounded to nearest year.</text:p>
          </table:table-cell>
          <table:table-cell table:style-name="ce103"/>
          <table:table-cell table:style-name="ce99"/>
          <table:table-cell table:number-columns-repeated="13" table:style-name="ce96"/>
          <table:table-cell table:number-columns-repeated="979"/>
        </table:table-row>
        <table:table-row table:style-name="ro20">
          <table:table-cell table:style-name="ce37" office:value-type="string">
            <text:p>Oil</text:p>
          </table:table-cell>
          <table:table-cell table:style-name="ce104" office:value-type="string">
            <text:p>barrels</text:p>
          </table:table-cell>
          <table:table-cell table:style-name="ce105" table:formula="of:=(1333.1*1000)*1000000.0"/>
          <table:table-cell table:style-name="ce106" table:formula="of:=(79948.0*1000)*365"/>
          <table:table-cell table:style-name="ce107" table:formula="of:=(84077.0*1000)*365"/>
          <table:table-cell table:style-name="ce108" table:formula="of:=[.C3]/[.E3]"/>
          <table:table-cell table:style-name="ce62" table:formula="of:=7.5648E7*365"/>
          <table:table-cell table:style-name="ce62" table:formula="of:=7.6428E7*366"/>
          <table:table-cell table:style-name="ce62" table:formula="of:=7.7032E7*365"/>
          <table:table-cell table:style-name="ce62" table:formula="of:=7.7945E7*365"/>
          <table:table-cell table:style-name="ce62" table:formula="of:=7.9424E7*365"/>
          <table:table-cell table:style-name="ce62" table:formula="of:=8.2261E7*366"/>
          <table:table-cell table:style-name="ce62" table:formula="of:=(83513.0*365)*1000"/>
          <table:table-cell table:style-name="ce62" table:formula="of:=8.4367E7*365"/>
          <table:table-cell table:style-name="ce62" table:formula="of:=8.5619E7*365"/>
          <table:table-cell table:style-name="ce62" table:formula="of:=8.5239E7*366"/>
          <table:table-cell table:style-name="ce62" table:formula="of:=8.4077E7*365"/>
          <table:table-cell table:style-name="ce109" table:formula="of:=(([.H3]-[.G3])/[.G3])*100"/>
          <table:table-cell table:style-name="ce109" table:formula="of:=(([.I3]-[.H3])/[.H3])*100"/>
          <table:table-cell table:style-name="ce109" table:formula="of:=(([.J3]-[.I3])/[.I3])*100"/>
          <table:table-cell table:style-name="ce109" table:formula="of:=(([.K3]-[.J3])/[.J3])*100"/>
          <table:table-cell table:style-name="ce109" table:formula="of:=(([.L3]-[.K3])/[.K3])*100"/>
          <table:table-cell table:style-name="ce109" table:formula="of:=(([.M3]-[.L3])/[.L3])*100"/>
          <table:table-cell table:style-name="ce109" table:formula="of:=(([.N3]-[.M3])/[.M3])*100"/>
          <table:table-cell table:style-name="ce109" table:formula="of:=(([.O3]-[.N3])/[.N3])*100"/>
          <table:table-cell table:style-name="ce109" table:formula="of:=(([.P3]-[.O3])/[.O3])*100"/>
          <table:table-cell table:style-name="ce109" table:formula="of:=(([.Q3]-[.P3])/[.P3])*100"/>
          <table:table-cell table:style-name="ce110" table:formula="of:=AVERAGE([.R3:.AA3])"/>
          <table:table-cell table:style-name="ce111" table:formula="of:=[.AB3]/100"/>
          <table:table-cell table:style-name="ce112" table:formula="of:=LN((([.AC3]*[.F3])+1))/[.AC3]"/>
          <table:table-cell table:style-name="ce72" office:value-type="string">
            <text:p>BP Statistical Review of World Energy 2010</text:p>
          </table:table-cell>
          <table:table-cell table:style-name="ce56" office:value-type="string">
            <text:p>http://www.bp.com/liveassets/bp_internet/globalbp/globalbp_uk_english/reports_and_publications/statistical_energy_review_2008/STAGING/local_assets/2010_downloads/statistical_review_of_world_energy_full_report_2010.pdf</text:p>
          </table:table-cell>
          <table:table-cell table:style-name="ce104" office:value-type="string">
            <text:p>Production and consumption figures converted to annual figures by multiplying by 365, or 366 if leap year (2000, 2004, 2008).</text:p>
          </table:table-cell>
          <table:table-cell table:number-columns-repeated="12" table:style-name="ce73"/>
          <table:table-cell table:number-columns-repeated="979"/>
        </table:table-row>
        <table:table-row table:style-name="ro20">
          <table:table-cell table:style-name="ce37" office:value-type="string">
            <text:p>Natural gas</text:p>
          </table:table-cell>
          <table:table-cell table:style-name="ce104" office:value-type="string">
            <text:p>cubic metres</text:p>
          </table:table-cell>
          <table:table-cell table:style-name="ce105" table:formula="of:=187.49*1.0E12"/>
          <table:table-cell table:style-name="ce106" table:formula="of:=2987*1.0E9"/>
          <table:table-cell table:style-name="ce107" table:formula="of:=2940.4*1.0E9"/>
          <table:table-cell table:style-name="ce108" table:formula="of:=[.C4]/[.E4]"/>
          <table:table-cell table:style-name="ce62" table:formula="of:=2321.3*1.0E9"/>
          <table:table-cell table:style-name="ce62" table:formula="of:=2410.8*1.0E9"/>
          <table:table-cell table:style-name="ce62" table:formula="of:=2455.3*1.0E9"/>
          <table:table-cell table:style-name="ce62" table:formula="of:=2516.5*1.0E9"/>
          <table:table-cell table:style-name="ce62" table:formula="of:=2600.9*1.0E9"/>
          <table:table-cell table:style-name="ce62" table:formula="of:=2681.4*1.0E9"/>
          <table:table-cell table:style-name="ce62" table:formula="of:=2767.5*1.0E9"/>
          <table:table-cell table:style-name="ce62" table:formula="of:=2829.5*1.0E9"/>
          <table:table-cell table:style-name="ce62" table:formula="of:=2937.1*1.0E9"/>
          <table:table-cell table:style-name="ce62" table:formula="of:=3010.8*1.0E9"/>
          <table:table-cell table:style-name="ce62" table:formula="of:=2940.4*1.0E9"/>
          <table:table-cell table:style-name="ce109" table:formula="of:=(([.H4]-[.G4])/[.G4])*100"/>
          <table:table-cell table:style-name="ce109" table:formula="of:=(([.I4]-[.H4])/[.H4])*100"/>
          <table:table-cell table:style-name="ce109" table:formula="of:=(([.J4]-[.I4])/[.I4])*100"/>
          <table:table-cell table:style-name="ce109" table:formula="of:=(([.K4]-[.J4])/[.J4])*100"/>
          <table:table-cell table:style-name="ce109" table:formula="of:=(([.L4]-[.K4])/[.K4])*100"/>
          <table:table-cell table:style-name="ce109" table:formula="of:=(([.M4]-[.L4])/[.L4])*100"/>
          <table:table-cell table:style-name="ce109" table:formula="of:=(([.N4]-[.M4])/[.M4])*100"/>
          <table:table-cell table:style-name="ce109" table:formula="of:=(([.O4]-[.N4])/[.N4])*100"/>
          <table:table-cell table:style-name="ce109" table:formula="of:=(([.P4]-[.O4])/[.O4])*100"/>
          <table:table-cell table:style-name="ce109" table:formula="of:=(([.Q4]-[.P4])/[.P4])*100"/>
          <table:table-cell table:style-name="ce110" table:formula="of:=AVERAGE([.R4:.AA4])"/>
          <table:table-cell table:style-name="ce111" table:formula="of:=[.AB4]/100"/>
          <table:table-cell table:style-name="ce112" table:formula="of:=LN((([.AC4]*[.F4])+1))/[.AC4]"/>
          <table:table-cell table:style-name="ce72" office:value-type="string">
            <text:p>BP Statistical Review of World Energy 2010</text:p>
          </table:table-cell>
          <table:table-cell table:style-name="ce56" office:value-type="string">
            <text:p>http://www.bp.com/liveassets/bp_internet/globalbp/globalbp_uk_english/reports_and_publications/statistical_energy_review_2008/STAGING/local_assets/2010_downloads/statistical_review_of_world_energy_full_report_2010.pdf</text:p>
          </table:table-cell>
          <table:table-cell table:style-name="ce104"/>
          <table:table-cell table:number-columns-repeated="12" table:style-name="ce73"/>
          <table:table-cell table:number-columns-repeated="979"/>
        </table:table-row>
        <table:table-row table:style-name="ro18">
          <table:table-cell table:style-name="ce73"/>
          <table:table-cell table:style-name="ce104"/>
          <table:table-cell table:style-name="ce105"/>
          <table:table-cell table:style-name="ce106"/>
          <table:table-cell table:style-name="ce113"/>
          <table:table-cell table:style-name="ce114"/>
          <table:table-cell table:style-name="ce56"/>
          <table:table-cell table:number-columns-repeated="10" table:style-name="ce62"/>
          <table:table-cell table:number-columns-repeated="10" table:style-name="ce56"/>
          <table:table-cell table:style-name="ce71"/>
          <table:table-cell table:style-name="ce115"/>
          <table:table-cell table:style-name="ce116"/>
          <table:table-cell table:style-name="ce72"/>
          <table:table-cell table:style-name="ce56"/>
          <table:table-cell table:style-name="ce104"/>
          <table:table-cell table:number-columns-repeated="12" table:style-name="ce73"/>
          <table:table-cell table:number-columns-repeated="979"/>
        </table:table-row>
        <table:table-row table:style-name="ro18">
          <table:table-cell table:style-name="ce73"/>
          <table:table-cell table:style-name="ce104"/>
          <table:table-cell table:style-name="ce105"/>
          <table:table-cell table:style-name="ce73"/>
          <table:table-cell table:style-name="ce113"/>
          <table:table-cell table:style-name="ce114"/>
          <table:table-cell table:number-columns-repeated="21" table:style-name="ce56"/>
          <table:table-cell table:style-name="ce71"/>
          <table:table-cell table:style-name="ce115"/>
          <table:table-cell table:style-name="ce116"/>
          <table:table-cell table:style-name="ce72"/>
          <table:table-cell table:style-name="ce56"/>
          <table:table-cell table:number-columns-repeated="13" table:style-name="ce73"/>
          <table:table-cell table:number-columns-repeated="979"/>
        </table:table-row>
        <table:table-row table:style-name="ro21">
          <table:table-cell table:style-name="ce37" office:value-type="string">
            <text:p>Coal</text:p>
          </table:table-cell>
          <table:table-cell table:style-name="ce104" office:value-type="string">
            <text:p>tonnes of oil equivalent (toe)</text:p>
          </table:table-cell>
          <table:table-cell table:style-name="ce105" office:value-type="float" office:value="4.12440666667E11">
            <text:p>412,440,666,667</text:p>
          </table:table-cell>
          <table:table-cell table:style-name="ce73" office:value-type="string">
            <text:p>-</text:p>
          </table:table-cell>
          <table:table-cell table:style-name="ce107" table:formula="of:=3278.3*1000000.0"/>
          <table:table-cell table:style-name="ce108" table:formula="of:=[.C7]/[.E7]"/>
          <table:table-cell table:style-name="ce62" table:formula="of:=2248.9*1000000.0"/>
          <table:table-cell table:style-name="ce62" table:formula="of:=2337.6*1000000.0"/>
          <table:table-cell table:style-name="ce62" table:formula="of:=2348.7*1000000.0"/>
          <table:table-cell table:style-name="ce62" table:formula="of:=2403.1*1000000.0"/>
          <table:table-cell table:style-name="ce62" table:formula="of:=2595.0*1000000.0"/>
          <table:table-cell table:style-name="ce62" table:formula="of:=2764.0*1000000.0"/>
          <table:table-cell table:style-name="ce62" table:formula="of:=2904*1000000.0"/>
          <table:table-cell table:style-name="ce62" table:formula="of:=3039.1*1000000.0"/>
          <table:table-cell table:style-name="ce62" table:formula="of:=3184.1*1000000.0"/>
          <table:table-cell table:style-name="ce62" table:formula="of:=3286.4*1000000.0"/>
          <table:table-cell table:style-name="ce62" table:formula="of:=3278.3*1000000.0"/>
          <table:table-cell table:style-name="ce109" table:formula="of:=(([.H7]-[.G7])/[.G7])*100"/>
          <table:table-cell table:style-name="ce109" table:formula="of:=(([.I7]-[.H7])/[.H7])*100"/>
          <table:table-cell table:style-name="ce109" table:formula="of:=(([.J7]-[.I7])/[.I7])*100"/>
          <table:table-cell table:style-name="ce109" table:formula="of:=(([.K7]-[.J7])/[.J7])*100"/>
          <table:table-cell table:style-name="ce109" table:formula="of:=(([.L7]-[.K7])/[.K7])*100"/>
          <table:table-cell table:style-name="ce109" table:formula="of:=(([.M7]-[.L7])/[.L7])*100"/>
          <table:table-cell table:style-name="ce109" table:formula="of:=(([.N7]-[.M7])/[.M7])*100"/>
          <table:table-cell table:style-name="ce109" table:formula="of:=(([.O7]-[.N7])/[.N7])*100"/>
          <table:table-cell table:style-name="ce109" table:formula="of:=(([.P7]-[.O7])/[.O7])*100"/>
          <table:table-cell table:style-name="ce109" table:formula="of:=(([.Q7]-[.P7])/[.P7])*100"/>
          <table:table-cell table:style-name="ce110" table:formula="of:=AVERAGE([.R7:.AA7])"/>
          <table:table-cell table:style-name="ce111" table:formula="of:=[.AB7]/100"/>
          <table:table-cell table:style-name="ce112" table:formula="of:=LN((([.AC7]*[.F7])+1))/[.AC7]"/>
          <table:table-cell table:style-name="ce72" office:value-type="string">
            <text:p>BP Statistical Review of World Energy 2010</text:p>
          </table:table-cell>
          <table:table-cell table:style-name="ce56" office:value-type="string">
            <text:p>http://www.bp.com/liveassets/bp_internet/globalbp/globalbp_uk_english/reports_and_publications/statistical_energy_review_2008/STAGING/local_assets/2010_downloads/statistical_review_of_world_energy_full_report_2010.pdf</text:p>
          </table:table-cell>
          <table:table-cell table:style-name="ce104" office:value-type="string">
            <text:p>BP give a R/P (reserves to production) ratio of 119 for 2009. This means that if production continued at the 2009 rate, coal reserves would last another 119 years. This is not quite the figure we are looking for, however, as it uses production not consumption figures, and does not take into account increases in consumption.</text:p>
          </table:table-cell>
          <table:table-cell table:number-columns-repeated="12" table:style-name="ce73"/>
          <table:table-cell table:number-columns-repeated="979"/>
        </table:table-row>
        <table:table-row table:style-name="ro18" table:number-rows-repeated="3">
          <table:table-cell table:style-name="ce73"/>
          <table:table-cell table:style-name="ce104"/>
          <table:table-cell table:number-columns-repeated="2" table:style-name="ce73"/>
          <table:table-cell table:style-name="ce113"/>
          <table:table-cell table:style-name="ce114"/>
          <table:table-cell table:number-columns-repeated="21" table:style-name="ce56"/>
          <table:table-cell table:style-name="ce71"/>
          <table:table-cell table:style-name="ce115"/>
          <table:table-cell table:style-name="ce116"/>
          <table:table-cell table:style-name="ce72"/>
          <table:table-cell table:style-name="ce56"/>
          <table:table-cell table:number-columns-repeated="13" table:style-name="ce73"/>
          <table:table-cell table:number-columns-repeated="979"/>
        </table:table-row>
        <table:table-row table:style-name="ro18">
          <table:table-cell table:number-columns-repeated="4" table:style-name="ce73"/>
          <table:table-cell table:style-name="ce113"/>
          <table:table-cell table:style-name="ce114"/>
          <table:table-cell table:number-columns-repeated="21" table:style-name="ce56"/>
          <table:table-cell table:style-name="ce71"/>
          <table:table-cell table:style-name="ce115"/>
          <table:table-cell table:style-name="ce116"/>
          <table:table-cell table:style-name="ce72"/>
          <table:table-cell table:style-name="ce56"/>
          <table:table-cell table:number-columns-repeated="13" table:style-name="ce73"/>
          <table:table-cell table:number-columns-repeated="979"/>
        </table:table-row>
        <table:table-row table:style-name="ro18" table:number-rows-repeated="88">
          <table:table-cell table:style-name="ce37"/>
          <table:table-cell table:style-name="ce104"/>
          <table:table-cell table:style-name="ce73"/>
          <table:table-cell table:style-name="ce104"/>
          <table:table-cell table:style-name="ce113"/>
          <table:table-cell table:style-name="ce114"/>
          <table:table-cell table:number-columns-repeated="21" table:style-name="ce56"/>
          <table:table-cell table:style-name="ce71"/>
          <table:table-cell table:style-name="ce115"/>
          <table:table-cell table:style-name="ce116"/>
          <table:table-cell table:style-name="ce72"/>
          <table:table-cell table:style-name="ce56"/>
          <table:table-cell table:style-name="ce104"/>
          <table:table-cell table:number-columns-repeated="12" table:style-name="ce73"/>
          <table:table-cell table:number-columns-repeated="979"/>
        </table:table-row>
        <table:table-row table:style-name="ro18">
          <table:table-cell table:style-name="ce37"/>
          <table:table-cell table:style-name="ce104"/>
          <table:table-cell table:style-name="ce73"/>
          <table:table-cell table:style-name="ce104"/>
          <table:table-cell table:style-name="ce113"/>
          <table:table-cell table:style-name="ce117"/>
          <table:table-cell table:number-columns-repeated="2" table:style-name="ce118"/>
          <table:table-cell table:number-columns-repeated="19" table:style-name="ce56"/>
          <table:table-cell table:style-name="ce71"/>
          <table:table-cell table:style-name="ce119"/>
          <table:table-cell table:style-name="ce120"/>
          <table:table-cell table:style-name="ce72"/>
          <table:table-cell table:style-name="ce56"/>
          <table:table-cell table:style-name="ce104"/>
          <table:table-cell table:number-columns-repeated="12" table:style-name="ce73"/>
          <table:table-cell table:number-columns-repeated="979"/>
        </table:table-row>
        <table:table-row table:style-name="ro0" table:number-rows-repeated="1048476">
          <table:table-cell table:number-columns-repeated="1024"/>
        </table:table-row>
      </table:table>
      <table:table table:name="sources" table:style-name="ta0">
        <table:table-column table:style-name="co37" table:default-cell-style-name="Default"/>
        <table:table-column table:style-name="co3" table:default-cell-style-name="Default"/>
        <table:table-column table:style-name="co38" table:default-cell-style-name="Default"/>
        <table:table-column table:style-name="co39" table:default-cell-style-name="Default"/>
        <table:table-column table:style-name="co3" table:default-cell-style-name="Default"/>
        <table:table-column table:style-name="co40" table:default-cell-style-name="Default"/>
        <table:table-column table:style-name="co3" table:default-cell-style-name="Default"/>
        <table:table-column table:style-name="co41" table:default-cell-style-name="Default"/>
        <table:table-column table:style-name="co3" table:default-cell-style-name="Default" table:number-columns-repeated="15"/>
        <table:table-column table:style-name="co0" table:default-cell-style-name="Default" table:number-columns-repeated="1001"/>
        <table:table-row table:style-name="ro18">
          <table:table-cell table:style-name="ce37" office:value-type="string">
            <text:p>What</text:p>
          </table:table-cell>
          <table:table-cell table:style-name="ce37" office:value-type="string">
            <text:p>Stat</text:p>
          </table:table-cell>
          <table:table-cell table:style-name="ce37" office:value-type="string">
            <text:p>Source</text:p>
          </table:table-cell>
          <table:table-cell table:style-name="ce37" office:value-type="string">
            <text:p>Link</text:p>
          </table:table-cell>
          <table:table-cell table:style-name="ce37"/>
          <table:table-cell table:number-columns-repeated="18" table:style-name="ce46"/>
          <table:table-cell table:number-columns-repeated="1001"/>
        </table:table-row>
        <table:table-row table:style-name="ro11">
          <table:table-cell table:style-name="ce73" office:value-type="string">
            <text:p>New Scientist graphic</text:p>
          </table:table-cell>
          <table:table-cell table:number-columns-repeated="2" table:style-name="ce73"/>
          <table:table-cell table:style-name="ce73" office:value-type="string">
            <text:p>http://pulse2.com/wp-content/uploads/2010/01/how-long-will-it-last.jpg</text:p>
          </table:table-cell>
          <table:table-cell table:style-name="ce73"/>
          <table:table-cell table:number-columns-repeated="4"/>
          <table:table-cell table:number-columns-repeated="14" table:style-name="ce68"/>
          <table:table-cell table:number-columns-repeated="1001"/>
        </table:table-row>
        <table:table-row table:style-name="ro22">
          <table:table-cell table:style-name="ce73" office:value-type="string">
            <text:p>"Sources for this graphic: Armin Reller, Augsburg University; Tom Graedel, Yale"</text:p>
          </table:table-cell>
          <table:table-cell table:style-name="ce73" office:value-type="string">
            <text:p>Armin Reller is a Professor of Physics/Resource Strategy at the University of Augsburg</text:p>
          </table:table-cell>
          <table:table-cell table:style-name="ce73" office:value-type="string">
            <text:p>http://www.wzu.uni-augsburg.de/team/vorstand/reller/ and http://www-3.physik.uni-augsburg.de/de/lehrstuehle/rst/</text:p>
          </table:table-cell>
          <table:table-cell table:style-name="ce73" office:value-type="string">
            <text:p>Tom Graedel is a Professor of Industrial Ecology, Professor of Chemical Engineering, Professor of Geology and Geophysics, and Director of the Center for Industrial Ecology at the University of Yale</text:p>
          </table:table-cell>
          <table:table-cell table:style-name="ce73" office:value-type="string">
            <text:p>http://environment.yale.edu/profile/graedel/</text:p>
          </table:table-cell>
          <table:table-cell table:number-columns-repeated="18" table:style-name="ce68"/>
          <table:table-cell table:number-columns-repeated="1001"/>
        </table:table-row>
        <table:table-row table:style-name="ro1">
          <table:table-cell table:number-columns-repeated="1024"/>
        </table:table-row>
        <table:table-row table:style-name="ro11">
          <table:table-cell table:style-name="ce121" office:value-type="string">
            <text:p>BBC rare earths video. It takes 300m2 of topsoil to produce one tonne of rare earths.</text:p>
          </table:table-cell>
          <table:table-cell table:style-name="ce121" office:value-type="string">
            <text:p>300m2/1 tonne</text:p>
          </table:table-cell>
          <table:table-cell table:style-name="ce121" office:value-type="string">
            <text:p>BBC</text:p>
          </table:table-cell>
          <table:table-cell table:style-name="ce121" office:value-type="string">
            <text:p>http://www.bbc.co.uk/news/world-asia-pacific-13777439</text:p>
          </table:table-cell>
          <table:table-cell table:number-columns-repeated="1020"/>
        </table:table-row>
        <table:table-row table:style-name="ro1">
          <table:table-cell table:number-columns-repeated="1024"/>
        </table:table-row>
        <table:table-row table:style-name="ro23">
          <table:table-cell table:style-name="ce121" office:value-type="string">
            <text:p>China is currently the biggest producer of these elements, with more than 95% share of the global market. However, it has been playing hardball by tightening its policies in the sector and implementing strict export quotas.</text:p>
          </table:table-cell>
          <table:table-cell table:style-name="ce121" office:value-type="string">
            <text:p>&gt;95%</text:p>
          </table:table-cell>
          <table:table-cell table:style-name="ce121" office:value-type="string">
            <text:p>BBC</text:p>
          </table:table-cell>
          <table:table-cell table:style-name="ce121" office:value-type="string">
            <text:p>http://www.bbc.co.uk/news/business-14455224</text:p>
          </table:table-cell>
          <table:table-cell table:number-columns-repeated="1020"/>
        </table:table-row>
        <table:table-row table:style-name="ro1">
          <table:table-cell table:number-columns-repeated="1024"/>
        </table:table-row>
        <table:table-row table:style-name="ro24">
          <table:table-cell table:style-name="ce121" office:value-type="string">
            <text:p>Over the past decade the demand for rare earth metals has seen a three-fold increase to 125,000 metric tons a year [NB est. production 2010 130,000 tonnes, according to USGS figures used for our analysis]. According to analysts, the figure could cross 200,000 tons by 2014. </text:p>
          </table:table-cell>
          <table:table-cell table:style-name="ce121" office:value-type="string">
            <text:p>125-130,000 tonnes/year, rising to 200,000 by 2014</text:p>
          </table:table-cell>
          <table:table-cell table:style-name="ce121" office:value-type="string">
            <text:p>BBC</text:p>
          </table:table-cell>
          <table:table-cell table:style-name="ce121" office:value-type="string">
            <text:p>http://www.bbc.co.uk/news/business-14455224</text:p>
          </table:table-cell>
          <table:table-cell table:number-columns-repeated="1020"/>
        </table:table-row>
        <table:table-row table:style-name="ro1">
          <table:table-cell table:number-columns-repeated="1024"/>
        </table:table-row>
        <table:table-row table:style-name="ro20">
          <table:table-cell table:style-name="ce121" office:value-type="string">
            <text:p>However, Beijing has imposed a production cap of 93,800 metric tonnes for 2011 and said it will cut exports of the materials by 10% this year. That means the world is heading for a demand-supply imbalance.</text:p>
          </table:table-cell>
          <table:table-cell table:style-name="ce121" office:value-type="string">
            <text:p>93,800 tonnes/year production cap</text:p>
          </table:table-cell>
          <table:table-cell table:style-name="ce121" office:value-type="string">
            <text:p>BBC</text:p>
          </table:table-cell>
          <table:table-cell table:style-name="ce121" office:value-type="string">
            <text:p>http://www.bbc.co.uk/news/business-14455224</text:p>
          </table:table-cell>
          <table:table-cell table:number-columns-repeated="1020"/>
        </table:table-row>
        <table:table-row table:style-name="ro1">
          <table:table-cell table:number-columns-repeated="1024"/>
        </table:table-row>
        <table:table-row table:style-name="ro2">
          <table:table-cell table:style-name="ce121" office:value-type="string">
            <text:p>China's halt of exports to Japan during a territorial dispute last year didn't help either. Amidst tensions over islands claimed by both Japan and China, Japanese companies reported that China had halted shipments of rare earths minerals. That instigated panic amongst the Japanese manufacturers, who need these materials to produce everything from smartphones to flatscreens and hybrid cars. Japan which is the biggest buyer of rare earth materials and accounts for 65% of Chinese exports, reacted by seeking alternate sources of supply.</text:p>
            <text:p/>
          </table:table-cell>
          <table:table-cell table:style-name="ce121" office:value-type="float" office:value="0.65">
            <text:p>0.65</text:p>
          </table:table-cell>
          <table:table-cell table:style-name="ce121" office:value-type="string">
            <text:p>BBC</text:p>
          </table:table-cell>
          <table:table-cell table:style-name="ce121" office:value-type="string">
            <text:p>http://www.bbc.co.uk/news/business-14455224</text:p>
          </table:table-cell>
          <table:table-cell table:number-columns-repeated="1020"/>
        </table:table-row>
        <table:table-row table:style-name="ro1">
          <table:table-cell table:number-columns-repeated="1024"/>
        </table:table-row>
        <table:table-row table:style-name="ro16">
          <table:table-cell table:style-name="ce121" office:value-type="string">
            <text:p>Tokyo announced a deal with Mongolia, where Japanese firms will assist the search and production of country's rare earth resources. It also said it will subsidise the mining of rare earth metals in mineral-rich Kazakhstan. Earlier this year, Japan's Nippon Steel and South Korea's Posco and National Pension Service took up a share of a Brazilian rare metal mining company in a bid to secure supplies.</text:p>
          </table:table-cell>
          <table:table-cell/>
          <table:table-cell table:style-name="ce121" office:value-type="string">
            <text:p>BBC</text:p>
          </table:table-cell>
          <table:table-cell table:style-name="ce121" office:value-type="string">
            <text:p>http://www.bbc.co.uk/news/business-14455224</text:p>
          </table:table-cell>
          <table:table-cell table:number-columns-repeated="1020"/>
        </table:table-row>
        <table:table-row table:style-name="ro1">
          <table:table-cell table:number-columns-repeated="1024"/>
        </table:table-row>
        <table:table-row table:style-name="ro25">
          <table:table-cell table:style-name="ce121" office:value-type="string">
            <text:p>According to Matt Robinson of Moody's Analytics, "Japanese manufacturers are developing motors for hybrid cars and air conditioners that no longer rely on rare earth metals in the production process."</text:p>
          </table:table-cell>
          <table:table-cell/>
          <table:table-cell table:style-name="ce121" office:value-type="string">
            <text:p>BBC</text:p>
          </table:table-cell>
          <table:table-cell table:style-name="ce121" office:value-type="string">
            <text:p>http://www.bbc.co.uk/news/business-14455224</text:p>
          </table:table-cell>
          <table:table-cell table:number-columns-repeated="1020"/>
        </table:table-row>
        <table:table-row table:style-name="ro1">
          <table:table-cell table:number-columns-repeated="1024"/>
        </table:table-row>
        <table:table-row table:style-name="ro15">
          <table:table-cell table:style-name="ce68" office:value-type="string">
            <text:p>Rare earth minerals recently discovered by the Japanese in the mud of the Pacific Ocean floor</text:p>
          </table:table-cell>
          <table:table-cell table:style-name="ce68" office:value-type="string">
            <text:p>est. 100bn tonnes</text:p>
          </table:table-cell>
          <table:table-cell table:style-name="ce68" office:value-type="string">
            <text:p>BBC</text:p>
          </table:table-cell>
          <table:table-cell table:style-name="ce68" office:value-type="string">
            <text:p>http://www.bbc.co.uk/news/world-asia-pacific-14009910</text:p>
          </table:table-cell>
          <table:table-cell table:number-columns-repeated="19" table:style-name="ce68"/>
          <table:table-cell table:number-columns-repeated="1001"/>
        </table:table-row>
        <table:table-row table:style-name="ro18">
          <table:table-cell table:number-columns-repeated="23" table:style-name="ce68"/>
          <table:table-cell table:number-columns-repeated="1001"/>
        </table:table-row>
        <table:table-row table:style-name="ro26">
          <table:table-cell table:style-name="ce68" office:value-type="string">
            <text:p>Analysts say the Pacific discovery could challenge China's dominance, if recovering the minerals from the seabed proves commercially viable.</text:p>
          </table:table-cell>
          <table:table-cell table:style-name="ce68"/>
          <table:table-cell table:style-name="ce68" office:value-type="string">
            <text:p>BBC</text:p>
          </table:table-cell>
          <table:table-cell table:style-name="ce68" office:value-type="string">
            <text:p>http://www.bbc.co.uk/news/world-asia-pacific-14009910</text:p>
          </table:table-cell>
          <table:table-cell table:number-columns-repeated="19" table:style-name="ce68"/>
          <table:table-cell table:number-columns-repeated="1001"/>
        </table:table-row>
        <table:table-row table:style-name="ro18">
          <table:table-cell table:number-columns-repeated="23" table:style-name="ce68"/>
          <table:table-cell table:number-columns-repeated="1001"/>
        </table:table-row>
        <table:table-row table:style-name="ro24">
          <table:table-cell table:style-name="ce68" office:value-type="string">
            <text:p>"The deposits have a heavy concentration of rare earths. Just one square kilometre (0.4 square mile) of deposits will be able to provide one-fifth of the current global annual consumption," said Yasuhiro Kato, an associate professor of earth science at the University of Tokyo. </text:p>
          </table:table-cell>
          <table:table-cell table:style-name="ce68" office:value-type="string">
            <text:p>1km2 = 20% of current global consumption</text:p>
          </table:table-cell>
          <table:table-cell table:style-name="ce68" office:value-type="string">
            <text:p>BBC</text:p>
          </table:table-cell>
          <table:table-cell table:style-name="ce68" office:value-type="string">
            <text:p>http://www.bbc.co.uk/news/world-asia-pacific-14009910</text:p>
          </table:table-cell>
          <table:table-cell table:number-columns-repeated="19" table:style-name="ce68"/>
          <table:table-cell table:number-columns-repeated="1001"/>
        </table:table-row>
        <table:table-row table:style-name="ro1">
          <table:table-cell table:number-columns-repeated="1024"/>
        </table:table-row>
        <table:table-row table:style-name="ro27">
          <table:table-cell table:style-name="ce121" office:value-type="string">
            <text:p>Years 100bn tonnes of rare earths would last the world, assuming production continues to grow at 4.79% a year (but no recycling)</text:p>
          </table:table-cell>
          <table:table-cell table:style-name="ce121" office:value-type="float" office:value="220.0">
            <text:p>220</text:p>
          </table:table-cell>
          <table:table-cell table:style-name="ce121" office:value-type="string">
            <text:p>Our calculations</text:p>
          </table:table-cell>
          <table:table-cell table:number-columns-repeated="1021"/>
        </table:table-row>
        <table:table-row table:style-name="ro1">
          <table:table-cell table:number-columns-repeated="1024"/>
        </table:table-row>
        <table:table-row table:style-name="ro15">
          <table:table-cell table:style-name="ce121" office:value-type="string">
            <text:p>The minerals were found at depths of 3,500 to 6,000 metres (11,500-20,000 ft) below the ocean surface.</text:p>
          </table:table-cell>
          <table:table-cell table:style-name="ce121" office:value-type="string">
            <text:p>3,500-6,000m depth</text:p>
          </table:table-cell>
          <table:table-cell table:style-name="ce68" office:value-type="string">
            <text:p>BBC</text:p>
          </table:table-cell>
          <table:table-cell table:style-name="ce68" office:value-type="string">
            <text:p>http://www.bbc.co.uk/news/world-asia-pacific-14009910</text:p>
          </table:table-cell>
          <table:table-cell table:number-columns-repeated="1020"/>
        </table:table-row>
        <table:table-row table:style-name="ro1">
          <table:table-cell table:number-columns-repeated="1024"/>
        </table:table-row>
        <table:table-row table:style-name="ro14">
          <table:table-cell table:style-name="ce121" office:value-type="string">
            <text:p>Primary source for BBC Japanese rare earths story</text:p>
          </table:table-cell>
          <table:table-cell/>
          <table:table-cell table:style-name="ce121" office:value-type="string">
            <text:p>Nature Geoscience</text:p>
          </table:table-cell>
          <table:table-cell table:style-name="ce121" office:value-type="string">
            <text:p>http://www.nature.com/ngeo/journal/vaop/ncurrent/full/ngeo1185.html</text:p>
          </table:table-cell>
          <table:table-cell table:number-columns-repeated="1020"/>
        </table:table-row>
        <table:table-row table:style-name="ro1" table:number-rows-repeated="59">
          <table:table-cell table:number-columns-repeated="1024"/>
        </table:table-row>
        <table:table-row table:style-name="ro0" table:number-rows-repeated="104848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number-style style:name="N3">
      <number:number number:min-integer-digits="1" number:grouping="true" number:decimal-places="0"/>
    </number:number-style>
    <number:number-style style:name="N4">
      <number:number number:min-integer-digits="1" number:grouping="true" number:decimal-places="2"/>
    </number:number-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